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fo:background-color="#ffffff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97c682" fo:background-color="#ffffff" style:font-size-asian="14pt" style:font-size-complex="14pt"/>
    </style:style>
    <style:style style:name="P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98ff99" fo:background-color="#ffffff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9934bb" fo:background-color="#ffffff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9b1eb2" fo:background-color="#ffffff" style:font-size-asian="14pt" style:font-size-complex="14pt"/>
    </style:style>
    <style:style style:name="P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dad2b3" fo:background-color="#ffffff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de6fa4" fo:background-color="#ffffff" style:font-size-asian="14pt" style:font-size-complex="14pt"/>
    </style:style>
    <style:style style:name="P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0f43398" fo:background-color="#ffffff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08ce64" fo:background-color="#ffffff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1898e1" fo:background-color="#ffffff" style:font-size-asian="14pt" style:font-size-complex="14pt"/>
    </style:style>
    <style:style style:name="P1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1f2b3e" fo:background-color="#ffffff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3201dc" fo:background-color="#ffffff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3989ce" fo:background-color="#ffffff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3fb3a9" fo:background-color="#ffffff" style:font-size-asian="14pt" style:font-size-complex="14pt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4274bd" fo:background-color="#ffffff" style:font-size-asian="14pt" style:font-size-complex="14pt"/>
    </style:style>
    <style:style style:name="P1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474df5" fo:background-color="#ffffff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730019" fo:background-color="#ffffff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9701ed" fo:background-color="#ffffff" style:font-size-asian="14pt" style:font-size-complex="14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9c7f72" fo:background-color="#ffffff" style:font-size-asian="14pt" style:font-size-complex="14pt"/>
    </style:style>
    <style:style style:name="P2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a072e8" fo:background-color="#ffffff" style:font-size-asian="14pt" style:font-size-complex="14pt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ed418c" fo:background-color="#ffffff" style:font-size-asian="14pt" style:font-size-complex="14pt"/>
    </style:style>
    <style:style style:name="P2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ededf2" fo:background-color="#ffffff" style:font-size-asian="14pt" style:font-size-complex="14pt"/>
    </style:style>
    <style:style style:name="P2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ee11fe" fo:background-color="#ffffff" style:font-size-asian="14pt" style:font-size-complex="14pt"/>
    </style:style>
    <style:style style:name="P2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ef49f4" fo:background-color="#ffffff" style:font-size-asian="14pt" style:font-size-complex="14pt"/>
    </style:style>
    <style:style style:name="P2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0e6ca" fo:background-color="#ffffff" style:font-size-asian="14pt" style:font-size-complex="14pt"/>
    </style:style>
    <style:style style:name="P2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421c3" fo:background-color="#ffffff" style:font-size-asian="14pt" style:font-size-complex="14pt"/>
    </style:style>
    <style:style style:name="P2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605e1" fo:background-color="#ffffff" style:font-size-asian="14pt" style:font-size-complex="14pt"/>
    </style:style>
    <style:style style:name="P2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80c4b" fo:background-color="#ffffff" style:font-size-asian="14pt" style:font-size-complex="14pt"/>
    </style:style>
    <style:style style:name="P2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89a8d" fo:background-color="#ffffff" style:font-size-asian="14pt" style:font-size-complex="14pt"/>
    </style:style>
    <style:style style:name="P3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fa065" fo:background-color="#ffffff" style:font-size-asian="14pt" style:font-size-complex="14pt"/>
    </style:style>
    <style:style style:name="P3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1ffa1e9" fo:background-color="#ffffff" style:font-size-asian="14pt" style:font-size-complex="14pt"/>
    </style:style>
    <style:style style:name="P3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016962" fo:background-color="#ffffff" style:font-size-asian="14pt" style:font-size-complex="14pt"/>
    </style:style>
    <style:style style:name="P3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02a217" fo:background-color="#ffffff" style:font-size-asian="14pt" style:font-size-complex="14pt"/>
    </style:style>
    <style:style style:name="P3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05bfa2" fo:background-color="#ffffff" style:font-size-asian="14pt" style:font-size-complex="14pt"/>
    </style:style>
    <style:style style:name="P3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1b791e" fo:background-color="#ffffff" style:font-size-asian="14pt" style:font-size-complex="14pt"/>
    </style:style>
    <style:style style:name="P3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1dc7fa" fo:background-color="#ffffff" style:font-size-asian="14pt" style:font-size-complex="14pt"/>
    </style:style>
    <style:style style:name="P3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1f3bc5" fo:background-color="#ffffff" style:font-size-asian="14pt" style:font-size-complex="14pt"/>
    </style:style>
    <style:style style:name="P3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08870" fo:background-color="#ffffff" style:font-size-asian="14pt" style:font-size-complex="14pt"/>
    </style:style>
    <style:style style:name="P3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0bc7a" fo:background-color="#ffffff" style:font-size-asian="14pt" style:font-size-complex="14pt"/>
    </style:style>
    <style:style style:name="P4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216a8" fo:background-color="#ffffff" style:font-size-asian="14pt" style:font-size-complex="14pt"/>
    </style:style>
    <style:style style:name="P4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4385c" fo:background-color="#ffffff" style:font-size-asian="14pt" style:font-size-complex="14pt"/>
    </style:style>
    <style:style style:name="P4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5f499" fo:background-color="#ffffff" style:font-size-asian="14pt" style:font-size-complex="14pt"/>
    </style:style>
    <style:style style:name="P4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b3230" fo:background-color="#ffffff" style:font-size-asian="14pt" style:font-size-complex="14pt"/>
    </style:style>
    <style:style style:name="P4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dbe1b" fo:background-color="#ffffff" style:font-size-asian="14pt" style:font-size-complex="14pt"/>
    </style:style>
    <style:style style:name="P4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2f7bf2" fo:background-color="#ffffff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30b90e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328bd7" fo:background-color="#ffffff" style:font-size-asian="14pt" style:font-size-complex="14pt"/>
    </style:style>
    <style:style style:name="P4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31cdaf" fo:background-color="#ffffff" style:font-size-asian="14pt" style:font-size-complex="14pt"/>
    </style:style>
    <style:style style:name="P4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371a20" fo:background-color="#ffffff" style:font-size-asian="14pt" style:font-size-complex="14pt"/>
    </style:style>
    <style:style style:name="P5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47145b" fo:background-color="#ffffff" style:font-size-asian="14pt" style:font-size-complex="14pt"/>
    </style:style>
    <style:style style:name="P5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6bb8fc" fo:background-color="#ffffff" style:font-size-asian="14pt" style:font-size-complex="14pt"/>
    </style:style>
    <style:style style:name="P5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707b7d" fo:background-color="#ffffff" style:font-size-asian="14pt" style:font-size-complex="14pt"/>
    </style:style>
    <style:style style:name="P5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0fc61" fo:background-color="#ffffff" style:font-size-asian="14pt" style:font-size-complex="14pt"/>
    </style:style>
    <style:style style:name="P5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4a4aa" fo:background-color="#ffffff" style:font-size-asian="14pt" style:font-size-complex="14pt"/>
    </style:style>
    <style:style style:name="P5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5c4a5" fo:background-color="#ffffff" style:font-size-asian="14pt" style:font-size-complex="14pt"/>
    </style:style>
    <style:style style:name="P5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9e9c9" fo:background-color="#ffffff" style:font-size-asian="14pt" style:font-size-complex="14pt"/>
    </style:style>
    <style:style style:name="P5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beb99" fo:background-color="#ffffff" style:font-size-asian="14pt" style:font-size-complex="14pt"/>
    </style:style>
    <style:style style:name="P5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9dbbdf" fo:background-color="#ffffff" style:font-size-asian="14pt" style:font-size-complex="14pt"/>
    </style:style>
    <style:style style:name="P5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b99e47" fo:background-color="#ffffff" style:font-size-asian="14pt" style:font-size-complex="14pt"/>
    </style:style>
    <style:style style:name="P6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bb0592" fo:background-color="#ffffff" style:font-size-asian="14pt" style:font-size-complex="14pt"/>
    </style:style>
    <style:style style:name="P6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bcfeb8" fo:background-color="#ffffff" style:font-size-asian="14pt" style:font-size-complex="14pt"/>
    </style:style>
    <style:style style:name="P62" style:family="paragraph" style:parent-style-name="Standard">
      <style:text-properties fo:color="#000000" loext:opacity="100%" style:font-name="Liberation Serif" fo:font-size="14pt" fo:font-weight="normal" officeooo:paragraph-rsid="006ce40f" fo:background-color="#ffffff" style:font-size-asian="14pt" style:font-size-complex="14pt"/>
    </style:style>
    <style:style style:name="P63" style:family="paragraph" style:parent-style-name="Standard">
      <style:text-properties fo:color="#000000" loext:opacity="100%" style:font-name="Liberation Serif" fo:font-size="14pt" fo:font-weight="normal" officeooo:paragraph-rsid="0087c7f1" fo:background-color="#ffffff" style:font-size-asian="14pt" style:font-size-complex="14pt"/>
    </style:style>
    <style:style style:name="P64" style:family="paragraph" style:parent-style-name="Standard">
      <style:text-properties fo:color="#000000" loext:opacity="100%" style:font-name="Liberation Serif" fo:font-size="14pt" fo:font-weight="normal" officeooo:paragraph-rsid="00909d2a" fo:background-color="#ffffff" style:font-size-asian="14pt" style:font-size-complex="14pt"/>
    </style:style>
    <style:style style:name="P65" style:family="paragraph" style:parent-style-name="Standard">
      <style:text-properties fo:color="#000000" loext:opacity="100%" style:font-name="Liberation Serif" fo:font-size="14pt" fo:font-weight="normal" officeooo:paragraph-rsid="009f68bf" fo:background-color="#ffffff" style:font-size-asian="14pt" style:font-size-complex="14pt"/>
    </style:style>
    <style:style style:name="P66" style:family="paragraph" style:parent-style-name="Standard">
      <style:text-properties fo:color="#000000" loext:opacity="100%" style:font-name="Liberation Serif" fo:font-size="14pt" fo:font-weight="normal" officeooo:paragraph-rsid="01021e9d" fo:background-color="#ffffff" style:font-size-asian="14pt" style:font-size-complex="14pt"/>
    </style:style>
    <style:style style:name="P67" style:family="paragraph" style:parent-style-name="Standard">
      <style:text-properties fo:color="#000000" loext:opacity="100%" style:font-name="Liberation Serif" fo:font-size="14pt" fo:font-weight="normal" officeooo:paragraph-rsid="00a8537e" fo:background-color="#ffffff" style:font-size-asian="14pt" style:font-size-complex="14pt"/>
    </style:style>
    <style:style style:name="P68" style:family="paragraph" style:parent-style-name="Standard">
      <style:text-properties fo:color="#000000" loext:opacity="100%" style:font-name="Liberation Serif" fo:font-size="14pt" fo:font-weight="normal" officeooo:paragraph-rsid="00b29a4a" fo:background-color="#ffffff" style:font-size-asian="14pt" style:font-size-complex="14pt"/>
    </style:style>
    <style:style style:name="P69" style:family="paragraph" style:parent-style-name="Standard">
      <style:text-properties fo:color="#000000" loext:opacity="100%" style:font-name="Liberation Serif" fo:font-size="14pt" fo:font-weight="normal" officeooo:paragraph-rsid="00ba83b8" fo:background-color="#ffffff" style:font-size-asian="14pt" style:font-size-complex="14pt"/>
    </style:style>
    <style:style style:name="P70" style:family="paragraph" style:parent-style-name="Standard">
      <style:text-properties fo:color="#000000" loext:opacity="100%" style:font-name="Liberation Serif" fo:font-size="14pt" fo:font-weight="normal" officeooo:paragraph-rsid="00b8d003" fo:background-color="#ffffff" style:font-size-asian="14pt" style:font-size-complex="14pt"/>
    </style:style>
    <style:style style:name="P71" style:family="paragraph" style:parent-style-name="Standard">
      <style:text-properties fo:color="#000000" loext:opacity="100%" style:font-name="Liberation Serif" fo:font-size="14pt" fo:font-weight="normal" officeooo:paragraph-rsid="00ca976b" fo:background-color="#ffffff" style:font-size-asian="14pt" style:font-size-complex="14pt"/>
    </style:style>
    <style:style style:name="P72" style:family="paragraph" style:parent-style-name="Standard">
      <style:text-properties fo:color="#000000" loext:opacity="100%" style:font-name="Liberation Serif" fo:font-size="14pt" fo:font-weight="normal" officeooo:paragraph-rsid="00cfe8bb" fo:background-color="#ffffff" style:font-size-asian="14pt" style:font-size-complex="14pt"/>
    </style:style>
    <style:style style:name="P73" style:family="paragraph" style:parent-style-name="Standard">
      <style:text-properties fo:color="#000000" loext:opacity="100%" style:font-name="Liberation Serif" fo:font-size="14pt" fo:font-weight="normal" officeooo:paragraph-rsid="00d19d5b" fo:background-color="#ffffff" style:font-size-asian="14pt" style:font-size-complex="14pt"/>
    </style:style>
    <style:style style:name="P74" style:family="paragraph" style:parent-style-name="Standard">
      <style:text-properties fo:color="#000000" loext:opacity="100%" style:font-name="Liberation Serif" fo:font-size="14pt" fo:font-weight="normal" officeooo:paragraph-rsid="00d7f6f7" fo:background-color="#ffffff" style:font-size-asian="14pt" style:font-size-complex="14pt"/>
    </style:style>
    <style:style style:name="P75" style:family="paragraph" style:parent-style-name="Standard">
      <style:text-properties fo:color="#000000" loext:opacity="100%" style:font-name="Liberation Serif" fo:font-size="14pt" fo:font-weight="normal" officeooo:paragraph-rsid="00eb93c5" fo:background-color="#ffffff" style:font-size-asian="14pt" style:font-size-complex="14pt"/>
    </style:style>
    <style:style style:name="P76" style:family="paragraph" style:parent-style-name="Standard">
      <style:text-properties fo:color="#000000" loext:opacity="100%" style:font-name="Liberation Serif" fo:font-size="14pt" fo:font-weight="normal" officeooo:paragraph-rsid="00f3316b" fo:background-color="#ffffff" style:font-size-asian="14pt" style:font-size-complex="14pt"/>
    </style:style>
    <style:style style:name="P77" style:family="paragraph" style:parent-style-name="Standard">
      <style:text-properties fo:color="#000000" loext:opacity="100%" style:font-name="Liberation Serif" fo:font-size="14pt" fo:font-weight="normal" officeooo:paragraph-rsid="010db712" fo:background-color="#ffffff" style:font-size-asian="14pt" style:font-size-complex="14pt"/>
    </style:style>
    <style:style style:name="P78" style:family="paragraph" style:parent-style-name="Standard">
      <style:text-properties fo:color="#000000" loext:opacity="100%" style:font-name="Liberation Serif" fo:font-size="14pt" fo:font-weight="normal" officeooo:paragraph-rsid="0108ce64" fo:background-color="#ffffff" style:font-size-asian="14pt" style:font-size-complex="14pt"/>
    </style:style>
    <style:style style:name="P79" style:family="paragraph" style:parent-style-name="Standard">
      <style:text-properties fo:color="#000000" loext:opacity="100%" style:font-name="Liberation Serif" fo:font-size="14pt" fo:font-weight="normal" officeooo:paragraph-rsid="01144af7" fo:background-color="#ffffff" style:font-size-asian="14pt" style:font-size-complex="14pt"/>
    </style:style>
    <style:style style:name="P80" style:family="paragraph" style:parent-style-name="Standard">
      <style:text-properties fo:color="#000000" loext:opacity="100%" style:font-name="Liberation Serif" fo:font-size="14pt" fo:font-weight="normal" officeooo:paragraph-rsid="01191665" fo:background-color="#ffffff" style:font-size-asian="14pt" style:font-size-complex="14pt"/>
    </style:style>
    <style:style style:name="P81" style:family="paragraph" style:parent-style-name="Standard">
      <style:text-properties fo:color="#000000" loext:opacity="100%" style:font-name="Liberation Serif" fo:font-size="14pt" fo:font-weight="normal" officeooo:paragraph-rsid="011f2b3e" fo:background-color="#ffffff" style:font-size-asian="14pt" style:font-size-complex="14pt"/>
    </style:style>
    <style:style style:name="P82" style:family="paragraph" style:parent-style-name="Standard">
      <style:text-properties fo:color="#000000" loext:opacity="100%" style:font-name="Liberation Serif" fo:font-size="14pt" fo:font-weight="normal" officeooo:paragraph-rsid="01344358" fo:background-color="#ffffff" style:font-size-asian="14pt" style:font-size-complex="14pt"/>
    </style:style>
    <style:style style:name="P83" style:family="paragraph" style:parent-style-name="Standard">
      <style:text-properties fo:color="#000000" loext:opacity="100%" style:font-name="Liberation Serif" fo:font-size="14pt" fo:font-weight="normal" officeooo:paragraph-rsid="0148764b" fo:background-color="#ffffff" style:font-size-asian="14pt" style:font-size-complex="14pt"/>
    </style:style>
    <style:style style:name="P84" style:family="paragraph" style:parent-style-name="Standard">
      <style:text-properties fo:color="#000000" loext:opacity="100%" style:font-name="Liberation Serif" fo:font-size="14pt" fo:font-weight="normal" officeooo:paragraph-rsid="015a3b7b" fo:background-color="#ffffff" style:font-size-asian="14pt" style:font-size-complex="14pt"/>
    </style:style>
    <style:style style:name="P85" style:family="paragraph" style:parent-style-name="Standard">
      <style:text-properties fo:color="#000000" loext:opacity="100%" style:font-name="Liberation Serif" fo:font-size="14pt" fo:font-weight="normal" officeooo:paragraph-rsid="01701122" fo:background-color="#ffffff" style:font-size-asian="14pt" style:font-size-complex="14pt"/>
    </style:style>
    <style:style style:name="P86" style:family="paragraph" style:parent-style-name="Standard">
      <style:text-properties fo:color="#000000" loext:opacity="100%" style:font-name="Liberation Serif" fo:font-size="14pt" fo:font-weight="normal" officeooo:paragraph-rsid="0174f323" fo:background-color="#ffffff" style:font-size-asian="14pt" style:font-size-complex="14pt"/>
    </style:style>
    <style:style style:name="P87" style:family="paragraph" style:parent-style-name="Standard">
      <style:text-properties fo:color="#000000" loext:opacity="100%" style:font-name="Liberation Serif" fo:font-size="14pt" fo:font-weight="normal" officeooo:paragraph-rsid="01dd8fa5" fo:background-color="#ffffff" style:font-size-asian="14pt" style:font-size-complex="14pt"/>
    </style:style>
    <style:style style:name="P88" style:family="paragraph" style:parent-style-name="Standard">
      <style:text-properties fo:color="#000000" loext:opacity="100%" style:font-name="Liberation Serif" fo:font-size="14pt" fo:font-weight="normal" officeooo:paragraph-rsid="0205bfa2" fo:background-color="#ffffff" style:font-size-asian="14pt" style:font-size-complex="14pt"/>
    </style:style>
    <style:style style:name="P89" style:family="paragraph" style:parent-style-name="Standard">
      <style:text-properties fo:color="#000000" loext:opacity="100%" style:font-name="Liberation Serif" fo:font-size="14pt" fo:font-weight="normal" officeooo:paragraph-rsid="020bf743" fo:background-color="#ffffff" style:font-size-asian="14pt" style:font-size-complex="14pt"/>
    </style:style>
    <style:style style:name="P90" style:family="paragraph" style:parent-style-name="Standard">
      <style:text-properties fo:color="#000000" loext:opacity="100%" style:font-name="Liberation Serif" fo:font-size="14pt" fo:font-weight="normal" officeooo:paragraph-rsid="0214f07d" fo:background-color="#ffffff" style:font-size-asian="14pt" style:font-size-complex="14pt"/>
    </style:style>
    <style:style style:name="P91" style:family="paragraph" style:parent-style-name="Standard">
      <style:text-properties fo:color="#000000" loext:opacity="100%" style:font-name="Liberation Serif" fo:font-size="14pt" fo:font-weight="normal" officeooo:paragraph-rsid="02371a20" fo:background-color="#ffffff" style:font-size-asian="14pt" style:font-size-complex="14pt"/>
    </style:style>
    <style:style style:name="P92" style:family="paragraph" style:parent-style-name="Standard">
      <style:text-properties fo:color="#000000" loext:opacity="100%" style:font-name="Liberation Serif" fo:font-size="14pt" fo:font-weight="normal" officeooo:paragraph-rsid="0238ea9c" fo:background-color="#ffffff" style:font-size-asian="14pt" style:font-size-complex="14pt"/>
    </style:style>
    <style:style style:name="P93" style:family="paragraph" style:parent-style-name="Standard">
      <style:text-properties fo:color="#000000" loext:opacity="100%" style:font-name="Liberation Serif" fo:font-size="14pt" fo:font-weight="normal" officeooo:paragraph-rsid="0249592a" fo:background-color="#ffffff" style:font-size-asian="14pt" style:font-size-complex="14pt"/>
    </style:style>
    <style:style style:name="P94" style:family="paragraph" style:parent-style-name="Standard">
      <style:text-properties fo:color="#000000" loext:opacity="100%" style:font-name="Liberation Serif" fo:font-size="14pt" fo:font-weight="normal" officeooo:paragraph-rsid="026927ae" fo:background-color="#ffffff" style:font-size-asian="14pt" style:font-size-complex="14pt"/>
    </style:style>
    <style:style style:name="P95" style:family="paragraph" style:parent-style-name="Standard">
      <style:text-properties fo:color="#000000" loext:opacity="100%" style:font-name="Liberation Serif" fo:font-size="14pt" fo:font-weight="normal" officeooo:paragraph-rsid="027801ee" fo:background-color="#ffffff" style:font-size-asian="14pt" style:font-size-complex="14pt"/>
    </style:style>
    <style:style style:name="P96" style:family="paragraph" style:parent-style-name="Standard">
      <style:text-properties fo:color="#000000" loext:opacity="100%" style:font-name="Liberation Serif" fo:font-size="14pt" fo:font-weight="normal" officeooo:paragraph-rsid="027aec4e" fo:background-color="#ffffff" style:font-size-asian="14pt" style:font-size-complex="14pt"/>
    </style:style>
    <style:style style:name="P97" style:family="paragraph" style:parent-style-name="Standard">
      <style:text-properties fo:color="#000000" loext:opacity="100%" style:font-name="Liberation Serif" fo:font-size="14pt" fo:font-weight="normal" officeooo:paragraph-rsid="02808112" fo:background-color="#ffffff" style:font-size-asian="14pt" style:font-size-complex="14pt"/>
    </style:style>
    <style:style style:name="P98" style:family="paragraph" style:parent-style-name="Standard">
      <style:text-properties fo:color="#000000" loext:opacity="100%" style:font-name="Liberation Serif" fo:font-size="14pt" fo:font-weight="normal" officeooo:paragraph-rsid="02b2122e" fo:background-color="#ffffff" style:font-size-asian="14pt" style:font-size-complex="14pt"/>
    </style:style>
    <style:style style:name="P99" style:family="paragraph" style:parent-style-name="Standard">
      <style:text-properties fo:color="#000000" loext:opacity="100%" style:font-name="Liberation Serif" fo:font-size="14pt" fo:font-weight="normal" officeooo:rsid="00909d2a" officeooo:paragraph-rsid="00909d2a" fo:background-color="#ffffff" style:font-size-asian="14pt" style:font-size-complex="14pt"/>
    </style:style>
    <style:style style:name="P100" style:family="paragraph" style:parent-style-name="Standard">
      <style:text-properties fo:color="#000000" loext:opacity="100%" style:font-name="Liberation Serif" fo:font-size="14pt" fo:font-weight="normal" officeooo:rsid="00909d2a" officeooo:paragraph-rsid="0108ce64" fo:background-color="#ffffff" style:font-size-asian="14pt" style:font-size-complex="14pt"/>
    </style:style>
    <style:style style:name="P101" style:family="paragraph" style:parent-style-name="Standard">
      <style:text-properties fo:color="#000000" loext:opacity="100%" style:font-name="Liberation Serif" fo:font-size="14pt" fo:font-weight="normal" officeooo:rsid="00909d2a" officeooo:paragraph-rsid="011f2b3e" fo:background-color="#ffffff" style:font-size-asian="14pt" style:font-size-complex="14pt"/>
    </style:style>
    <style:style style:name="P102" style:family="paragraph" style:parent-style-name="Standard">
      <style:text-properties fo:color="#000000" loext:opacity="100%" style:font-name="Liberation Serif" fo:font-size="14pt" fo:font-weight="normal" officeooo:rsid="00909d2a" officeooo:paragraph-rsid="0148764b" fo:background-color="#ffffff" style:font-size-asian="14pt" style:font-size-complex="14pt"/>
    </style:style>
    <style:style style:name="P103" style:family="paragraph" style:parent-style-name="Standard">
      <style:text-properties fo:color="#000000" loext:opacity="100%" style:font-name="Liberation Serif" fo:font-size="14pt" fo:font-weight="normal" officeooo:rsid="00d7f6f7" officeooo:paragraph-rsid="00d7f6f7" fo:background-color="#ffffff" style:font-size-asian="14pt" style:font-size-complex="14pt"/>
    </style:style>
    <style:style style:name="P104" style:family="paragraph" style:parent-style-name="Standard">
      <style:text-properties fo:color="#000000" loext:opacity="100%" style:font-name="Liberation Serif" fo:font-size="14pt" fo:font-weight="normal" officeooo:rsid="00d7f6f7" officeooo:paragraph-rsid="00dad2b3" fo:background-color="#ffffff" style:font-size-asian="14pt" style:font-size-complex="14pt"/>
    </style:style>
    <style:style style:name="P10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22b3230" officeooo:paragraph-rsid="022dbe1b" fo:background-color="#ffffff" style:font-size-asian="14pt" style:font-size-complex="14pt"/>
    </style:style>
    <style:style style:name="P10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29f82bf" officeooo:paragraph-rsid="029f82bf" fo:background-color="#ffffff" style:font-size-asian="14pt" style:font-size-complex="14pt"/>
    </style:style>
    <style:style style:name="P10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29f82bf" officeooo:paragraph-rsid="02b2122e" fo:background-color="#ffffff" style:font-size-asian="14pt" style:font-size-complex="14pt"/>
    </style:style>
    <style:style style:name="P108" style:family="paragraph" style:parent-style-name="Standard">
      <style:text-properties fo:color="#000000" loext:opacity="100%" style:font-name="Liberation Serif" fo:font-size="14pt" fo:font-weight="normal" officeooo:rsid="0078e704" officeooo:paragraph-rsid="0078e704" fo:background-color="#ffffff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style:font-name="Liberation Serif" fo:font-size="14pt" fo:font-weight="normal" officeooo:rsid="0078e704" officeooo:paragraph-rsid="007fe39e" fo:background-color="#ffffff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style:font-name="Liberation Serif" fo:font-size="14pt" fo:font-weight="normal" officeooo:rsid="0078e704" officeooo:paragraph-rsid="0081c81c" fo:background-color="#ffffff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6997e9" fo:background-color="#ffffff"/>
    </style:style>
    <style:style style:name="P112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7aec4e" fo:background-color="#ffffff"/>
    </style:style>
    <style:style style:name="P113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7cc308" fo:background-color="#ffffff"/>
    </style:style>
    <style:style style:name="P11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b2122e" fo:background-color="#ffffff"/>
    </style:style>
    <style:style style:name="P115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paragraph-rsid="02815dc1" fo:background-color="#ffffff" style:font-weight-asian="bold" style:font-weight-complex="bold"/>
    </style:style>
    <style:style style:name="P116" style:family="paragraph" style:parent-style-name="Standard">
      <style:text-properties fo:color="#000000" loext:opacity="100%" style:font-name="Liberation Serif" fo:font-size="14pt" fo:font-weight="bold" fo:background-color="#ffffff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fo:background-color="#ffffff" style:font-size-asian="14pt" style:font-weight-asian="bold" style:font-size-complex="14pt" style:font-weight-complex="bold"/>
    </style:style>
    <style:style style:name="P118" style:family="paragraph" style:parent-style-name="Standard">
      <style:text-properties fo:color="#000000" loext:opacity="100%" style:font-name="Liberation Serif" fo:font-size="14pt" fo:font-weight="bold" officeooo:rsid="00772369" officeooo:paragraph-rsid="00772369" fo:background-color="#ffffff" style:font-size-asian="14pt" style:font-weight-asian="bold" style:font-size-complex="14pt" style:font-weight-complex="bold"/>
    </style:style>
    <style:style style:name="P119" style:family="paragraph" style:parent-style-name="Standard">
      <style:text-properties fo:color="#000000" loext:opacity="100%" style:font-name="Liberation Serif" fo:font-size="14pt" fo:font-weight="bold" officeooo:rsid="0086d27d" fo:background-color="#ffffff" style:font-size-asian="14pt" style:font-weight-asian="bold" style:font-size-complex="14pt" style:font-weight-complex="bold"/>
    </style:style>
    <style:style style:name="P120" style:family="paragraph" style:parent-style-name="Standard">
      <style:text-properties fo:color="#000000" loext:opacity="100%" style:font-name="Liberation Serif" fo:font-size="14pt" fo:font-weight="bold" officeooo:paragraph-rsid="0052e687" fo:background-color="#ffffff" style:font-size-asian="14pt" style:font-size-complex="14pt"/>
    </style:style>
    <style:style style:name="P121" style:family="paragraph" style:parent-style-name="Standard">
      <style:text-properties fo:color="#000000" loext:opacity="100%" style:font-name="Liberation Serif" fo:font-size="14pt" fo:font-weight="bold" officeooo:paragraph-rsid="005efc71" fo:background-color="#ffffff" style:font-size-asian="14pt" style:font-size-complex="14pt"/>
    </style:style>
    <style:style style:name="P122" style:family="paragraph" style:parent-style-name="Standard">
      <style:text-properties fo:color="#000000" loext:opacity="100%" style:font-name="Liberation Serif" fo:font-size="14pt" fo:font-weight="bold" officeooo:paragraph-rsid="00641446" fo:background-color="#ffffff" style:font-size-asian="14pt" style:font-size-complex="14pt"/>
    </style:style>
    <style:style style:name="P123" style:family="paragraph" style:parent-style-name="Standard">
      <style:text-properties fo:color="#000000" loext:opacity="100%" style:font-name="Liberation Serif" fo:font-size="14pt" fo:font-weight="bold" officeooo:paragraph-rsid="0065f1ad" fo:background-color="#ffffff" style:font-size-asian="14pt" style:font-size-complex="14pt"/>
    </style:style>
    <style:style style:name="P124" style:family="paragraph" style:parent-style-name="Standard">
      <style:text-properties fo:color="#000000" loext:opacity="100%" style:font-name="Liberation Serif" fo:font-size="14pt" fo:font-weight="bold" officeooo:paragraph-rsid="00c49c19" fo:background-color="#ffffff" style:font-size-asian="14pt" style:font-size-complex="14pt"/>
    </style:style>
    <style:style style:name="P125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1b3f552" fo:background-color="#ffffff" style:font-size-asian="14pt" style:font-size-complex="14pt"/>
    </style:style>
    <style:style style:name="P126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1bb77c6" fo:background-color="#ffffff" style:font-size-asian="14pt" style:font-size-complex="14pt"/>
    </style:style>
    <style:style style:name="P127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1c5d974" fo:background-color="#ffffff" style:font-size-asian="14pt" style:font-size-complex="14pt"/>
    </style:style>
    <style:style style:name="P128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1d09de7" fo:background-color="#ffffff" style:font-size-asian="14pt" style:font-size-complex="14pt"/>
    </style:style>
    <style:style style:name="P129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1d3ed19" fo:background-color="#ffffff" style:font-size-asian="14pt" style:font-size-complex="14pt"/>
    </style:style>
    <style:style style:name="P130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2527723" fo:background-color="#ffffff" style:font-size-asian="14pt" style:font-size-complex="14pt"/>
    </style:style>
    <style:style style:name="P131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254ee46" fo:background-color="#ffffff"/>
    </style:style>
    <style:style style:name="P132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262a97f" fo:background-color="#ffffff"/>
    </style:style>
    <style:style style:name="P133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paragraph-rsid="027cc308" fo:background-color="#ffffff" style:font-weight-asian="bold" style:font-weight-complex="bold"/>
    </style:style>
    <style:style style:name="P134" style:family="paragraph" style:parent-style-name="Standard">
      <style:text-properties fo:color="#000000" loext:opacity="100%" style:font-name="Liberation Serif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135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136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a7a012" fo:background-color="#ffffff" style:font-size-asian="14pt" style:font-style-asian="italic" style:font-weight-asian="bold" style:font-size-complex="14pt" style:font-style-complex="italic" style:font-weight-complex="bold"/>
    </style:style>
    <style:style style:name="P13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b3f552" fo:background-color="#ffffff" style:font-size-asian="14pt" style:font-style-asian="italic" style:font-weight-asian="bold" style:font-size-complex="14pt" style:font-style-complex="italic" style:font-weight-complex="bold"/>
    </style:style>
    <style:style style:name="P13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b86920" fo:background-color="#ffffff" style:font-size-asian="14pt" style:font-style-asian="italic" style:font-weight-asian="bold" style:font-size-complex="14pt" style:font-style-complex="italic" style:font-weight-complex="bold"/>
    </style:style>
    <style:style style:name="P13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ba8927" fo:background-color="#ffffff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bb77c6" fo:background-color="#ffffff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c50814" fo:background-color="#ffffff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c534e5" fo:background-color="#ffffff" style:font-size-asian="14pt" style:font-style-asian="italic" style:font-weight-asian="bold" style:font-size-complex="14pt" style:font-style-complex="italic" style:font-weight-complex="bold"/>
    </style:style>
    <style:style style:name="P143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c5d974" fo:background-color="#ffffff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ca169b" fo:background-color="#ffffff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09de7" fo:background-color="#ffffff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3973e" fo:background-color="#ffffff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3ed19" fo:background-color="#ffffff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9ed0a" fo:background-color="#ffffff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a219a" fo:background-color="#ffffff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1db762c" fo:background-color="#ffffff" style:font-size-asian="14pt" style:font-style-asian="italic" style:font-weight-asian="bold" style:font-size-complex="14pt" style:font-style-complex="italic" style:font-weight-complex="bold"/>
    </style:style>
    <style:style style:name="P151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56881a" fo:background-color="#ffffff" style:font-size-asian="14pt" style:font-style-asian="italic" style:font-weight-asian="bold" style:font-size-complex="14pt" style:font-style-complex="italic" style:font-weight-complex="bold"/>
    </style:style>
    <style:style style:name="P152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5ccae7" fo:background-color="#ffffff" style:font-size-asian="14pt" style:font-style-asian="italic" style:font-weight-asian="bold" style:font-size-complex="14pt" style:font-style-complex="italic" style:font-weight-complex="bold"/>
    </style:style>
    <style:style style:name="P153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5f9965" fo:background-color="#ffffff" style:font-size-asian="14pt" style:font-style-asian="italic" style:font-weight-asian="bold" style:font-size-complex="14pt" style:font-style-complex="italic" style:font-weight-complex="bold"/>
    </style:style>
    <style:style style:name="P154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66da21" fo:background-color="#ffffff" style:font-size-asian="14pt" style:font-style-asian="italic" style:font-weight-asian="bold" style:font-size-complex="14pt" style:font-style-complex="italic" style:font-weight-complex="bold"/>
    </style:style>
    <style:style style:name="P155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6bb8fc" fo:background-color="#ffffff" style:font-size-asian="14pt" style:font-style-asian="italic" style:font-weight-asian="bold" style:font-size-complex="14pt" style:font-style-complex="italic" style:font-weight-complex="bold"/>
    </style:style>
    <style:style style:name="P156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15dc1" fo:background-color="#ffffff" style:font-size-asian="14pt" style:font-style-asian="italic" style:font-weight-asian="bold" style:font-size-complex="14pt" style:font-style-complex="italic" style:font-weight-complex="bold"/>
    </style:style>
    <style:style style:name="P15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5e943" fo:background-color="#ffffff" style:font-size-asian="14pt" style:font-style-asian="italic" style:font-weight-asian="bold" style:font-size-complex="14pt" style:font-style-complex="italic" style:font-weight-complex="bold"/>
    </style:style>
    <style:style style:name="P15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83df9" fo:background-color="#ffffff" style:font-size-asian="14pt" style:font-style-asian="italic" style:font-weight-asian="bold" style:font-size-complex="14pt" style:font-style-complex="italic" style:font-weight-complex="bold"/>
    </style:style>
    <style:style style:name="P15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97d8d" fo:background-color="#ffffff" style:font-size-asian="14pt" style:font-style-asian="italic" style:font-weight-asian="bold" style:font-size-complex="14pt" style:font-style-complex="italic" style:font-weight-complex="bold"/>
    </style:style>
    <style:style style:name="P16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a843f" fo:background-color="#ffffff" style:font-size-asian="14pt" style:font-style-asian="italic" style:font-weight-asian="bold" style:font-size-complex="14pt" style:font-style-complex="italic" style:font-weight-complex="bold"/>
    </style:style>
    <style:style style:name="P161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paragraph-rsid="028b5b50" fo:background-color="#ffffff" style:font-size-asian="14pt" style:font-style-asian="italic" style:font-weight-asian="bold" style:font-size-complex="14pt" style:font-style-complex="italic" style:font-weight-complex="bold"/>
    </style:style>
    <style:style style:name="P162" style:family="paragraph" style:parent-style-name="Standard">
      <style:text-properties fo:color="#000000" loext:opacity="100%" style:font-name="Liberation Serif" fo:font-size="14pt" fo:font-style="italic" fo:font-weight="bold" officeooo:paragraph-rsid="0052e687" fo:background-color="#ffffff" style:font-size-asian="14pt" style:font-style-asian="italic" style:font-weight-asian="bold" style:font-size-complex="14pt" style:font-style-complex="italic" style:font-weight-complex="bold"/>
    </style:style>
    <style:style style:name="P163" style:family="paragraph" style:parent-style-name="Standard">
      <style:text-properties fo:color="#000000" loext:opacity="100%" style:font-name="Liberation Serif" fo:font-size="14pt" fo:font-style="italic" fo:font-weight="bold" officeooo:paragraph-rsid="00593e2f" fo:background-color="#ffffff" style:font-size-asian="14pt" style:font-style-asian="italic" style:font-weight-asian="bold" style:font-size-complex="14pt" style:font-style-complex="italic" style:font-weight-complex="bold"/>
    </style:style>
    <style:style style:name="P164" style:family="paragraph" style:parent-style-name="Standard">
      <style:text-properties fo:color="#000000" loext:opacity="100%" style:font-name="Liberation Serif" fo:font-size="14pt" fo:font-style="italic" fo:font-weight="bold" officeooo:paragraph-rsid="005a0fe4" fo:background-color="#ffffff" style:font-size-asian="14pt" style:font-style-asian="italic" style:font-weight-asian="bold" style:font-size-complex="14pt" style:font-style-complex="italic" style:font-weight-complex="bold"/>
    </style:style>
    <style:style style:name="P165" style:family="paragraph" style:parent-style-name="Standard">
      <style:text-properties fo:color="#000000" loext:opacity="100%" style:font-name="Liberation Serif" fo:font-size="14pt" fo:font-style="italic" fo:font-weight="bold" officeooo:paragraph-rsid="005efc71" fo:background-color="#ffffff" style:font-size-asian="14pt" style:font-style-asian="italic" style:font-weight-asian="bold" style:font-size-complex="14pt" style:font-style-complex="italic" style:font-weight-complex="bold"/>
    </style:style>
    <style:style style:name="P166" style:family="paragraph" style:parent-style-name="Standard">
      <style:text-properties fo:color="#000000" loext:opacity="100%" style:font-name="Liberation Serif" fo:font-size="14pt" fo:font-style="italic" fo:font-weight="bold" officeooo:paragraph-rsid="0065f1ad" fo:background-color="#ffffff" style:font-size-asian="14pt" style:font-style-asian="italic" style:font-weight-asian="bold" style:font-size-complex="14pt" style:font-style-complex="italic" style:font-weight-complex="bold"/>
    </style:style>
    <style:style style:name="P167" style:family="paragraph" style:parent-style-name="Standard">
      <style:text-properties fo:color="#000000" loext:opacity="100%" style:font-name="Liberation Serif" fo:font-size="14pt" fo:font-style="italic" fo:font-weight="bold" officeooo:paragraph-rsid="009f68bf" fo:background-color="#ffffff" style:font-size-asian="14pt" style:font-style-asian="italic" style:font-weight-asian="bold" style:font-size-complex="14pt" style:font-style-complex="italic" style:font-weight-complex="bold"/>
    </style:style>
    <style:style style:name="P168" style:family="paragraph" style:parent-style-name="Standard">
      <style:text-properties fo:color="#000000" loext:opacity="100%" style:font-name="Liberation Serif" fo:font-size="14pt" fo:font-style="italic" fo:font-weight="bold" officeooo:paragraph-rsid="00b29a4a" fo:background-color="#ffffff" style:font-size-asian="14pt" style:font-style-asian="italic" style:font-weight-asian="bold" style:font-size-complex="14pt" style:font-style-complex="italic" style:font-weight-complex="bold"/>
    </style:style>
    <style:style style:name="P169" style:family="paragraph" style:parent-style-name="Standard">
      <style:text-properties fo:color="#000000" loext:opacity="100%" style:font-name="Liberation Serif" fo:font-size="14pt" fo:font-style="italic" fo:font-weight="bold" officeooo:paragraph-rsid="00c19d5a" fo:background-color="#ffffff" style:font-size-asian="14pt" style:font-style-asian="italic" style:font-weight-asian="bold" style:font-size-complex="14pt" style:font-style-complex="italic" style:font-weight-complex="bold"/>
    </style:style>
    <style:style style:name="P170" style:family="paragraph" style:parent-style-name="Standard">
      <style:text-properties fo:color="#000000" loext:opacity="100%" style:font-name="Liberation Serif" fo:font-size="14pt" fo:font-style="italic" fo:font-weight="bold" officeooo:paragraph-rsid="00c2fb16" fo:background-color="#ffffff" style:font-size-asian="14pt" style:font-style-asian="italic" style:font-weight-asian="bold" style:font-size-complex="14pt" style:font-style-complex="italic" style:font-weight-complex="bold"/>
    </style:style>
    <style:style style:name="P171" style:family="paragraph" style:parent-style-name="Standard">
      <style:text-properties fo:color="#000000" loext:opacity="100%" style:font-name="Liberation Serif" fo:font-size="14pt" fo:font-style="italic" fo:font-weight="bold" officeooo:paragraph-rsid="0108ce64" fo:background-color="#ffffff" style:font-size-asian="14pt" style:font-style-asian="italic" style:font-weight-asian="bold" style:font-size-complex="14pt" style:font-style-complex="italic" style:font-weight-complex="bold"/>
    </style:style>
    <style:style style:name="P172" style:family="paragraph" style:parent-style-name="Standard">
      <style:text-properties fo:color="#000000" loext:opacity="100%" style:font-name="Liberation Serif" fo:font-size="14pt" fo:font-style="italic" fo:font-weight="bold" officeooo:paragraph-rsid="011f2b3e" fo:background-color="#ffffff" style:font-size-asian="14pt" style:font-style-asian="italic" style:font-weight-asian="bold" style:font-size-complex="14pt" style:font-style-complex="italic" style:font-weight-complex="bold"/>
    </style:style>
    <style:style style:name="P173" style:family="paragraph" style:parent-style-name="Standard">
      <style:text-properties fo:color="#000000" loext:opacity="100%" style:font-name="Liberation Serif" fo:font-size="14pt" fo:font-style="italic" fo:font-weight="bold" officeooo:paragraph-rsid="0148764b" fo:background-color="#ffffff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Standard">
      <style:text-properties fo:color="#000000" loext:opacity="100%" style:font-name="Liberation Serif" fo:font-size="14pt" fo:font-style="italic" fo:font-weight="bold" officeooo:paragraph-rsid="02371a20" fo:background-color="#ffffff" style:font-size-asian="14pt" style:font-style-asian="italic" style:font-weight-asian="bold" style:font-size-complex="14pt" style:font-style-complex="italic" style:font-weight-complex="bold"/>
    </style:style>
    <style:style style:name="P175" style:family="paragraph" style:parent-style-name="Standard">
      <style:text-properties fo:color="#000000" loext:opacity="100%" style:font-name="Liberation Serif" fo:font-size="14pt" fo:font-style="italic" fo:font-weight="bold" officeooo:rsid="0053cc85" officeooo:paragraph-rsid="0052e687" fo:background-color="#ffffff" style:font-size-asian="14pt" style:font-style-asian="italic" style:font-weight-asian="bold" style:font-size-complex="14pt" style:font-style-complex="italic" style:font-weight-complex="bold"/>
    </style:style>
    <style:style style:name="P176" style:family="paragraph" style:parent-style-name="Standard">
      <style:text-properties fo:color="#000000" loext:opacity="100%" style:font-name="Liberation Serif" fo:font-size="14pt" fo:font-style="italic" fo:font-weight="bold" officeooo:rsid="0078e704" officeooo:paragraph-rsid="007fe39e" fo:background-color="#ffffff" style:font-size-asian="14pt" style:font-style-asian="italic" style:font-weight-asian="bold" style:font-size-complex="14pt" style:font-style-complex="italic" style:font-weight-complex="bold"/>
    </style:style>
    <style:style style:name="P17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0b0bc86" officeooo:paragraph-rsid="01dd8fa5" fo:background-color="#ffffff" style:font-size-asian="14pt" style:font-style-asian="italic" style:font-weight-asian="bold" style:font-size-complex="14pt" style:font-style-complex="italic" style:font-weight-complex="bold"/>
    </style:style>
    <style:style style:name="P17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0b0bc86" officeooo:paragraph-rsid="01fb6bf3" fo:background-color="#ffffff" style:font-size-asian="14pt" style:font-style-asian="italic" style:font-weight-asian="bold" style:font-size-complex="14pt" style:font-style-complex="italic" style:font-weight-complex="bold"/>
    </style:style>
    <style:style style:name="P17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0b0bc86" officeooo:paragraph-rsid="01fcfeb4" fo:background-color="#ffffff" style:font-size-asian="14pt" style:font-style-asian="italic" style:font-weight-asian="bold" style:font-size-complex="14pt" style:font-style-complex="italic" style:font-weight-complex="bold"/>
    </style:style>
    <style:style style:name="P18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1fe50c9" officeooo:paragraph-rsid="01fe50c9" fo:background-color="#ffffff" style:font-size-asian="14pt" style:font-style-asian="italic" style:font-weight-asian="bold" style:font-size-complex="14pt" style:font-style-complex="italic" style:font-weight-complex="bold"/>
    </style:style>
    <style:style style:name="P181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1021e9d" officeooo:paragraph-rsid="02371a20" fo:background-color="#ffffff" style:font-size-asian="14pt" style:font-style-asian="italic" style:font-weight-asian="bold" style:font-size-complex="14pt" style:font-style-complex="italic" style:font-weight-complex="bold"/>
    </style:style>
    <style:style style:name="P182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bold" officeooo:rsid="028dd2dd" officeooo:paragraph-rsid="028dd2dd" fo:background-color="#ffffff" style:font-size-asian="14pt" style:font-style-asian="italic" style:font-weight-asian="bold" style:font-size-complex="14pt" style:font-style-complex="italic" style:font-weight-complex="bold"/>
    </style:style>
    <style:style style:name="P183" style:family="paragraph" style:parent-style-name="Standard">
      <style:paragraph-properties style:line-height-at-least="0.503cm" fo:text-align="center" style:justify-single-word="false"/>
      <style:text-properties fo:color="#000000" loext:opacity="100%" style:font-name="Liberation Serif" fo:font-size="14pt" fo:font-style="italic" fo:font-weight="bold" officeooo:rsid="02c15065" officeooo:paragraph-rsid="02c15065" fo:background-color="#ffffff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Standard">
      <style:text-properties fo:color="#000000" loext:opacity="100%" style:font-name="Liberation Serif" fo:font-size="14pt" fo:font-style="italic" fo:background-color="#ffffff" style:font-size-asian="14pt" style:font-style-asian="italic" style:font-size-complex="14pt" style:font-style-complex="italic"/>
    </style:style>
    <style:style style:name="P185" style:family="paragraph" style:parent-style-name="Standard">
      <style:text-properties fo:color="#000000" loext:opacity="100%" style:font-name="Liberation Serif" fo:font-size="14pt" fo:font-style="italic" fo:font-weight="normal" officeooo:rsid="0078487a" officeooo:paragraph-rsid="0078487a" fo:background-color="#ffffff" style:font-size-asian="14pt" style:font-style-asian="italic" style:font-weight-asian="normal" style:font-size-complex="14pt" style:font-style-complex="italic" style:font-weight-complex="normal"/>
    </style:style>
    <style:style style:name="P186" style:family="paragraph" style:parent-style-name="Standard">
      <style:text-properties fo:color="#000000" loext:opacity="100%" style:font-name="Liberation Serif" fo:font-size="14pt" fo:font-style="italic" fo:font-weight="normal" officeooo:rsid="0078e704" officeooo:paragraph-rsid="0078e704" fo:background-color="#ffffff" style:font-size-asian="14pt" style:font-style-asian="italic" style:font-weight-asian="normal" style:font-size-complex="14pt" style:font-style-complex="italic" style:font-weight-complex="normal"/>
    </style:style>
    <style:style style:name="P187" style:family="paragraph" style:parent-style-name="Standard">
      <style:text-properties fo:color="#000000" loext:opacity="100%" style:font-name="Liberation Serif" fo:font-size="14pt" fo:font-style="italic" fo:font-weight="normal" officeooo:rsid="0083cab7" officeooo:paragraph-rsid="0083cab7" fo:background-color="#ffffff" style:font-size-asian="14pt" style:font-style-asian="italic" style:font-weight-asian="normal" style:font-size-complex="14pt" style:font-style-complex="italic" style:font-weight-complex="normal"/>
    </style:style>
    <style:style style:name="P188" style:family="paragraph" style:parent-style-name="Standard">
      <style:text-properties fo:color="#000000" loext:opacity="100%" style:font-name="Liberation Serif" fo:font-size="14pt" fo:font-style="italic" fo:font-weight="normal" officeooo:rsid="008962c0" officeooo:paragraph-rsid="008b15e7" fo:background-color="#ffffff" style:font-size-asian="14pt" style:font-style-asian="italic" style:font-weight-asian="normal" style:font-size-complex="14pt" style:font-style-complex="italic" style:font-weight-complex="normal"/>
    </style:style>
    <style:style style:name="P189" style:family="paragraph" style:parent-style-name="Standard">
      <style:text-properties fo:color="#000000" loext:opacity="100%" style:font-name="Liberation Serif" fo:font-size="14pt" fo:font-style="italic" fo:font-weight="normal" officeooo:rsid="00b0bc86" officeooo:paragraph-rsid="00a8537e" fo:background-color="#ffffff" style:font-size-asian="14pt" style:font-style-asian="italic" style:font-weight-asian="normal" style:font-size-complex="14pt" style:font-style-complex="italic" style:font-weight-complex="normal"/>
    </style:style>
    <style:style style:name="P190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c2bfa2" fo:background-color="#ffffff" style:font-size-asian="14pt" style:font-style-asian="italic" style:font-weight-asian="normal" style:font-size-complex="14pt" style:font-style-complex="italic" style:font-weight-complex="normal"/>
    </style:style>
    <style:style style:name="P191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c577bb" fo:background-color="#ffffff" style:font-size-asian="14pt" style:font-style-asian="italic" style:font-weight-asian="normal" style:font-size-complex="14pt" style:font-style-complex="italic" style:font-weight-complex="normal"/>
    </style:style>
    <style:style style:name="P192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c973fe" fo:background-color="#ffffff" style:font-size-asian="14pt" style:font-style-asian="italic" style:font-weight-asian="normal" style:font-size-complex="14pt" style:font-style-complex="italic" style:font-weight-complex="normal"/>
    </style:style>
    <style:style style:name="P193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cc0924" fo:background-color="#ffffff" style:font-size-asian="14pt" style:font-style-asian="italic" style:font-weight-asian="normal" style:font-size-complex="14pt" style:font-style-complex="italic" style:font-weight-complex="normal"/>
    </style:style>
    <style:style style:name="P194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cfa4e5" fo:background-color="#ffffff" style:font-size-asian="14pt" style:font-style-asian="italic" style:font-weight-asian="normal" style:font-size-complex="14pt" style:font-style-complex="italic" style:font-weight-complex="normal"/>
    </style:style>
    <style:style style:name="P195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italic" fo:font-weight="normal" officeooo:rsid="02c2bfa2" officeooo:paragraph-rsid="02d37476" fo:background-color="#ffffff" style:font-size-asian="14pt" style:font-style-asian="italic" style:font-weight-asian="normal" style:font-size-complex="14pt" style:font-style-complex="italic" style:font-weight-complex="normal"/>
    </style:style>
    <style:style style:name="P196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fe50c9" officeooo:paragraph-rsid="01feb963" fo:background-color="#ffffff" style:font-size-asian="14pt" style:font-style-asian="italic" style:font-weight-asian="bold" style:font-size-complex="14pt" style:font-style-complex="italic" style:font-weight-complex="bold"/>
    </style:style>
    <style:style style:name="P19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2cec9" fo:background-color="#ffffff" style:font-size-asian="14pt" style:font-style-asian="italic" style:font-weight-asian="bold" style:font-size-complex="14pt" style:font-style-complex="italic" style:font-weight-complex="bold"/>
    </style:style>
    <style:style style:name="P19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40425" fo:background-color="#ffffff" style:font-size-asian="14pt" style:font-style-asian="italic" style:font-weight-asian="bold" style:font-size-complex="14pt" style:font-style-complex="italic" style:font-weight-complex="bold"/>
    </style:style>
    <style:style style:name="P19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520e0" fo:background-color="#ffffff" style:font-size-asian="14pt" style:font-style-asian="italic" style:font-weight-asian="bold" style:font-size-complex="14pt" style:font-style-complex="italic" style:font-weight-complex="bold"/>
    </style:style>
    <style:style style:name="P20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7145b" fo:background-color="#ffffff" style:font-size-asian="14pt" style:font-style-asian="italic" style:font-weight-asian="bold" style:font-size-complex="14pt" style:font-style-complex="italic" style:font-weight-complex="bold"/>
    </style:style>
    <style:style style:name="P201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fa0f9" fo:background-color="#ffffff" style:font-size-asian="14pt" style:font-style-asian="italic" style:font-weight-asian="bold" style:font-size-complex="14pt" style:font-style-complex="italic" style:font-weight-complex="bold"/>
    </style:style>
    <style:style style:name="P202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4d1050" fo:background-color="#ffffff" style:font-size-asian="14pt" style:font-style-asian="italic" style:font-weight-asian="bold" style:font-size-complex="14pt" style:font-style-complex="italic" style:font-weight-complex="bold"/>
    </style:style>
    <style:style style:name="P203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1021e9d" officeooo:paragraph-rsid="02512942" fo:background-color="#ffffff" style:font-size-asian="14pt" style:font-style-asian="italic" style:font-weight-asian="bold" style:font-size-complex="14pt" style:font-style-complex="italic" style:font-weight-complex="bold"/>
    </style:style>
    <style:style style:name="P204" style:family="paragraph" style:parent-style-name="Standard">
      <style:text-properties fo:color="#000000" loext:opacity="100%" style:font-name="Liberation Serif" fo:font-size="14pt" fo:font-style="italic" fo:font-weight="normal" officeooo:paragraph-rsid="01619b05" fo:background-color="#ffffff" style:font-size-asian="14pt" style:font-style-asian="italic" style:font-weight-asian="bold" style:font-size-complex="14pt" style:font-style-complex="italic" style:font-weight-complex="bold"/>
    </style:style>
    <style:style style:name="P205" style:family="paragraph" style:parent-style-name="Standard">
      <style:text-properties fo:color="#000000" loext:opacity="100%" style:font-name="Liberation Serif" fo:font-size="14pt" fo:font-style="italic" fo:font-weight="normal" officeooo:paragraph-rsid="01628178" fo:background-color="#ffffff" style:font-size-asian="14pt" style:font-style-asian="italic" style:font-weight-asian="bold" style:font-size-complex="14pt" style:font-style-complex="italic" style:font-weight-complex="bold"/>
    </style:style>
    <style:style style:name="P206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paragraph-rsid="0276b283" fo:background-color="#ffffff" style:font-size-asian="14pt" style:font-style-asian="italic" style:font-weight-asian="bold" style:font-size-complex="14pt" style:font-style-complex="italic" style:font-weight-complex="bold"/>
    </style:style>
    <style:style style:name="P207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paragraph-rsid="027801ee" fo:background-color="#ffffff" style:font-size-asian="14pt" style:font-style-asian="italic" style:font-weight-asian="bold" style:font-size-complex="14pt" style:font-style-complex="italic" style:font-weight-complex="bold"/>
    </style:style>
    <style:style style:name="P208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paragraph-rsid="027aec4e" fo:background-color="#ffffff" style:font-size-asian="14pt" style:font-style-asian="italic" style:font-weight-asian="bold" style:font-size-complex="14pt" style:font-style-complex="italic" style:font-weight-complex="bold"/>
    </style:style>
    <style:style style:name="P209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officeooo:rsid="028dd2dd" officeooo:paragraph-rsid="028dd2dd" fo:background-color="#ffffff" style:font-size-asian="14pt" style:font-style-asian="italic" style:font-weight-asian="bold" style:font-size-complex="14pt" style:font-style-complex="italic" style:font-weight-complex="bold"/>
    </style:style>
    <style:style style:name="P210" style:family="paragraph" style:parent-style-name="Standard">
      <style:paragraph-properties style:line-height-at-least="0.503cm"/>
      <style:text-properties fo:color="#000000" loext:opacity="100%" style:font-name="Liberation Serif" fo:font-size="14pt" fo:font-style="italic" fo:font-weight="normal" fo:background-color="#ffffff" style:font-size-asian="14pt" style:font-style-asian="italic" style:font-size-complex="14pt" style:font-style-complex="italic"/>
    </style:style>
    <style:style style:name="P211" style:family="paragraph" style:parent-style-name="Standard">
      <style:text-properties fo:color="#000000" loext:opacity="100%" style:font-name="Liberation Serif" fo:font-size="14pt" officeooo:rsid="00449c77" fo:background-color="#ffffff" style:font-size-asian="14pt" style:font-size-complex="14pt"/>
    </style:style>
    <style:style style:name="P212" style:family="paragraph" style:parent-style-name="Standard">
      <style:text-properties fo:color="#000000" loext:opacity="100%" style:font-name="Liberation Serif" fo:font-size="14pt" officeooo:rsid="00772369" officeooo:paragraph-rsid="00772369" fo:background-color="#ffffff" style:font-size-asian="14pt" style:font-size-complex="14pt"/>
    </style:style>
    <style:style style:name="P213" style:family="paragraph" style:parent-style-name="Standard">
      <style:text-properties fo:color="#000000" loext:opacity="100%" style:font-name="Liberation Serif" fo:font-size="14pt" officeooo:rsid="00772369" officeooo:paragraph-rsid="007a84bb" fo:background-color="#ffffff" style:font-size-asian="14pt" style:font-size-complex="14pt"/>
    </style:style>
    <style:style style:name="P214" style:family="paragraph" style:parent-style-name="Standard">
      <style:text-properties fo:color="#000000" loext:opacity="100%" style:font-name="Liberation Serif" fo:font-size="14pt" fo:background-color="#ffffff" style:font-size-asian="14pt" style:font-size-complex="14pt"/>
    </style:style>
    <style:style style:name="P215" style:family="paragraph" style:parent-style-name="Standard">
      <style:text-properties fo:color="#000000" loext:opacity="100%" style:font-name="Liberation Serif" fo:font-size="14pt" officeooo:paragraph-rsid="004da774" fo:background-color="#ffffff" style:font-size-asian="14pt" style:font-size-complex="14pt"/>
    </style:style>
    <style:style style:name="P216" style:family="paragraph" style:parent-style-name="Standard">
      <style:text-properties fo:color="#000000" loext:opacity="100%" style:font-name="Liberation Serif" fo:font-size="14pt" officeooo:paragraph-rsid="004b2ddd" fo:background-color="#ffffff" style:font-size-asian="14pt" style:font-size-complex="14pt"/>
    </style:style>
    <style:style style:name="P217" style:family="paragraph" style:parent-style-name="Standard">
      <style:text-properties fo:color="#000000" loext:opacity="100%" style:font-name="Liberation Serif" fo:font-size="14pt" officeooo:paragraph-rsid="0052e687" fo:background-color="#ffffff" style:font-size-asian="14pt" style:font-size-complex="14pt"/>
    </style:style>
    <style:style style:name="P218" style:family="paragraph" style:parent-style-name="Standard">
      <style:text-properties fo:color="#000000" loext:opacity="100%" style:font-name="Liberation Serif" fo:font-size="14pt" officeooo:paragraph-rsid="0073e269" fo:background-color="#ffffff" style:font-size-asian="14pt" style:font-size-complex="14pt"/>
    </style:style>
    <style:style style:name="P219" style:family="paragraph" style:parent-style-name="Standard">
      <style:text-properties fo:color="#000000" loext:opacity="100%" style:font-name="Liberation Serif" fo:font-size="14pt" officeooo:paragraph-rsid="0087c7f1" fo:background-color="#ffffff" style:font-size-asian="14pt" style:font-size-complex="14pt"/>
    </style:style>
    <style:style style:name="P220" style:family="paragraph" style:parent-style-name="Standard">
      <style:text-properties fo:color="#000000" loext:opacity="100%" style:font-name="Liberation Serif" fo:font-size="14pt" officeooo:paragraph-rsid="008b15e7" fo:background-color="#ffffff" style:font-size-asian="14pt" style:font-size-complex="14pt"/>
    </style:style>
    <style:style style:name="P221" style:family="paragraph" style:parent-style-name="Standard">
      <style:text-properties fo:color="#000000" loext:opacity="100%" style:font-name="Liberation Serif" fo:font-size="14pt" officeooo:paragraph-rsid="00937345" fo:background-color="#ffffff" style:font-size-asian="14pt" style:font-size-complex="14pt"/>
    </style:style>
    <style:style style:name="P222" style:family="paragraph" style:parent-style-name="Standard">
      <style:text-properties fo:color="#000000" loext:opacity="100%" style:font-name="Liberation Serif" fo:font-size="14pt" officeooo:paragraph-rsid="00f43398" fo:background-color="#ffffff" style:font-size-asian="14pt" style:font-size-complex="14pt"/>
    </style:style>
    <style:style style:name="P223" style:family="paragraph" style:parent-style-name="Standard">
      <style:text-properties fo:color="#000000" loext:opacity="100%" style:font-name="Liberation Serif" fo:font-size="14pt" officeooo:paragraph-rsid="011898e1" fo:background-color="#ffffff" style:font-size-asian="14pt" style:font-size-complex="14pt"/>
    </style:style>
    <style:style style:name="P224" style:family="paragraph" style:parent-style-name="Standard">
      <style:text-properties fo:color="#000000" loext:opacity="100%" style:font-name="Liberation Serif" fo:font-size="14pt" officeooo:paragraph-rsid="013cab6f" fo:background-color="#ffffff" style:font-size-asian="14pt" style:font-size-complex="14pt"/>
    </style:style>
    <style:style style:name="P225" style:family="paragraph" style:parent-style-name="Standard">
      <style:text-properties fo:color="#000000" loext:opacity="100%" style:font-name="Liberation Serif" fo:font-size="14pt" fo:font-style="normal" fo:font-weight="normal" officeooo:rsid="004b2ddd" officeooo:paragraph-rsid="004b2ddd" fo:background-color="#ffffff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style:text-properties fo:color="#000000" loext:opacity="100%" style:font-name="Liberation Serif" fo:font-size="14pt" fo:font-style="normal" fo:font-weight="normal" officeooo:rsid="004da774" fo:background-color="#ffffff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style:text-properties fo:color="#000000" loext:opacity="100%" style:font-name="Liberation Serif" fo:font-size="14pt" fo:font-style="normal" fo:font-weight="normal" officeooo:rsid="004e6a8e" fo:background-color="#ffffff" style:font-size-asian="14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style:text-properties fo:color="#000000" loext:opacity="100%" style:font-name="Liberation Serif" fo:font-size="14pt" fo:font-style="normal" fo:font-weight="normal" officeooo:rsid="004eb7e6" fo:background-color="#ffffff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style:text-properties fo:color="#000000" loext:opacity="100%" style:font-name="Liberation Serif" fo:font-size="14pt" fo:font-style="normal" fo:font-weight="normal" officeooo:rsid="0050a922" fo:background-color="#ffffff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style:text-properties fo:color="#000000" loext:opacity="100%" style:font-name="Liberation Serif" fo:font-size="14pt" fo:font-style="normal" fo:font-weight="normal" officeooo:rsid="0052e21c" officeooo:paragraph-rsid="0052e687" fo:background-color="#ffffff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style:text-properties fo:color="#000000" loext:opacity="100%" style:font-name="Liberation Serif" fo:font-size="14pt" fo:font-style="normal" fo:font-weight="normal" officeooo:rsid="0053cc85" officeooo:paragraph-rsid="0052e687" fo:background-color="#ffffff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style:text-properties fo:color="#000000" loext:opacity="100%" style:font-name="Liberation Serif" fo:font-size="14pt" fo:font-style="normal" fo:font-weight="normal" officeooo:rsid="0053cc85" officeooo:paragraph-rsid="006babd7" fo:background-color="#ffffff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style:text-properties fo:color="#000000" loext:opacity="100%" style:font-name="Liberation Serif" fo:font-size="14pt" fo:font-style="normal" fo:font-weight="normal" officeooo:rsid="00593e2f" officeooo:paragraph-rsid="0052e687" fo:background-color="#ffffff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style:text-properties fo:color="#000000" loext:opacity="100%" style:font-name="Liberation Serif" fo:font-size="14pt" fo:font-style="normal" fo:font-weight="normal" officeooo:rsid="005efc71" officeooo:paragraph-rsid="005efc71" fo:background-color="#ffffff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style:text-properties fo:color="#000000" loext:opacity="100%" style:font-name="Liberation Serif" fo:font-size="14pt" fo:font-style="normal" fo:font-weight="normal" officeooo:rsid="00641446" officeooo:paragraph-rsid="005efc71" fo:background-color="#ffffff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style:text-properties fo:color="#000000" loext:opacity="100%" style:font-name="Liberation Serif" fo:font-size="14pt" fo:font-style="normal" fo:font-weight="normal" officeooo:rsid="00629380" officeooo:paragraph-rsid="0065f1ad" fo:background-color="#ffffff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style:text-properties fo:color="#000000" loext:opacity="100%" style:font-name="Liberation Serif" fo:font-size="14pt" fo:font-style="normal" fo:font-weight="normal" officeooo:rsid="00829916" officeooo:paragraph-rsid="0081c81c" fo:background-color="#ffffff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style:text-properties fo:color="#000000" loext:opacity="100%" style:font-name="Liberation Serif" fo:font-size="14pt" fo:font-style="normal" fo:font-weight="normal" officeooo:rsid="0087d162" officeooo:paragraph-rsid="0087c7f1" fo:background-color="#ffffff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style:text-properties fo:color="#000000" loext:opacity="100%" style:font-name="Liberation Serif" fo:font-size="14pt" fo:font-style="normal" fo:font-weight="normal" officeooo:rsid="00937345" officeooo:paragraph-rsid="00937345" fo:background-color="#ffffff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>
      <style:text-properties fo:color="#000000" loext:opacity="100%" style:font-name="Liberation Serif" fo:font-size="14pt" fo:font-style="normal" fo:font-weight="normal" officeooo:rsid="00937345" officeooo:paragraph-rsid="00b29a4a" fo:background-color="#ffffff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style:text-properties fo:color="#000000" loext:opacity="100%" style:font-name="Liberation Serif" fo:font-size="14pt" fo:font-style="normal" fo:font-weight="normal" officeooo:rsid="008962c0" officeooo:paragraph-rsid="0087c7f1" fo:background-color="#ffffff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0909d2a" fo:background-color="#ffffff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087c7f1" fo:background-color="#ffffff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108ce64" fo:background-color="#ffffff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148764b" fo:background-color="#ffffff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style:text-properties fo:color="#000000" loext:opacity="100%" style:font-name="Liberation Serif" fo:font-size="14pt" fo:font-style="normal" fo:font-weight="normal" officeooo:rsid="00909d2a" officeooo:paragraph-rsid="02b2122e" fo:background-color="#ffffff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09f68bf" fo:background-color="#ffffff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108ce64" fo:background-color="#ffffff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148764b" fo:background-color="#ffffff" style:font-size-asian="14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205bfa2" fo:background-color="#ffffff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20f46c1" fo:background-color="#ffffff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style:text-properties fo:color="#000000" loext:opacity="100%" style:font-name="Liberation Serif" fo:font-size="14pt" fo:font-style="normal" fo:font-weight="normal" officeooo:rsid="009f68bf" officeooo:paragraph-rsid="021097ad" fo:background-color="#ffffff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9f68bf" officeooo:paragraph-rsid="02371a20" fo:background-color="#ffffff" style:font-size-asian="14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style:text-properties fo:color="#000000" loext:opacity="100%" style:font-name="Liberation Serif" fo:font-size="14pt" fo:font-style="normal" fo:font-weight="normal" officeooo:rsid="00a8537e" officeooo:paragraph-rsid="00a8537e" fo:background-color="#ffffff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>
      <style:text-properties fo:color="#000000" loext:opacity="100%" style:font-name="Liberation Serif" fo:font-size="14pt" fo:font-style="normal" fo:font-weight="normal" officeooo:rsid="00a8537e" officeooo:paragraph-rsid="0108ce64" fo:background-color="#ffffff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style:text-properties fo:color="#000000" loext:opacity="100%" style:font-name="Liberation Serif" fo:font-size="14pt" fo:font-style="normal" fo:font-weight="normal" officeooo:rsid="00a8537e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style:text-properties fo:color="#000000" loext:opacity="100%" style:font-name="Liberation Serif" fo:font-size="14pt" fo:font-style="normal" fo:font-weight="normal" officeooo:rsid="00a8537e" officeooo:paragraph-rsid="0148764b" fo:background-color="#ffffff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style:text-properties fo:color="#000000" loext:opacity="100%" style:font-name="Liberation Serif" fo:font-size="14pt" fo:font-style="normal" fo:font-weight="normal" officeooo:rsid="00a8537e" officeooo:paragraph-rsid="020bf743" fo:background-color="#ffffff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style:text-properties fo:color="#000000" loext:opacity="100%" style:font-name="Liberation Serif" fo:font-size="14pt" fo:font-style="normal" fo:font-weight="normal" officeooo:rsid="00abde80" officeooo:paragraph-rsid="00a8537e" fo:background-color="#ffffff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style:text-properties fo:color="#000000" loext:opacity="100%" style:font-name="Liberation Serif" fo:font-size="14pt" fo:font-style="normal" fo:font-weight="normal" officeooo:rsid="00b6b23c" officeooo:paragraph-rsid="00b29a4a" fo:background-color="#ffffff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6b23c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6b23c" officeooo:paragraph-rsid="0148764b" fo:background-color="#ffffff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style:text-properties fo:color="#000000" loext:opacity="100%" style:font-name="Liberation Serif" fo:font-size="14pt" fo:font-style="normal" fo:font-weight="normal" officeooo:rsid="00b8d003" officeooo:paragraph-rsid="00b8d003" fo:background-color="#ffffff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style:text-properties fo:color="#000000" loext:opacity="100%" style:font-name="Liberation Serif" fo:font-size="14pt" fo:font-style="normal" fo:font-weight="normal" officeooo:rsid="00bb8884" officeooo:paragraph-rsid="00b8d003" fo:background-color="#ffffff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text-properties fo:color="#000000" loext:opacity="100%" style:font-name="Liberation Serif" fo:font-size="14pt" fo:font-style="normal" fo:font-weight="normal" officeooo:rsid="00bd5b65" officeooo:paragraph-rsid="00b29a4a" fo:background-color="#ffffff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text-properties fo:color="#000000" loext:opacity="100%" style:font-name="Liberation Serif" fo:font-size="14pt" fo:font-style="normal" fo:font-weight="normal" officeooo:rsid="00c19d5a" officeooo:paragraph-rsid="00b29a4a" fo:background-color="#ffffff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text-properties fo:color="#000000" loext:opacity="100%" style:font-name="Liberation Serif" fo:font-size="14pt" fo:font-style="normal" fo:font-weight="normal" officeooo:rsid="00c19d5a" officeooo:paragraph-rsid="00c19d5a" fo:background-color="#ffffff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text-properties fo:color="#000000" loext:opacity="100%" style:font-name="Liberation Serif" fo:font-size="14pt" fo:font-style="normal" fo:font-weight="normal" officeooo:rsid="00c19d5a" officeooo:paragraph-rsid="00c2fb16" fo:background-color="#ffffff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text-properties fo:color="#000000" loext:opacity="100%" style:font-name="Liberation Serif" fo:font-size="14pt" fo:font-style="normal" fo:font-weight="normal" officeooo:rsid="00c49c19" officeooo:paragraph-rsid="00c49c19" fo:background-color="#ffffff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text-properties fo:color="#000000" loext:opacity="100%" style:font-name="Liberation Serif" fo:font-size="14pt" fo:font-style="normal" fo:font-weight="normal" officeooo:rsid="00ceb1bd" officeooo:paragraph-rsid="00ca976b" fo:background-color="#ffffff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text-properties fo:color="#000000" loext:opacity="100%" style:font-name="Liberation Serif" fo:font-size="14pt" fo:font-style="normal" fo:font-weight="normal" officeooo:rsid="00d1d587" officeooo:paragraph-rsid="00d19d5b" fo:background-color="#ffffff" style:font-size-asian="14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>
      <style:text-properties fo:color="#000000" loext:opacity="100%" style:font-name="Liberation Serif" fo:font-size="14pt" fo:font-style="normal" fo:font-weight="normal" officeooo:rsid="00d7f6f7" officeooo:paragraph-rsid="00d7f6f7" fo:background-color="#ffffff" style:font-size-asian="14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style:text-properties fo:color="#000000" loext:opacity="100%" style:font-name="Liberation Serif" fo:font-size="14pt" fo:font-style="normal" fo:font-weight="normal" officeooo:rsid="00e643f9" officeooo:paragraph-rsid="00d7f6f7" fo:background-color="#ffffff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text-properties fo:color="#000000" loext:opacity="100%" style:font-name="Liberation Serif" fo:font-size="14pt" fo:font-style="normal" fo:font-weight="normal" officeooo:rsid="00e96f6c" officeooo:paragraph-rsid="00d7f6f7" fo:background-color="#ffffff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text-properties fo:color="#000000" loext:opacity="100%" style:font-name="Liberation Serif" fo:font-size="14pt" fo:font-style="normal" fo:font-weight="normal" officeooo:rsid="00eb93c5" officeooo:paragraph-rsid="00eb93c5" fo:background-color="#ffffff" style:font-size-asian="14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style:text-properties fo:color="#000000" loext:opacity="100%" style:font-name="Liberation Serif" fo:font-size="14pt" fo:font-style="normal" fo:font-weight="normal" officeooo:rsid="00ed0c15" officeooo:paragraph-rsid="00eb93c5" fo:background-color="#ffffff" style:font-size-asian="14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style:text-properties fo:color="#000000" loext:opacity="100%" style:font-name="Liberation Serif" fo:font-size="14pt" fo:font-style="normal" fo:font-weight="normal" officeooo:rsid="00eef0c9" officeooo:paragraph-rsid="00eb93c5" fo:background-color="#ffffff" style:font-size-asian="14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style:text-properties fo:color="#000000" loext:opacity="100%" style:font-name="Liberation Serif" fo:font-size="14pt" fo:font-style="normal" fo:font-weight="normal" officeooo:rsid="00f215ed" officeooo:paragraph-rsid="00ca976b" fo:background-color="#ffffff" style:font-size-asian="14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9e21c3" officeooo:paragraph-rsid="00f43398" fo:background-color="#ffffff" style:font-size-asian="14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9e21c3" officeooo:paragraph-rsid="0202a217" fo:background-color="#ffffff" style:font-size-asian="14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>
      <style:text-properties fo:color="#000000" loext:opacity="100%" style:font-name="Liberation Serif" fo:font-size="14pt" fo:font-style="normal" fo:font-weight="normal" officeooo:rsid="00b0bc86" officeooo:paragraph-rsid="00a8537e" fo:background-color="#ffffff" style:font-size-asian="14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style:text-properties fo:color="#000000" loext:opacity="100%" style:font-name="Liberation Serif" fo:font-size="14pt" fo:font-style="normal" fo:font-weight="normal" officeooo:rsid="00b0bc86" officeooo:paragraph-rsid="01144af7" fo:background-color="#ffffff" style:font-size-asian="14pt" style:font-style-asian="normal" style:font-weight-asian="normal" style:font-size-complex="14pt" style:font-style-complex="normal" style:font-weight-complex="normal"/>
    </style:style>
    <style:style style:name="P285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1898e1" fo:background-color="#ffffff" style:font-size-asian="14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344358" fo:background-color="#ffffff" style:font-size-asian="14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3ae4df" fo:background-color="#ffffff" style:font-size-asian="14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3989ce" fo:background-color="#ffffff" style:font-size-asian="14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7ad44f" fo:background-color="#ffffff" style:font-size-asian="14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8c005b" fo:background-color="#ffffff" style:font-size-asian="14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1dd8fa5" fo:background-color="#ffffff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216011c" fo:background-color="#ffffff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214f07d" fo:background-color="#ffffff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21a3092" fo:background-color="#ffffff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0b0bc86" officeooo:paragraph-rsid="026927ae" fo:background-color="#ffffff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30868c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30d727" officeooo:paragraph-rsid="011f2b3e" fo:background-color="#ffffff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328343" officeooo:paragraph-rsid="013201dc" fo:background-color="#ffffff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>
      <style:text-properties fo:color="#000000" loext:opacity="100%" style:font-name="Liberation Serif" fo:font-size="14pt" fo:font-style="normal" fo:font-weight="normal" officeooo:rsid="01628178" officeooo:paragraph-rsid="01628178" fo:background-color="#ffffff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b3f552" officeooo:paragraph-rsid="01b3f552" fo:background-color="#ffffff" style:font-size-asian="14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021e9d" officeooo:paragraph-rsid="0205bfa2" fo:background-color="#ffffff" style:font-size-asian="14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1021e9d" officeooo:paragraph-rsid="02371a20" fo:background-color="#ffffff" style:font-size-asian="14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>
      <style:text-properties fo:color="#000000" loext:opacity="100%" style:font-name="Liberation Serif" fo:font-size="14pt" fo:font-style="normal" fo:font-weight="normal" officeooo:rsid="0213dbf8" officeooo:paragraph-rsid="0205bfa2" fo:background-color="#ffffff" style:font-size-asian="14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22b3230" officeooo:paragraph-rsid="022b3230" fo:background-color="#ffffff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231cdaf" officeooo:paragraph-rsid="0231cdaf" fo:background-color="#ffffff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24520e0" officeooo:paragraph-rsid="0247145b" fo:background-color="#ffffff" style:font-size-asian="14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rsid="029f82bf" officeooo:paragraph-rsid="029f82bf" fo:background-color="#ffffff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0db64" fo:background-color="#ffffff" style:font-size-asian="14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155f6" fo:background-color="#ffffff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406de" fo:background-color="#ffffff" style:font-size-asian="14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58a31" fo:background-color="#ffffff" style:font-size-asian="14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80293" fo:background-color="#ffffff" style:font-size-asian="14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9b6ff" fo:background-color="#ffffff" style:font-size-asian="14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cbec2" fo:background-color="#ffffff" style:font-size-asian="14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fo:font-weight="normal" officeooo:paragraph-rsid="02aed768" fo:background-color="#ffffff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fo:font-weight="normal" officeooo:rsid="02c2bfa2" officeooo:paragraph-rsid="02c2bfa2" fo:background-color="#ffffff" style:font-size-asian="14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fo:font-weight="normal" officeooo:rsid="02c2bfa2" officeooo:paragraph-rsid="02cfa4e5" fo:background-color="#ffffff" style:font-size-asian="14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fo:font-weight="normal" officeooo:rsid="02c2bfa2" officeooo:paragraph-rsid="02d37476" fo:background-color="#ffffff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style:text-properties fo:color="#000000" loext:opacity="100%" style:font-name="Liberation Serif" fo:font-size="14pt" fo:font-style="normal" fo:font-weight="bold" officeooo:rsid="00629380" officeooo:paragraph-rsid="01812f19" fo:background-color="#ffffff" style:font-size-asian="14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>
      <style:text-properties fo:color="#000000" loext:opacity="100%" style:font-name="Liberation Serif" fo:font-size="14pt" fo:font-style="normal" fo:font-weight="bold" officeooo:rsid="006fcc8f" fo:background-color="#ffffff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text-properties fo:color="#000000" loext:opacity="100%" style:font-name="Liberation Serif" fo:font-size="14pt" fo:font-style="normal" fo:font-weight="bold" officeooo:rsid="008816de" officeooo:paragraph-rsid="0087c7f1" fo:background-color="#ffffff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text-properties fo:color="#000000" loext:opacity="100%" style:font-name="Liberation Serif" fo:font-size="14pt" fo:font-style="normal" fo:font-weight="bold" officeooo:rsid="00ad1c4d" officeooo:paragraph-rsid="00a8537e" fo:background-color="#ffffff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>
      <style:text-properties fo:color="#000000" loext:opacity="100%" style:font-name="Liberation Serif" fo:font-size="14pt" fo:font-style="normal" fo:font-weight="bold" officeooo:rsid="00e134cc" officeooo:paragraph-rsid="00d7f6f7" fo:background-color="#ffffff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text-properties fo:color="#000000" loext:opacity="100%" style:font-name="Liberation Serif" fo:font-size="14pt" fo:font-style="normal" fo:font-weight="bold" officeooo:rsid="00f018b5" officeooo:paragraph-rsid="00eb93c5" fo:background-color="#ffffff" style:font-size-asian="14pt" style:font-style-asian="normal" style:font-weight-asian="bold" style:font-size-complex="14pt" style:font-style-complex="normal" style:font-weight-complex="bold"/>
    </style:style>
    <style:style style:name="P326" style:family="paragraph" style:parent-style-name="Standard">
      <style:text-properties fo:color="#000000" loext:opacity="100%" style:font-name="Liberation Serif" fo:font-size="14pt" fo:font-style="normal" fo:font-weight="bold" officeooo:rsid="00f018b5" officeooo:paragraph-rsid="01144af7" fo:background-color="#ffffff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text-properties fo:color="#000000" loext:opacity="100%" style:font-name="Liberation Serif" fo:font-size="14pt" fo:font-style="normal" fo:font-weight="bold" officeooo:rsid="00f018b5" officeooo:paragraph-rsid="01344358" fo:background-color="#ffffff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text-properties fo:color="#000000" loext:opacity="100%" style:font-name="Liberation Serif" fo:font-size="14pt" fo:font-style="normal" fo:font-weight="bold" officeooo:rsid="00f018b5" officeooo:paragraph-rsid="0174f323" fo:background-color="#ffffff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normal" officeooo:rsid="01bd594e" officeooo:paragraph-rsid="01bb77c6" fo:background-color="#ffffff" style:font-size-asian="14pt" style:font-style-asian="normal" style:font-weight-asian="normal" style:font-size-complex="14pt" style:font-style-complex="normal" style:font-weight-complex="normal"/>
    </style:style>
    <style:style style:name="P330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normal" officeooo:rsid="01bb77c6" officeooo:paragraph-rsid="01c5d974" fo:background-color="#ffffff" style:font-size-asian="14pt" style:font-style-asian="normal" style:font-weight-asian="normal" style:font-size-complex="14pt" style:font-style-complex="normal" style:font-weight-complex="normal"/>
    </style:style>
    <style:style style:name="P331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normal" officeooo:rsid="01d1e234" officeooo:paragraph-rsid="01d09de7" fo:background-color="#ffffff" style:font-size-asian="14pt" style:font-style-asian="normal" style:font-weight-asian="normal" style:font-size-complex="14pt" style:font-style-complex="normal" style:font-weight-complex="normal"/>
    </style:style>
    <style:style style:name="P332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normal" officeooo:rsid="01d69acd" officeooo:paragraph-rsid="01d3ed19" fo:background-color="#ffffff" style:font-size-asian="14pt" style:font-style-asian="normal" style:font-weight-asian="normal" style:font-size-complex="14pt" style:font-style-complex="normal" style:font-weight-complex="normal"/>
    </style:style>
    <style:style style:name="P333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normal" officeooo:rsid="01fcfeb4" officeooo:paragraph-rsid="01fcfeb4" fo:background-color="#ffffff" style:font-size-asian="14pt" style:font-style-asian="normal" style:font-weight-asian="normal" style:font-size-complex="14pt" style:font-style-complex="normal" style:font-weight-complex="normal"/>
    </style:style>
    <style:style style:name="P334" style:family="paragraph" style:parent-style-name="Standard">
      <style:paragraph-properties style:line-height-at-least="0.503cm"/>
      <style:text-properties fo:color="#000000" loext:opacity="100%" style:font-name="Liberation Serif" fo:font-size="14pt" fo:font-style="normal" style:text-underline-style="none" fo:font-weight="bold" officeooo:rsid="01dd7a9f" officeooo:paragraph-rsid="01db762c" fo:background-color="#ffffff" style:font-size-asian="14pt" style:font-style-asian="normal" style:font-weight-asian="bold" style:font-size-complex="14pt" style:font-style-complex="normal" style:font-weight-complex="bold"/>
    </style:style>
    <style:style style:name="P335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2bfa2" fo:background-color="#ffffff" style:font-size-asian="14pt" style:font-style-asian="normal" style:font-weight-asian="normal" style:font-size-complex="14pt" style:font-style-complex="normal" style:font-weight-complex="normal"/>
    </style:style>
    <style:style style:name="P336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973fe" fo:background-color="#ffffff" style:font-size-asian="14pt" style:font-style-asian="normal" style:font-weight-asian="normal" style:font-size-complex="14pt" style:font-style-complex="normal" style:font-weight-complex="normal"/>
    </style:style>
    <style:style style:name="P337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c0924" fo:background-color="#ffffff" style:font-size-asian="14pt" style:font-style-asian="normal" style:font-weight-asian="normal" style:font-size-complex="14pt" style:font-style-complex="normal" style:font-weight-complex="normal"/>
    </style:style>
    <style:style style:name="P338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577bb" fo:background-color="#ffffff" style:font-size-asian="14pt" style:font-style-asian="normal" style:font-weight-asian="normal" style:font-size-complex="14pt" style:font-style-complex="normal" style:font-weight-complex="normal"/>
    </style:style>
    <style:style style:name="P339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b62c6" fo:background-color="#ffffff" style:font-size-asian="14pt" style:font-style-asian="normal" style:font-weight-asian="normal" style:font-size-complex="14pt" style:font-style-complex="normal" style:font-weight-complex="normal"/>
    </style:style>
    <style:style style:name="P340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d5d65" fo:background-color="#ffffff" style:font-size-asian="14pt" style:font-style-asian="normal" style:font-weight-asian="normal" style:font-size-complex="14pt" style:font-style-complex="normal" style:font-weight-complex="normal"/>
    </style:style>
    <style:style style:name="P341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ea86d" fo:background-color="#ffffff" style:font-size-asian="14pt" style:font-style-asian="normal" style:font-weight-asian="normal" style:font-size-complex="14pt" style:font-style-complex="normal" style:font-weight-complex="normal"/>
    </style:style>
    <style:style style:name="P342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cfa4e5" fo:background-color="#ffffff" style:font-size-asian="14pt" style:font-style-asian="normal" style:font-weight-asian="normal" style:font-size-complex="14pt" style:font-style-complex="normal" style:font-weight-complex="normal"/>
    </style:style>
    <style:style style:name="P343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d1d037" fo:background-color="#ffffff" style:font-size-asian="14pt" style:font-style-asian="normal" style:font-weight-asian="normal" style:font-size-complex="14pt" style:font-style-complex="normal" style:font-weight-complex="normal"/>
    </style:style>
    <style:style style:name="P344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d37476" fo:background-color="#ffffff" style:font-size-asian="14pt" style:font-style-asian="normal" style:font-weight-asian="normal" style:font-size-complex="14pt" style:font-style-complex="normal" style:font-weight-complex="normal"/>
    </style:style>
    <style:style style:name="P345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d8d46f" fo:background-color="#ffffff" style:font-size-asian="14pt" style:font-style-asian="normal" style:font-weight-asian="normal" style:font-size-complex="14pt" style:font-style-complex="normal" style:font-weight-complex="normal"/>
    </style:style>
    <style:style style:name="P346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4pt" fo:font-style="normal" style:text-underline-style="solid" style:text-underline-width="auto" style:text-underline-color="font-color" fo:font-weight="normal" officeooo:rsid="02c2bfa2" officeooo:paragraph-rsid="02d3ea3e" fo:background-color="#ffffff" style:font-size-asian="14pt" style:font-style-asian="normal" style:font-weight-asian="normal" style:font-size-complex="14pt" style:font-style-complex="normal" style:font-weight-complex="normal"/>
    </style:style>
    <style:style style:name="P347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2pt" fo:font-style="italic" fo:font-weight="normal" officeooo:rsid="02c2bfa2" officeooo:paragraph-rsid="02d37476" fo:background-color="#ffffff" style:font-size-asian="12pt" style:font-style-asian="italic" style:font-weight-asian="normal" style:font-size-complex="12pt" style:font-style-complex="italic" style:font-weight-complex="normal"/>
    </style:style>
    <style:style style:name="P348" style:family="paragraph" style:parent-style-name="Standard">
      <style:paragraph-properties style:line-height-at-least="0.503cm"/>
      <style:text-properties fo:color="#000000" loext:opacity="100%" style:font-name="Liberation Serif" fo:font-size="12pt" fo:font-style="italic" fo:font-weight="normal" fo:background-color="#ffffff" style:font-size-asian="12pt" style:font-style-asian="italic" style:font-size-complex="12pt" style:font-style-complex="italic"/>
    </style:style>
    <style:style style:name="P349" style:family="paragraph" style:parent-style-name="Standard">
      <style:paragraph-properties style:line-height-at-least="0.503cm"/>
      <style:text-properties fo:color="#000000" loext:opacity="100%" style:font-name="Liberation Serif" fo:font-size="12pt" fo:font-style="italic" fo:background-color="#ffffff" style:font-size-asian="12pt" style:font-style-asian="italic" style:font-size-complex="12pt" style:font-style-complex="italic"/>
    </style:style>
    <style:style style:name="P350" style:family="paragraph" style:parent-style-name="Standard">
      <style:paragraph-properties style:line-height-at-least="0.503cm" fo:text-align="start" style:justify-single-word="false"/>
      <style:text-properties fo:color="#000000" loext:opacity="100%" style:font-name="Droid Sans Mono" fo:font-size="10.5pt" fo:font-style="italic" fo:font-weight="normal" officeooo:rsid="02c2bfa2" officeooo:paragraph-rsid="02d37476" fo:background-color="#ffffff" style:font-size-asian="14pt" style:font-style-asian="italic" style:font-weight-asian="normal" style:font-size-complex="14pt" style:font-style-complex="italic" style:font-weight-complex="normal"/>
    </style:style>
    <style:style style:name="P35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52" style:family="paragraph" style:parent-style-name="Standard">
      <style:paragraph-properties style:line-height-at-least="0.503cm" fo:text-align="start" style:justify-single-word="false"/>
      <style:text-properties fo:color="#d4d4d4" loext:opacity="100%" style:font-name="Droid Sans Mono" fo:font-size="10.5pt" fo:font-style="normal" fo:font-weight="normal" officeooo:rsid="02c2bfa2" officeooo:paragraph-rsid="02c577bb" fo:background-color="#1e1e1e" style:font-size-asian="14pt" style:font-style-asian="normal" style:font-weight-asian="normal" style:font-size-complex="14pt" style:font-style-complex="normal" style:font-weight-complex="normal"/>
    </style:style>
    <style:style style:name="P353" style:family="paragraph" style:parent-style-name="Standard">
      <style:paragraph-properties style:line-height-at-least="0.503cm" fo:text-align="start" style:justify-single-word="false"/>
      <style:text-properties fo:color="#d4d4d4" loext:opacity="100%" style:font-name="Droid Sans Mono" fo:font-size="10.5pt" fo:font-style="italic" fo:font-weight="normal" officeooo:rsid="02c2bfa2" officeooo:paragraph-rsid="02cc0924" fo:background-color="#1e1e1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973da" style:font-weight-asian="bold" style:font-weight-complex="bold"/>
    </style:style>
    <style:style style:name="T4" style:family="text">
      <style:text-properties fo:font-weight="bold" officeooo:rsid="006babd7" style:font-weight-asian="bold" style:font-weight-complex="bold"/>
    </style:style>
    <style:style style:name="T5" style:family="text">
      <style:text-properties fo:font-weight="bold" officeooo:rsid="006fcc8f" style:font-weight-asian="bold" style:font-weight-complex="bold"/>
    </style:style>
    <style:style style:name="T6" style:family="text">
      <style:text-properties fo:font-weight="bold" officeooo:rsid="007a84bb" style:font-weight-asian="bold" style:font-weight-complex="bold"/>
    </style:style>
    <style:style style:name="T7" style:family="text">
      <style:text-properties fo:font-weight="bold" officeooo:rsid="0086d27d" style:font-weight-asian="bold" style:font-weight-complex="bold"/>
    </style:style>
    <style:style style:name="T8" style:family="text">
      <style:text-properties fo:font-weight="bold" officeooo:rsid="00f018b5" style:font-weight-asian="bold" style:font-weight-complex="bold"/>
    </style:style>
    <style:style style:name="T9" style:family="text">
      <style:text-properties fo:font-weight="bold" officeooo:rsid="01367da8" style:font-weight-asian="bold" style:font-weight-complex="bold"/>
    </style:style>
    <style:style style:name="T10" style:family="text">
      <style:text-properties fo:font-weight="bold" officeooo:rsid="01021e9d"/>
    </style:style>
    <style:style style:name="T11" style:family="text">
      <style:text-properties fo:font-weight="bold" officeooo:rsid="015db881"/>
    </style:style>
    <style:style style:name="T12" style:family="text">
      <style:text-properties fo:font-weight="bold" officeooo:rsid="015fc273"/>
    </style:style>
    <style:style style:name="T13" style:family="text">
      <style:text-properties fo:font-weight="bold" officeooo:rsid="009f68bf"/>
    </style:style>
    <style:style style:name="T14" style:family="text">
      <style:text-properties fo:font-weight="bold" officeooo:rsid="022b3230"/>
    </style:style>
    <style:style style:name="T15" style:family="text">
      <style:text-properties fo:font-weight="bold" officeooo:rsid="024520e0"/>
    </style:style>
    <style:style style:name="T16" style:family="text">
      <style:text-properties fo:font-weight="bold" officeooo:rsid="022b3230" style:font-weight-asian="normal" style:font-weight-complex="normal"/>
    </style:style>
    <style:style style:name="T17" style:family="text">
      <style:text-properties fo:font-weight="bold" officeooo:rsid="026ea471"/>
    </style:style>
    <style:style style:name="T18" style:family="text">
      <style:text-properties fo:font-weight="bold" officeooo:rsid="0238ea9c"/>
    </style:style>
    <style:style style:name="T19" style:family="text">
      <style:text-properties fo:font-weight="normal" officeooo:rsid="004973da" style:font-weight-asian="normal" style:font-weight-complex="normal"/>
    </style:style>
    <style:style style:name="T20" style:family="text">
      <style:text-properties fo:font-weight="normal" officeooo:rsid="004b2ddd" style:font-weight-asian="normal" style:font-weight-complex="normal"/>
    </style:style>
    <style:style style:name="T21" style:family="text">
      <style:text-properties fo:font-weight="normal" officeooo:rsid="004be69d" style:font-weight-asian="normal" style:font-weight-complex="normal"/>
    </style:style>
    <style:style style:name="T22" style:family="text">
      <style:text-properties fo:font-weight="normal" officeooo:rsid="007a84bb" style:font-weight-asian="normal" style:font-weight-complex="normal"/>
    </style:style>
    <style:style style:name="T23" style:family="text">
      <style:text-properties fo:font-weight="normal" officeooo:rsid="007b61c9" style:font-weight-asian="normal" style:font-weight-complex="normal"/>
    </style:style>
    <style:style style:name="T24" style:family="text">
      <style:text-properties fo:font-weight="normal" officeooo:rsid="007ccfa8" style:font-weight-asian="normal" style:font-weight-complex="normal"/>
    </style:style>
    <style:style style:name="T25" style:family="text">
      <style:text-properties fo:font-weight="normal" officeooo:rsid="007e5469" style:font-weight-asian="normal" style:font-weight-complex="normal"/>
    </style:style>
    <style:style style:name="T26" style:family="text">
      <style:text-properties fo:font-weight="normal" officeooo:rsid="018c005b" style:font-weight-asian="normal" style:font-weight-complex="normal"/>
    </style:style>
    <style:style style:name="T27" style:family="text">
      <style:text-properties fo:font-weight="normal" officeooo:rsid="028b5b50" style:font-weight-asian="normal" style:font-weight-complex="normal"/>
    </style:style>
    <style:style style:name="T28" style:family="text">
      <style:text-properties fo:font-weight="normal" officeooo:rsid="01812f19"/>
    </style:style>
    <style:style style:name="T29" style:family="text">
      <style:text-properties fo:font-weight="normal" officeooo:rsid="0184a786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b2dd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be69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da77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73e269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81c81c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86d27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87c7f1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937345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a7b1f4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a8537e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b6b23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b8d003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bb0973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bb8884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c49c19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cc68f6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cd0b45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eb1b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d19d5b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d1d587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d6b849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d6f22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4e6a8e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4eb7e6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50a922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52e21c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8eb7f0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909d2a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9f68bf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e134cc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e96027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e96f6c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ed0c15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eef0c9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f215e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10a62a2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10db712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10ef8e1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2e8128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30d727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328343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40c291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42d4b0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44e75f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493c49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4ae6ce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515b11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15506e0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57d159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157e7be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15963b0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1598ac0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169834a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17d54cb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1021e9d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15c1203" style:font-style-asian="italic" style:font-weight-asian="bold" style:font-style-complex="italic" style:font-weight-complex="bold"/>
    </style:style>
    <style:style style:name="T87" style:family="text">
      <style:text-properties fo:font-style="italic" fo:font-weight="bold" officeooo:rsid="015db881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170f98d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238ea9c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24520e0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22a0ec0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22a5b3e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22b3230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2a9b6ff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2b7419e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2bcfeb8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09f68bf" style:font-size-asian="14pt" style:font-style-asian="italic" style:font-weight-asian="bold" style:font-size-complex="14pt" style:font-style-complex="italic" style:font-weight-complex="bold"/>
    </style:style>
    <style:style style:name="T98" style:family="text">
      <style:text-properties fo:font-style="italic" fo:font-weight="bold" officeooo:rsid="00a8537e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font-style="italic" fo:font-weight="bold" officeooo:rsid="02b7419e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98ff99" style:font-style-asian="italic" style:font-style-complex="italic"/>
    </style:style>
    <style:style style:name="T102" style:family="text">
      <style:text-properties fo:font-style="italic" officeooo:rsid="009e21c3" style:font-style-asian="italic" style:font-style-complex="italic"/>
    </style:style>
    <style:style style:name="T103" style:family="text">
      <style:text-properties fo:font-style="italic" officeooo:rsid="009d1a06" style:font-style-asian="italic" style:font-style-complex="italic"/>
    </style:style>
    <style:style style:name="T104" style:family="text">
      <style:text-properties fo:font-style="italic" officeooo:rsid="00d92d5e" style:font-style-asian="italic" style:font-style-complex="italic"/>
    </style:style>
    <style:style style:name="T105" style:family="text">
      <style:text-properties fo:font-style="italic" officeooo:rsid="00dc7b6c" style:font-style-asian="italic" style:font-style-complex="italic"/>
    </style:style>
    <style:style style:name="T106" style:family="text">
      <style:text-properties fo:font-style="italic" officeooo:rsid="00ffb40e" style:font-style-asian="italic" style:font-style-complex="italic"/>
    </style:style>
    <style:style style:name="T107" style:family="text">
      <style:text-properties fo:font-style="italic" officeooo:rsid="00f215ed" style:font-style-asian="italic" style:font-style-complex="italic"/>
    </style:style>
    <style:style style:name="T108" style:family="text">
      <style:text-properties fo:font-style="italic" officeooo:rsid="0114954e" style:font-style-asian="italic" style:font-style-complex="italic"/>
    </style:style>
    <style:style style:name="T109" style:family="text">
      <style:text-properties fo:font-style="italic" officeooo:rsid="01385c7e" style:font-style-asian="italic" style:font-style-complex="italic"/>
    </style:style>
    <style:style style:name="T110" style:family="text">
      <style:text-properties fo:font-style="italic" officeooo:rsid="017ad44f" style:font-style-asian="italic" style:font-style-complex="italic"/>
    </style:style>
    <style:style style:name="T111" style:family="text">
      <style:text-properties fo:font-style="italic" officeooo:rsid="018c005b" style:font-style-asian="italic" style:font-style-complex="italic"/>
    </style:style>
    <style:style style:name="T112" style:family="text">
      <style:text-properties fo:font-style="italic" officeooo:rsid="01a177f4" style:font-style-asian="italic" style:font-style-complex="italic"/>
    </style:style>
    <style:style style:name="T113" style:family="text">
      <style:text-properties fo:font-style="italic" officeooo:rsid="01e1c9ae" style:font-style-asian="italic" style:font-style-complex="italic"/>
    </style:style>
    <style:style style:name="T114" style:family="text">
      <style:text-properties fo:font-style="italic" officeooo:rsid="01ed418c" style:font-style-asian="italic" style:font-style-complex="italic"/>
    </style:style>
    <style:style style:name="T115" style:family="text">
      <style:text-properties fo:font-style="italic" officeooo:rsid="01ededf2" style:font-style-asian="italic" style:font-style-complex="italic"/>
    </style:style>
    <style:style style:name="T116" style:family="text">
      <style:text-properties fo:font-style="italic" officeooo:rsid="01ee4f9b" style:font-style-asian="italic" style:font-style-complex="italic"/>
    </style:style>
    <style:style style:name="T117" style:family="text">
      <style:text-properties fo:font-style="italic" officeooo:rsid="01ef49f4" style:font-style-asian="italic" style:font-style-complex="italic"/>
    </style:style>
    <style:style style:name="T118" style:family="text">
      <style:text-properties fo:font-style="italic" officeooo:rsid="01f2254a" style:font-style-asian="italic" style:font-style-complex="italic"/>
    </style:style>
    <style:style style:name="T119" style:family="text">
      <style:text-properties fo:font-style="italic" officeooo:rsid="01f719a6" style:font-style-asian="italic" style:font-style-complex="italic"/>
    </style:style>
    <style:style style:name="T120" style:family="text">
      <style:text-properties fo:font-style="italic" officeooo:rsid="01f89a8d" style:font-style-asian="italic" style:font-style-complex="italic"/>
    </style:style>
    <style:style style:name="T121" style:family="text">
      <style:text-properties fo:font-style="italic" officeooo:rsid="0216011c" style:font-style-asian="italic" style:font-style-complex="italic"/>
    </style:style>
    <style:style style:name="T122" style:family="text">
      <style:text-properties fo:font-style="italic" officeooo:rsid="021a3092" style:font-style-asian="italic" style:font-style-complex="italic"/>
    </style:style>
    <style:style style:name="T123" style:family="text">
      <style:text-properties fo:font-style="italic" officeooo:rsid="021b3f6d" style:font-style-asian="italic" style:font-style-complex="italic"/>
    </style:style>
    <style:style style:name="T124" style:family="text">
      <style:text-properties fo:font-style="italic" officeooo:rsid="021f3bc5" style:font-style-asian="italic" style:font-style-complex="italic"/>
    </style:style>
    <style:style style:name="T125" style:family="text">
      <style:text-properties fo:font-style="italic" officeooo:rsid="0220bc7a" style:font-style-asian="italic" style:font-style-complex="italic"/>
    </style:style>
    <style:style style:name="T126" style:family="text">
      <style:text-properties fo:font-style="italic" officeooo:rsid="0220cce3" style:font-style-asian="italic" style:font-style-complex="italic"/>
    </style:style>
    <style:style style:name="T127" style:family="text">
      <style:text-properties fo:font-style="italic" officeooo:rsid="0223e48e" style:font-style-asian="italic" style:font-style-complex="italic"/>
    </style:style>
    <style:style style:name="T128" style:family="text">
      <style:text-properties fo:font-style="italic" officeooo:rsid="0225f499" style:font-style-asian="italic" style:font-style-complex="italic"/>
    </style:style>
    <style:style style:name="T129" style:family="text">
      <style:text-properties fo:font-style="italic" style:font-style-asian="italic" style:font-weight-asian="normal" style:font-style-complex="italic" style:font-weight-complex="normal"/>
    </style:style>
    <style:style style:name="T130" style:family="text">
      <style:text-properties fo:font-style="italic" officeooo:rsid="00b0bc86" style:font-style-asian="italic" style:font-weight-asian="normal" style:font-style-complex="italic" style:font-weight-complex="normal"/>
    </style:style>
    <style:style style:name="T131" style:family="text">
      <style:text-properties fo:font-style="italic" officeooo:rsid="00b6b23c" style:font-style-asian="italic" style:font-weight-asian="normal" style:font-style-complex="italic" style:font-weight-complex="normal"/>
    </style:style>
    <style:style style:name="T132" style:family="text">
      <style:text-properties fo:font-style="italic" officeooo:rsid="00ceb1bd" style:font-style-asian="italic" style:font-weight-asian="normal" style:font-style-complex="italic" style:font-weight-complex="normal"/>
    </style:style>
    <style:style style:name="T133" style:family="text">
      <style:text-properties fo:font-style="italic" officeooo:rsid="006fc3e1" style:font-style-asian="italic" style:font-weight-asian="normal" style:font-style-complex="italic" style:font-weight-complex="normal"/>
    </style:style>
    <style:style style:name="T134" style:family="text">
      <style:text-properties fo:font-style="italic" officeooo:rsid="009f68bf" style:font-style-asian="italic" style:font-weight-asian="normal" style:font-style-complex="italic" style:font-weight-complex="normal"/>
    </style:style>
    <style:style style:name="T135" style:family="text">
      <style:text-properties fo:font-style="italic" officeooo:rsid="00a01561" style:font-style-asian="italic" style:font-weight-asian="normal" style:font-style-complex="italic" style:font-weight-complex="normal"/>
    </style:style>
    <style:style style:name="T136" style:family="text">
      <style:text-properties fo:font-style="italic" officeooo:rsid="00e2cd80" style:font-style-asian="italic" style:font-weight-asian="normal" style:font-style-complex="italic" style:font-weight-complex="normal"/>
    </style:style>
    <style:style style:name="T137" style:family="text">
      <style:text-properties fo:font-style="italic" officeooo:rsid="00e643f9" style:font-style-asian="italic" style:font-weight-asian="normal" style:font-style-complex="italic" style:font-weight-complex="normal"/>
    </style:style>
    <style:style style:name="T138" style:family="text">
      <style:text-properties fo:font-style="italic" officeooo:rsid="00eb93c5" style:font-style-asian="italic" style:font-weight-asian="normal" style:font-style-complex="italic" style:font-weight-complex="normal"/>
    </style:style>
    <style:style style:name="T139" style:family="text">
      <style:text-properties fo:font-style="italic" officeooo:rsid="00f215ed" style:font-style-asian="italic" style:font-weight-asian="normal" style:font-style-complex="italic" style:font-weight-complex="normal"/>
    </style:style>
    <style:style style:name="T140" style:family="text">
      <style:text-properties fo:font-style="italic" officeooo:rsid="009e21c3" style:font-style-asian="italic" style:font-weight-asian="normal" style:font-style-complex="italic" style:font-weight-complex="normal"/>
    </style:style>
    <style:style style:name="T141" style:family="text">
      <style:text-properties fo:font-style="italic" officeooo:rsid="01f4f5ac" style:font-style-asian="italic" style:font-weight-asian="normal" style:font-style-complex="italic" style:font-weight-complex="normal"/>
    </style:style>
    <style:style style:name="T142" style:family="text">
      <style:text-properties fo:font-style="italic" officeooo:rsid="028b5b50" style:font-style-asian="italic" style:font-weight-asian="normal" style:font-style-complex="italic" style:font-weight-complex="normal"/>
    </style:style>
    <style:style style:name="T143" style:family="text">
      <style:text-properties fo:font-style="italic" officeooo:rsid="02bf2c10" style:font-style-asian="italic" style:font-weight-asian="normal" style:font-style-complex="italic" style:font-weight-complex="normal"/>
    </style:style>
    <style:style style:name="T144" style:family="text">
      <style:text-properties fo:font-style="italic" style:font-style-asian="italic" style:font-weight-asian="bold" style:font-style-complex="italic" style:font-weight-complex="bold"/>
    </style:style>
    <style:style style:name="T145" style:family="text">
      <style:text-properties fo:font-style="italic" officeooo:rsid="00c19d5a" style:font-style-asian="italic" style:font-weight-asian="bold" style:font-style-complex="italic" style:font-weight-complex="bold"/>
    </style:style>
    <style:style style:name="T146" style:family="text">
      <style:text-properties fo:font-style="italic" officeooo:rsid="00c49c19" style:font-style-asian="italic" style:font-weight-asian="bold" style:font-style-complex="italic" style:font-weight-complex="bold"/>
    </style:style>
    <style:style style:name="T147" style:family="text">
      <style:text-properties fo:font-style="italic" officeooo:rsid="0053cc85" style:font-style-asian="italic" style:font-weight-asian="bold" style:font-style-complex="italic" style:font-weight-complex="bold"/>
    </style:style>
    <style:style style:name="T148" style:family="text">
      <style:text-properties fo:font-style="italic" officeooo:rsid="005efc71" style:font-style-asian="italic" style:font-weight-asian="bold" style:font-style-complex="italic" style:font-weight-complex="bold"/>
    </style:style>
    <style:style style:name="T149" style:family="text">
      <style:text-properties fo:font-style="italic" officeooo:rsid="01b3f552" style:font-style-asian="italic" style:font-weight-asian="bold" style:font-style-complex="italic" style:font-weight-complex="bold"/>
    </style:style>
    <style:style style:name="T150" style:family="text">
      <style:text-properties fo:font-style="italic" officeooo:rsid="00629380" style:font-style-asian="italic" style:font-weight-asian="bold" style:font-style-complex="italic" style:font-weight-complex="bold"/>
    </style:style>
    <style:style style:name="T151" style:family="text">
      <style:text-properties fo:font-style="italic" officeooo:rsid="0182d01f" style:font-style-asian="italic" style:font-weight-asian="bold" style:font-style-complex="italic" style:font-weight-complex="bold"/>
    </style:style>
    <style:style style:name="T152" style:family="text">
      <style:text-properties fo:font-style="italic" officeooo:rsid="02513424" style:font-style-asian="italic" style:font-weight-asian="bold" style:font-style-complex="italic" style:font-weight-complex="bold"/>
    </style:style>
    <style:style style:name="T153" style:family="text">
      <style:text-properties fo:font-style="italic" officeooo:rsid="024520e0" style:font-style-asian="italic" style:font-weight-asian="bold" style:font-style-complex="italic" style:font-weight-complex="bold"/>
    </style:style>
    <style:style style:name="T154" style:family="text">
      <style:text-properties fo:font-style="italic" officeooo:rsid="02527723" style:font-style-asian="italic" style:font-weight-asian="bold" style:font-style-complex="italic" style:font-weight-complex="bold"/>
    </style:style>
    <style:style style:name="T155" style:family="text">
      <style:text-properties fo:font-style="italic" fo:font-weight="normal" officeooo:rsid="004be69d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04da774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641446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c49c19" style:font-style-asian="italic" style:font-weight-asian="normal" style:font-style-complex="italic" style:font-weight-complex="normal"/>
    </style:style>
    <style:style style:name="T159" style:family="text">
      <style:text-properties fo:font-style="italic" fo:font-weight="normal" officeooo:rsid="008962c0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71644a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2527723" style:font-style-asian="italic" style:font-weight-asian="normal" style:font-style-complex="italic" style:font-weight-complex="normal"/>
    </style:style>
    <style:style style:name="T162" style:family="text">
      <style:text-properties fo:font-style="italic" style:text-underline-style="none" fo:font-weight="bold" officeooo:rsid="004be69d" style:font-style-asian="italic" style:font-weight-asian="bold" style:font-style-complex="italic" style:font-weight-complex="bold"/>
    </style:style>
    <style:style style:name="T163" style:family="text">
      <style:text-properties fo:font-style="italic" style:text-underline-style="none" officeooo:rsid="01bd594e" style:font-style-asian="italic" style:font-weight-asian="bold" style:font-style-complex="italic" style:font-weight-complex="bold"/>
    </style:style>
    <style:style style:name="T164" style:family="text">
      <style:text-properties fo:font-style="italic" style:text-underline-style="none" officeooo:rsid="01bb77c6" style:font-style-asian="italic" style:font-weight-asian="bold" style:font-style-complex="italic" style:font-weight-complex="bold"/>
    </style:style>
    <style:style style:name="T165" style:family="text">
      <style:text-properties fo:font-style="italic" style:text-underline-style="none" officeooo:rsid="01d1e234" style:font-style-asian="italic" style:font-weight-asian="bold" style:font-style-complex="italic" style:font-weight-complex="bold"/>
    </style:style>
    <style:style style:name="T166" style:family="text">
      <style:text-properties fo:font-style="italic" style:text-underline-style="none" officeooo:rsid="01d69acd" style:font-style-asian="italic" style:font-weight-asian="bold" style:font-style-complex="italic" style:font-weight-complex="bold"/>
    </style:style>
    <style:style style:name="T167" style:family="text">
      <style:text-properties fo:font-style="italic" officeooo:rsid="02513424" style:font-size-asian="14pt" style:font-style-asian="italic" style:font-weight-asian="bold" style:font-size-complex="14pt" style:font-style-complex="italic" style:font-weight-complex="bold"/>
    </style:style>
    <style:style style:name="T168" style:family="text">
      <style:text-properties fo:font-style="italic" officeooo:rsid="02527723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fo:font-style="italic" officeooo:rsid="024520e0" style:font-size-asian="14pt" style:font-style-asian="italic" style:font-weight-asian="bold" style:font-size-complex="14pt" style:font-style-complex="italic" style:font-weight-complex="bold"/>
    </style:style>
    <style:style style:name="T170" style:family="text">
      <style:text-properties fo:font-style="italic" officeooo:rsid="00f215ed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font-style="italic" officeooo:rsid="0216011c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style="italic" officeooo:rsid="02815dc1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style="italic" officeooo:rsid="0216011c" style:font-size-asian="14pt" style:font-style-asian="italic" style:font-size-complex="14pt" style:font-style-complex="italic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4973da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7fe39e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8816de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ad1c4d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0aec164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06fc3e1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e134cc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0e48825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0f018b5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1144af7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1145a53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1350af6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1367da8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1768e12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1788b9e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17d54cb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06fcc8f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1dfdf42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13dbf8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214f07d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26927ae" style:font-style-asian="normal" style:font-weight-asian="bold" style:font-style-complex="normal" style:font-weight-complex="bold"/>
    </style:style>
    <style:style style:name="T196" style:family="text">
      <style:text-properties fo:font-style="normal" fo:font-weight="bold" officeooo:rsid="02808112" style:font-style-asian="normal" style:font-weight-asian="bold" style:font-style-complex="normal" style:font-weight-complex="bold"/>
    </style:style>
    <style:style style:name="T197" style:family="text">
      <style:text-properties fo:font-style="normal" fo:font-weight="bold" officeooo:rsid="015fc273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bold" officeooo:rsid="02465f13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bold" officeooo:rsid="022b3230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4b2dd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4be69d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4da77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81c81c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829916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87c7f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87d162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937345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96afef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593e2f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53cc85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5b53e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5be8d3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5dc742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5efc7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641446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a5952a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c19d5a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c1f9ee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c495b7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8816de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8c60c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8dacf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8962c0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8c14a4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c49c19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c6926b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c6ae1e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4e6a8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4eb7e6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50a922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2e21c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54d717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58242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5a0fe4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629380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637839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65f1ad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670599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8b15e7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f83955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1137129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1195057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12adc79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12c4774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12d1ed7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13b3409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1619b05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163fd54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165f3db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17d54cb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71644a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7230d5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73e269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74cda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1a6e3c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1a7a012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b0bc86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1aa387a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1ab602c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1ac7338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1ad7c19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1af49cd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1afc8db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1b03a3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1b1667e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1b2915f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1b3943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b3f552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1ba8927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1b6f01a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1812f19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2419300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2527723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256881a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5ccae7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5da49b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5f9965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611b3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6776b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6ea471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f215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40dfb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5e943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83df9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97d8d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8a843f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8b5b5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8ce61d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527723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style="normal" fo:font-weight="normal" officeooo:rsid="0254ee4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style="normal" fo:font-weight="normal" officeooo:rsid="0262a97f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style="normal" fo:font-weight="normal" officeooo:rsid="0264fd68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style="normal" officeooo:rsid="0081c81c" style:font-style-asian="normal" style:font-style-complex="normal"/>
    </style:style>
    <style:style style:name="T295" style:family="text">
      <style:text-properties fo:font-style="normal" officeooo:rsid="00829916" style:font-style-asian="normal" style:font-style-complex="normal"/>
    </style:style>
    <style:style style:name="T296" style:family="text">
      <style:text-properties fo:font-style="normal" officeooo:rsid="00593e2f" style:font-style-asian="normal" style:font-style-complex="normal"/>
    </style:style>
    <style:style style:name="T297" style:family="text">
      <style:text-properties fo:font-style="normal" officeooo:rsid="005be8d3" style:font-style-asian="normal" style:font-style-complex="normal"/>
    </style:style>
    <style:style style:name="T298" style:family="text">
      <style:text-properties fo:font-style="normal" officeooo:rsid="026927ae" style:font-style-asian="normal" style:font-style-complex="normal"/>
    </style:style>
    <style:style style:name="T299" style:family="text">
      <style:text-properties fo:font-style="normal" style:font-style-asian="normal" style:font-weight-asian="normal" style:font-style-complex="normal" style:font-weight-complex="normal"/>
    </style:style>
    <style:style style:name="T300" style:family="text">
      <style:text-properties fo:font-style="normal" officeooo:rsid="00937345" style:font-style-asian="normal" style:font-weight-asian="normal" style:font-style-complex="normal" style:font-weight-complex="normal"/>
    </style:style>
    <style:style style:name="T301" style:family="text">
      <style:text-properties fo:font-style="normal" officeooo:rsid="00b3d1c3" style:font-style-asian="normal" style:font-weight-asian="normal" style:font-style-complex="normal" style:font-weight-complex="normal"/>
    </style:style>
    <style:style style:name="T302" style:family="text">
      <style:text-properties fo:font-style="normal" officeooo:rsid="004e6a8e" style:font-style-asian="normal" style:font-weight-asian="normal" style:font-style-complex="normal" style:font-weight-complex="normal"/>
    </style:style>
    <style:style style:name="T303" style:family="text">
      <style:text-properties fo:font-style="normal" officeooo:rsid="006ce40f" style:font-style-asian="normal" style:font-weight-asian="normal" style:font-style-complex="normal" style:font-weight-complex="normal"/>
    </style:style>
    <style:style style:name="T304" style:family="text">
      <style:text-properties fo:font-style="normal" officeooo:rsid="008962c0" style:font-style-asian="normal" style:font-weight-asian="normal" style:font-style-complex="normal" style:font-weight-complex="normal"/>
    </style:style>
    <style:style style:name="T305" style:family="text">
      <style:text-properties fo:font-style="normal" officeooo:rsid="00909d2a" style:font-style-asian="normal" style:font-weight-asian="normal" style:font-style-complex="normal" style:font-weight-complex="normal"/>
    </style:style>
    <style:style style:name="T306" style:family="text">
      <style:text-properties fo:font-style="normal" officeooo:rsid="00a7b1f4" style:font-style-asian="normal" style:font-weight-asian="normal" style:font-style-complex="normal" style:font-weight-complex="normal"/>
    </style:style>
    <style:style style:name="T307" style:family="text">
      <style:text-properties fo:font-style="normal" officeooo:rsid="00a8537e" style:font-style-asian="normal" style:font-weight-asian="normal" style:font-style-complex="normal" style:font-weight-complex="normal"/>
    </style:style>
    <style:style style:name="T308" style:family="text">
      <style:text-properties fo:font-style="normal" officeooo:rsid="00abde80" style:font-style-asian="normal" style:font-weight-asian="normal" style:font-style-complex="normal" style:font-weight-complex="normal"/>
    </style:style>
    <style:style style:name="T309" style:family="text">
      <style:text-properties fo:font-style="normal" officeooo:rsid="00aec164" style:font-style-asian="normal" style:font-weight-asian="normal" style:font-style-complex="normal" style:font-weight-complex="normal"/>
    </style:style>
    <style:style style:name="T310" style:family="text">
      <style:text-properties fo:font-style="normal" officeooo:rsid="00b0bc86" style:font-style-asian="normal" style:font-weight-asian="normal" style:font-style-complex="normal" style:font-weight-complex="normal"/>
    </style:style>
    <style:style style:name="T311" style:family="text">
      <style:text-properties fo:font-style="normal" officeooo:rsid="008816de" style:font-style-asian="normal" style:font-weight-asian="normal" style:font-style-complex="normal" style:font-weight-complex="normal"/>
    </style:style>
    <style:style style:name="T312" style:family="text">
      <style:text-properties fo:font-style="normal" officeooo:rsid="00b6b23c" style:font-style-asian="normal" style:font-weight-asian="normal" style:font-style-complex="normal" style:font-weight-complex="normal"/>
    </style:style>
    <style:style style:name="T313" style:family="text">
      <style:text-properties fo:font-style="normal" officeooo:rsid="00b8d003" style:font-style-asian="normal" style:font-weight-asian="normal" style:font-style-complex="normal" style:font-weight-complex="normal"/>
    </style:style>
    <style:style style:name="T314" style:family="text">
      <style:text-properties fo:font-style="normal" officeooo:rsid="00ba83b8" style:font-style-asian="normal" style:font-weight-asian="normal" style:font-style-complex="normal" style:font-weight-complex="normal"/>
    </style:style>
    <style:style style:name="T315" style:family="text">
      <style:text-properties fo:font-style="normal" officeooo:rsid="00bb0973" style:font-style-asian="normal" style:font-weight-asian="normal" style:font-style-complex="normal" style:font-weight-complex="normal"/>
    </style:style>
    <style:style style:name="T316" style:family="text">
      <style:text-properties fo:font-style="normal" officeooo:rsid="00bb8884" style:font-style-asian="normal" style:font-weight-asian="normal" style:font-style-complex="normal" style:font-weight-complex="normal"/>
    </style:style>
    <style:style style:name="T317" style:family="text">
      <style:text-properties fo:font-style="normal" officeooo:rsid="00bd5b65" style:font-style-asian="normal" style:font-weight-asian="normal" style:font-style-complex="normal" style:font-weight-complex="normal"/>
    </style:style>
    <style:style style:name="T318" style:family="text">
      <style:text-properties fo:font-style="normal" officeooo:rsid="00ca976b" style:font-style-asian="normal" style:font-weight-asian="normal" style:font-style-complex="normal" style:font-weight-complex="normal"/>
    </style:style>
    <style:style style:name="T319" style:family="text">
      <style:text-properties fo:font-style="normal" officeooo:rsid="00c49c19" style:font-style-asian="normal" style:font-weight-asian="normal" style:font-style-complex="normal" style:font-weight-complex="normal"/>
    </style:style>
    <style:style style:name="T320" style:family="text">
      <style:text-properties fo:font-style="normal" officeooo:rsid="00cc68f6" style:font-style-asian="normal" style:font-weight-asian="normal" style:font-style-complex="normal" style:font-weight-complex="normal"/>
    </style:style>
    <style:style style:name="T321" style:family="text">
      <style:text-properties fo:font-style="normal" officeooo:rsid="00cd0b45" style:font-style-asian="normal" style:font-weight-asian="normal" style:font-style-complex="normal" style:font-weight-complex="normal"/>
    </style:style>
    <style:style style:name="T322" style:family="text">
      <style:text-properties fo:font-style="normal" officeooo:rsid="00ceb1bd" style:font-style-asian="normal" style:font-weight-asian="normal" style:font-style-complex="normal" style:font-weight-complex="normal"/>
    </style:style>
    <style:style style:name="T323" style:family="text">
      <style:text-properties fo:font-style="normal" officeooo:rsid="00cfe8bb" style:font-style-asian="normal" style:font-weight-asian="normal" style:font-style-complex="normal" style:font-weight-complex="normal"/>
    </style:style>
    <style:style style:name="T324" style:family="text">
      <style:text-properties fo:font-style="normal" officeooo:rsid="00d19d5b" style:font-style-asian="normal" style:font-weight-asian="normal" style:font-style-complex="normal" style:font-weight-complex="normal"/>
    </style:style>
    <style:style style:name="T325" style:family="text">
      <style:text-properties fo:font-style="normal" officeooo:rsid="0053cc85" style:font-style-asian="normal" style:font-weight-asian="normal" style:font-style-complex="normal" style:font-weight-complex="normal"/>
    </style:style>
    <style:style style:name="T326" style:family="text">
      <style:text-properties fo:font-style="normal" officeooo:rsid="00d1d587" style:font-style-asian="normal" style:font-weight-asian="normal" style:font-style-complex="normal" style:font-weight-complex="normal"/>
    </style:style>
    <style:style style:name="T327" style:family="text">
      <style:text-properties fo:font-style="normal" officeooo:rsid="00d6b849" style:font-style-asian="normal" style:font-weight-asian="normal" style:font-style-complex="normal" style:font-weight-complex="normal"/>
    </style:style>
    <style:style style:name="T328" style:family="text">
      <style:text-properties fo:font-style="normal" officeooo:rsid="00d6f220" style:font-style-asian="normal" style:font-weight-asian="normal" style:font-style-complex="normal" style:font-weight-complex="normal"/>
    </style:style>
    <style:style style:name="T329" style:family="text">
      <style:text-properties fo:font-style="normal" officeooo:rsid="006eb388" style:font-style-asian="normal" style:font-weight-asian="normal" style:font-style-complex="normal" style:font-weight-complex="normal"/>
    </style:style>
    <style:style style:name="T330" style:family="text">
      <style:text-properties fo:font-style="normal" officeooo:rsid="006fa6a8" style:font-style-asian="normal" style:font-weight-asian="normal" style:font-style-complex="normal" style:font-weight-complex="normal"/>
    </style:style>
    <style:style style:name="T331" style:family="text">
      <style:text-properties fo:font-style="normal" officeooo:rsid="006fc3e1" style:font-style-asian="normal" style:font-weight-asian="normal" style:font-style-complex="normal" style:font-weight-complex="normal"/>
    </style:style>
    <style:style style:name="T332" style:family="text">
      <style:text-properties fo:font-style="normal" officeooo:rsid="008eb7f0" style:font-style-asian="normal" style:font-weight-asian="normal" style:font-style-complex="normal" style:font-weight-complex="normal"/>
    </style:style>
    <style:style style:name="T333" style:family="text">
      <style:text-properties fo:font-style="normal" officeooo:rsid="009f68bf" style:font-style-asian="normal" style:font-weight-asian="normal" style:font-style-complex="normal" style:font-weight-complex="normal"/>
    </style:style>
    <style:style style:name="T334" style:family="text">
      <style:text-properties fo:font-style="normal" officeooo:rsid="00a01561" style:font-style-asian="normal" style:font-weight-asian="normal" style:font-style-complex="normal" style:font-weight-complex="normal"/>
    </style:style>
    <style:style style:name="T335" style:family="text">
      <style:text-properties fo:font-style="normal" officeooo:rsid="00d92d5e" style:font-style-asian="normal" style:font-weight-asian="normal" style:font-style-complex="normal" style:font-weight-complex="normal"/>
    </style:style>
    <style:style style:name="T336" style:family="text">
      <style:text-properties fo:font-style="normal" officeooo:rsid="00e48825" style:font-style-asian="normal" style:font-weight-asian="normal" style:font-style-complex="normal" style:font-weight-complex="normal"/>
    </style:style>
    <style:style style:name="T337" style:family="text">
      <style:text-properties fo:font-style="normal" officeooo:rsid="00e643f9" style:font-style-asian="normal" style:font-weight-asian="normal" style:font-style-complex="normal" style:font-weight-complex="normal"/>
    </style:style>
    <style:style style:name="T338" style:family="text">
      <style:text-properties fo:font-style="normal" officeooo:rsid="00f215ed" style:font-style-asian="normal" style:font-weight-asian="normal" style:font-style-complex="normal" style:font-weight-complex="normal"/>
    </style:style>
    <style:style style:name="T339" style:family="text">
      <style:text-properties fo:font-style="normal" officeooo:rsid="00df3d76" style:font-style-asian="normal" style:font-weight-asian="normal" style:font-style-complex="normal" style:font-weight-complex="normal"/>
    </style:style>
    <style:style style:name="T340" style:family="text">
      <style:text-properties fo:font-style="normal" officeooo:rsid="00e96027" style:font-style-asian="normal" style:font-weight-asian="normal" style:font-style-complex="normal" style:font-weight-complex="normal"/>
    </style:style>
    <style:style style:name="T341" style:family="text">
      <style:text-properties fo:font-style="normal" officeooo:rsid="00e96f6c" style:font-style-asian="normal" style:font-weight-asian="normal" style:font-style-complex="normal" style:font-weight-complex="normal"/>
    </style:style>
    <style:style style:name="T342" style:family="text">
      <style:text-properties fo:font-style="normal" officeooo:rsid="00eb93c5" style:font-style-asian="normal" style:font-weight-asian="normal" style:font-style-complex="normal" style:font-weight-complex="normal"/>
    </style:style>
    <style:style style:name="T343" style:family="text">
      <style:text-properties fo:font-style="normal" officeooo:rsid="00ed0c15" style:font-style-asian="normal" style:font-weight-asian="normal" style:font-style-complex="normal" style:font-weight-complex="normal"/>
    </style:style>
    <style:style style:name="T344" style:family="text">
      <style:text-properties fo:font-style="normal" officeooo:rsid="00eef0c9" style:font-style-asian="normal" style:font-weight-asian="normal" style:font-style-complex="normal" style:font-weight-complex="normal"/>
    </style:style>
    <style:style style:name="T345" style:family="text">
      <style:text-properties fo:font-style="normal" officeooo:rsid="00f018b5" style:font-style-asian="normal" style:font-weight-asian="normal" style:font-style-complex="normal" style:font-weight-complex="normal"/>
    </style:style>
    <style:style style:name="T346" style:family="text">
      <style:text-properties fo:font-style="normal" officeooo:rsid="00f3316b" style:font-style-asian="normal" style:font-weight-asian="normal" style:font-style-complex="normal" style:font-weight-complex="normal"/>
    </style:style>
    <style:style style:name="T347" style:family="text">
      <style:text-properties fo:font-style="normal" officeooo:rsid="009e21c3" style:font-style-asian="normal" style:font-weight-asian="normal" style:font-style-complex="normal" style:font-weight-complex="normal"/>
    </style:style>
    <style:style style:name="T348" style:family="text">
      <style:text-properties fo:font-style="normal" officeooo:rsid="009e79b9" style:font-style-asian="normal" style:font-weight-asian="normal" style:font-style-complex="normal" style:font-weight-complex="normal"/>
    </style:style>
    <style:style style:name="T349" style:family="text">
      <style:text-properties fo:font-style="normal" officeooo:rsid="00f505dc" style:font-style-asian="normal" style:font-weight-asian="normal" style:font-style-complex="normal" style:font-weight-complex="normal"/>
    </style:style>
    <style:style style:name="T350" style:family="text">
      <style:text-properties fo:font-style="normal" officeooo:rsid="010c35cd" style:font-style-asian="normal" style:font-weight-asian="normal" style:font-style-complex="normal" style:font-weight-complex="normal"/>
    </style:style>
    <style:style style:name="T351" style:family="text">
      <style:text-properties fo:font-style="normal" officeooo:rsid="010db712" style:font-style-asian="normal" style:font-weight-asian="normal" style:font-style-complex="normal" style:font-weight-complex="normal"/>
    </style:style>
    <style:style style:name="T352" style:family="text">
      <style:text-properties fo:font-style="normal" officeooo:rsid="010ef8e1" style:font-style-asian="normal" style:font-weight-asian="normal" style:font-style-complex="normal" style:font-weight-complex="normal"/>
    </style:style>
    <style:style style:name="T353" style:family="text">
      <style:text-properties fo:font-style="normal" officeooo:rsid="0110015d" style:font-style-asian="normal" style:font-weight-asian="normal" style:font-style-complex="normal" style:font-weight-complex="normal"/>
    </style:style>
    <style:style style:name="T354" style:family="text">
      <style:text-properties fo:font-style="normal" officeooo:rsid="0110bb1f" style:font-style-asian="normal" style:font-weight-asian="normal" style:font-style-complex="normal" style:font-weight-complex="normal"/>
    </style:style>
    <style:style style:name="T355" style:family="text">
      <style:text-properties fo:font-style="normal" officeooo:rsid="01119e4b" style:font-style-asian="normal" style:font-weight-asian="normal" style:font-style-complex="normal" style:font-weight-complex="normal"/>
    </style:style>
    <style:style style:name="T356" style:family="text">
      <style:text-properties fo:font-style="normal" officeooo:rsid="011223ef" style:font-style-asian="normal" style:font-weight-asian="normal" style:font-style-complex="normal" style:font-weight-complex="normal"/>
    </style:style>
    <style:style style:name="T357" style:family="text">
      <style:text-properties fo:font-style="normal" officeooo:rsid="0117c3ce" style:font-style-asian="normal" style:font-weight-asian="normal" style:font-style-complex="normal" style:font-weight-complex="normal"/>
    </style:style>
    <style:style style:name="T358" style:family="text">
      <style:text-properties fo:font-style="normal" officeooo:rsid="01195057" style:font-style-asian="normal" style:font-weight-asian="normal" style:font-style-complex="normal" style:font-weight-complex="normal"/>
    </style:style>
    <style:style style:name="T359" style:family="text">
      <style:text-properties fo:font-style="normal" officeooo:rsid="01222c75" style:font-style-asian="normal" style:font-weight-asian="normal" style:font-style-complex="normal" style:font-weight-complex="normal"/>
    </style:style>
    <style:style style:name="T360" style:family="text">
      <style:text-properties fo:font-style="normal" officeooo:rsid="01236878" style:font-style-asian="normal" style:font-weight-asian="normal" style:font-style-complex="normal" style:font-weight-complex="normal"/>
    </style:style>
    <style:style style:name="T361" style:family="text">
      <style:text-properties fo:font-style="normal" officeooo:rsid="0126acc7" style:font-style-asian="normal" style:font-weight-asian="normal" style:font-style-complex="normal" style:font-weight-complex="normal"/>
    </style:style>
    <style:style style:name="T362" style:family="text">
      <style:text-properties fo:font-style="normal" officeooo:rsid="01276e61" style:font-style-asian="normal" style:font-weight-asian="normal" style:font-style-complex="normal" style:font-weight-complex="normal"/>
    </style:style>
    <style:style style:name="T363" style:family="text">
      <style:text-properties fo:font-style="normal" officeooo:rsid="012809ad" style:font-style-asian="normal" style:font-weight-asian="normal" style:font-style-complex="normal" style:font-weight-complex="normal"/>
    </style:style>
    <style:style style:name="T364" style:family="text">
      <style:text-properties fo:font-style="normal" officeooo:rsid="012fa621" style:font-style-asian="normal" style:font-weight-asian="normal" style:font-style-complex="normal" style:font-weight-complex="normal"/>
    </style:style>
    <style:style style:name="T365" style:family="text">
      <style:text-properties fo:font-style="normal" officeooo:rsid="0130868c" style:font-style-asian="normal" style:font-weight-asian="normal" style:font-style-complex="normal" style:font-weight-complex="normal"/>
    </style:style>
    <style:style style:name="T366" style:family="text">
      <style:text-properties fo:font-style="normal" officeooo:rsid="0130d727" style:font-style-asian="normal" style:font-weight-asian="normal" style:font-style-complex="normal" style:font-weight-complex="normal"/>
    </style:style>
    <style:style style:name="T367" style:family="text">
      <style:text-properties fo:font-style="normal" officeooo:rsid="01328343" style:font-style-asian="normal" style:font-weight-asian="normal" style:font-style-complex="normal" style:font-weight-complex="normal"/>
    </style:style>
    <style:style style:name="T368" style:family="text">
      <style:text-properties fo:font-style="normal" officeooo:rsid="0133db3e" style:font-style-asian="normal" style:font-weight-asian="normal" style:font-style-complex="normal" style:font-weight-complex="normal"/>
    </style:style>
    <style:style style:name="T369" style:family="text">
      <style:text-properties fo:font-style="normal" officeooo:rsid="0137d83a" style:font-style-asian="normal" style:font-weight-asian="normal" style:font-style-complex="normal" style:font-weight-complex="normal"/>
    </style:style>
    <style:style style:name="T370" style:family="text">
      <style:text-properties fo:font-style="normal" officeooo:rsid="01388165" style:font-style-asian="normal" style:font-weight-asian="normal" style:font-style-complex="normal" style:font-weight-complex="normal"/>
    </style:style>
    <style:style style:name="T371" style:family="text">
      <style:text-properties fo:font-style="normal" officeooo:rsid="013b3409" style:font-style-asian="normal" style:font-weight-asian="normal" style:font-style-complex="normal" style:font-weight-complex="normal"/>
    </style:style>
    <style:style style:name="T372" style:family="text">
      <style:text-properties fo:font-style="normal" officeooo:rsid="0141cde8" style:font-style-asian="normal" style:font-weight-asian="normal" style:font-style-complex="normal" style:font-weight-complex="normal"/>
    </style:style>
    <style:style style:name="T373" style:family="text">
      <style:text-properties fo:font-style="normal" officeooo:rsid="01437b48" style:font-style-asian="normal" style:font-weight-asian="normal" style:font-style-complex="normal" style:font-weight-complex="normal"/>
    </style:style>
    <style:style style:name="T374" style:family="text">
      <style:text-properties fo:font-style="normal" officeooo:rsid="0098ff99" style:font-style-asian="normal" style:font-weight-asian="normal" style:font-style-complex="normal" style:font-weight-complex="normal"/>
    </style:style>
    <style:style style:name="T375" style:family="text">
      <style:text-properties fo:font-style="normal" officeooo:rsid="01474df5" style:font-style-asian="normal" style:font-weight-asian="normal" style:font-style-complex="normal" style:font-weight-complex="normal"/>
    </style:style>
    <style:style style:name="T376" style:family="text">
      <style:text-properties fo:font-style="normal" officeooo:rsid="014cac8c" style:font-style-asian="normal" style:font-weight-asian="normal" style:font-style-complex="normal" style:font-weight-complex="normal"/>
    </style:style>
    <style:style style:name="T377" style:family="text">
      <style:text-properties fo:font-style="normal" officeooo:rsid="014efe40" style:font-style-asian="normal" style:font-weight-asian="normal" style:font-style-complex="normal" style:font-weight-complex="normal"/>
    </style:style>
    <style:style style:name="T378" style:family="text">
      <style:text-properties fo:font-style="normal" officeooo:rsid="014f6a2d" style:font-style-asian="normal" style:font-weight-asian="normal" style:font-style-complex="normal" style:font-weight-complex="normal"/>
    </style:style>
    <style:style style:name="T379" style:family="text">
      <style:text-properties fo:font-style="normal" officeooo:rsid="0152f829" style:font-style-asian="normal" style:font-weight-asian="normal" style:font-style-complex="normal" style:font-weight-complex="normal"/>
    </style:style>
    <style:style style:name="T380" style:family="text">
      <style:text-properties fo:font-style="normal" officeooo:rsid="01538901" style:font-style-asian="normal" style:font-weight-asian="normal" style:font-style-complex="normal" style:font-weight-complex="normal"/>
    </style:style>
    <style:style style:name="T381" style:family="text">
      <style:text-properties fo:font-style="normal" officeooo:rsid="0153a21d" style:font-style-asian="normal" style:font-weight-asian="normal" style:font-style-complex="normal" style:font-weight-complex="normal"/>
    </style:style>
    <style:style style:name="T382" style:family="text">
      <style:text-properties fo:font-style="normal" officeooo:rsid="015506e0" style:font-style-asian="normal" style:font-weight-asian="normal" style:font-style-complex="normal" style:font-weight-complex="normal"/>
    </style:style>
    <style:style style:name="T383" style:family="text">
      <style:text-properties fo:font-style="normal" officeooo:rsid="015963b0" style:font-style-asian="normal" style:font-weight-asian="normal" style:font-style-complex="normal" style:font-weight-complex="normal"/>
    </style:style>
    <style:style style:name="T384" style:family="text">
      <style:text-properties fo:font-style="normal" officeooo:rsid="01598ac0" style:font-style-asian="normal" style:font-weight-asian="normal" style:font-style-complex="normal" style:font-weight-complex="normal"/>
    </style:style>
    <style:style style:name="T385" style:family="text">
      <style:text-properties fo:font-style="normal" officeooo:rsid="015a3b7b" style:font-style-asian="normal" style:font-weight-asian="normal" style:font-style-complex="normal" style:font-weight-complex="normal"/>
    </style:style>
    <style:style style:name="T386" style:family="text">
      <style:text-properties fo:font-style="normal" officeooo:rsid="0157e7be" style:font-style-asian="normal" style:font-weight-asian="normal" style:font-style-complex="normal" style:font-weight-complex="normal"/>
    </style:style>
    <style:style style:name="T387" style:family="text">
      <style:text-properties fo:font-style="normal" officeooo:rsid="015bf9fd" style:font-style-asian="normal" style:font-weight-asian="normal" style:font-style-complex="normal" style:font-weight-complex="normal"/>
    </style:style>
    <style:style style:name="T388" style:family="text">
      <style:text-properties fo:font-style="normal" officeooo:rsid="015db881" style:font-style-asian="normal" style:font-weight-asian="normal" style:font-style-complex="normal" style:font-weight-complex="normal"/>
    </style:style>
    <style:style style:name="T389" style:family="text">
      <style:text-properties fo:font-style="normal" officeooo:rsid="01619b05" style:font-style-asian="normal" style:font-weight-asian="normal" style:font-style-complex="normal" style:font-weight-complex="normal"/>
    </style:style>
    <style:style style:name="T390" style:family="text">
      <style:text-properties fo:font-style="normal" officeooo:rsid="01628178" style:font-style-asian="normal" style:font-weight-asian="normal" style:font-style-complex="normal" style:font-weight-complex="normal"/>
    </style:style>
    <style:style style:name="T391" style:family="text">
      <style:text-properties fo:font-style="normal" officeooo:rsid="015fc273" style:font-style-asian="normal" style:font-weight-asian="normal" style:font-style-complex="normal" style:font-weight-complex="normal"/>
    </style:style>
    <style:style style:name="T392" style:family="text">
      <style:text-properties fo:font-style="normal" officeooo:rsid="00a5952a" style:font-style-asian="normal" style:font-weight-asian="normal" style:font-style-complex="normal" style:font-weight-complex="normal"/>
    </style:style>
    <style:style style:name="T393" style:family="text">
      <style:text-properties fo:font-style="normal" officeooo:rsid="0167b010" style:font-style-asian="normal" style:font-weight-asian="normal" style:font-style-complex="normal" style:font-weight-complex="normal"/>
    </style:style>
    <style:style style:name="T394" style:family="text">
      <style:text-properties fo:font-style="normal" officeooo:rsid="016a530b" style:font-style-asian="normal" style:font-weight-asian="normal" style:font-style-complex="normal" style:font-weight-complex="normal"/>
    </style:style>
    <style:style style:name="T395" style:family="text">
      <style:text-properties fo:font-style="normal" officeooo:rsid="016b066a" style:font-style-asian="normal" style:font-weight-asian="normal" style:font-style-complex="normal" style:font-weight-complex="normal"/>
    </style:style>
    <style:style style:name="T396" style:family="text">
      <style:text-properties fo:font-style="normal" officeooo:rsid="016c8286" style:font-style-asian="normal" style:font-weight-asian="normal" style:font-style-complex="normal" style:font-weight-complex="normal"/>
    </style:style>
    <style:style style:name="T397" style:family="text">
      <style:text-properties fo:font-style="normal" officeooo:rsid="01730019" style:font-style-asian="normal" style:font-weight-asian="normal" style:font-style-complex="normal" style:font-weight-complex="normal"/>
    </style:style>
    <style:style style:name="T398" style:family="text">
      <style:text-properties fo:font-style="normal" officeooo:rsid="0179082d" style:font-style-asian="normal" style:font-weight-asian="normal" style:font-style-complex="normal" style:font-weight-complex="normal"/>
    </style:style>
    <style:style style:name="T399" style:family="text">
      <style:text-properties fo:font-style="normal" officeooo:rsid="01021e9d" style:font-style-asian="normal" style:font-weight-asian="normal" style:font-style-complex="normal" style:font-weight-complex="normal"/>
    </style:style>
    <style:style style:name="T400" style:family="text">
      <style:text-properties fo:font-style="normal" officeooo:rsid="01122e3d" style:font-style-asian="normal" style:font-weight-asian="normal" style:font-style-complex="normal" style:font-weight-complex="normal"/>
    </style:style>
    <style:style style:name="T401" style:family="text">
      <style:text-properties fo:font-style="normal" officeooo:rsid="0112a40a" style:font-style-asian="normal" style:font-weight-asian="normal" style:font-style-complex="normal" style:font-weight-complex="normal"/>
    </style:style>
    <style:style style:name="T402" style:family="text">
      <style:text-properties fo:font-style="normal" officeooo:rsid="01293d98" style:font-style-asian="normal" style:font-weight-asian="normal" style:font-style-complex="normal" style:font-weight-complex="normal"/>
    </style:style>
    <style:style style:name="T403" style:family="text">
      <style:text-properties fo:font-style="normal" officeooo:rsid="0129ae4a" style:font-style-asian="normal" style:font-weight-asian="normal" style:font-style-complex="normal" style:font-weight-complex="normal"/>
    </style:style>
    <style:style style:name="T404" style:family="text">
      <style:text-properties fo:font-style="normal" officeooo:rsid="015d77a3" style:font-style-asian="normal" style:font-weight-asian="normal" style:font-style-complex="normal" style:font-weight-complex="normal"/>
    </style:style>
    <style:style style:name="T405" style:family="text">
      <style:text-properties fo:font-style="normal" officeooo:rsid="015ebffb" style:font-style-asian="normal" style:font-weight-asian="normal" style:font-style-complex="normal" style:font-weight-complex="normal"/>
    </style:style>
    <style:style style:name="T406" style:family="text">
      <style:text-properties fo:font-style="normal" officeooo:rsid="016e4a8f" style:font-style-asian="normal" style:font-weight-asian="normal" style:font-style-complex="normal" style:font-weight-complex="normal"/>
    </style:style>
    <style:style style:name="T407" style:family="text">
      <style:text-properties fo:font-style="normal" officeooo:rsid="0170f98d" style:font-style-asian="normal" style:font-weight-asian="normal" style:font-style-complex="normal" style:font-weight-complex="normal"/>
    </style:style>
    <style:style style:name="T408" style:family="text">
      <style:text-properties fo:font-style="normal" officeooo:rsid="0171adc7" style:font-style-asian="normal" style:font-weight-asian="normal" style:font-style-complex="normal" style:font-weight-complex="normal"/>
    </style:style>
    <style:style style:name="T409" style:family="text">
      <style:text-properties fo:font-style="normal" officeooo:rsid="01e1a4e2" style:font-style-asian="normal" style:font-weight-asian="normal" style:font-style-complex="normal" style:font-weight-complex="normal"/>
    </style:style>
    <style:style style:name="T410" style:family="text">
      <style:text-properties fo:font-style="normal" officeooo:rsid="02071ddf" style:font-style-asian="normal" style:font-weight-asian="normal" style:font-style-complex="normal" style:font-weight-complex="normal"/>
    </style:style>
    <style:style style:name="T411" style:family="text">
      <style:text-properties fo:font-style="normal" officeooo:rsid="02096089" style:font-style-asian="normal" style:font-weight-asian="normal" style:font-style-complex="normal" style:font-weight-complex="normal"/>
    </style:style>
    <style:style style:name="T412" style:family="text">
      <style:text-properties fo:font-style="normal" officeooo:rsid="020aafdd" style:font-style-asian="normal" style:font-weight-asian="normal" style:font-style-complex="normal" style:font-weight-complex="normal"/>
    </style:style>
    <style:style style:name="T413" style:family="text">
      <style:text-properties fo:font-style="normal" officeooo:rsid="020f46c1" style:font-style-asian="normal" style:font-weight-asian="normal" style:font-style-complex="normal" style:font-weight-complex="normal"/>
    </style:style>
    <style:style style:name="T414" style:family="text">
      <style:text-properties fo:font-style="normal" officeooo:rsid="0213dbf8" style:font-style-asian="normal" style:font-weight-asian="normal" style:font-style-complex="normal" style:font-weight-complex="normal"/>
    </style:style>
    <style:style style:name="T415" style:family="text">
      <style:text-properties fo:font-style="normal" officeooo:rsid="02157a43" style:font-style-asian="normal" style:font-weight-asian="normal" style:font-style-complex="normal" style:font-weight-complex="normal"/>
    </style:style>
    <style:style style:name="T416" style:family="text">
      <style:text-properties fo:font-style="normal" officeooo:rsid="022a5b3e" style:font-style-asian="normal" style:font-weight-asian="normal" style:font-style-complex="normal" style:font-weight-complex="normal"/>
    </style:style>
    <style:style style:name="T417" style:family="text">
      <style:text-properties fo:font-style="normal" officeooo:rsid="022b3230" style:font-style-asian="normal" style:font-weight-asian="normal" style:font-style-complex="normal" style:font-weight-complex="normal"/>
    </style:style>
    <style:style style:name="T418" style:family="text">
      <style:text-properties fo:font-style="normal" officeooo:rsid="022f7bf2" style:font-style-asian="normal" style:font-weight-asian="normal" style:font-style-complex="normal" style:font-weight-complex="normal"/>
    </style:style>
    <style:style style:name="T419" style:family="text">
      <style:text-properties fo:font-style="normal" officeooo:rsid="0230b90e" style:font-style-asian="normal" style:font-weight-asian="normal" style:font-style-complex="normal" style:font-weight-complex="normal"/>
    </style:style>
    <style:style style:name="T420" style:family="text">
      <style:text-properties fo:font-style="normal" officeooo:rsid="02319bf4" style:font-style-asian="normal" style:font-weight-asian="normal" style:font-style-complex="normal" style:font-weight-complex="normal"/>
    </style:style>
    <style:style style:name="T421" style:family="text">
      <style:text-properties fo:font-style="normal" officeooo:rsid="0231cdaf" style:font-style-asian="normal" style:font-weight-asian="normal" style:font-style-complex="normal" style:font-weight-complex="normal"/>
    </style:style>
    <style:style style:name="T422" style:family="text">
      <style:text-properties fo:font-style="normal" officeooo:rsid="02328bd7" style:font-style-asian="normal" style:font-weight-asian="normal" style:font-style-complex="normal" style:font-weight-complex="normal"/>
    </style:style>
    <style:style style:name="T423" style:family="text">
      <style:text-properties fo:font-style="normal" officeooo:rsid="0232a0a7" style:font-style-asian="normal" style:font-weight-asian="normal" style:font-style-complex="normal" style:font-weight-complex="normal"/>
    </style:style>
    <style:style style:name="T424" style:family="text">
      <style:text-properties fo:font-style="normal" officeooo:rsid="0238c6a6" style:font-style-asian="normal" style:font-weight-asian="normal" style:font-style-complex="normal" style:font-weight-complex="normal"/>
    </style:style>
    <style:style style:name="T425" style:family="text">
      <style:text-properties fo:font-style="normal" officeooo:rsid="023ad679" style:font-style-asian="normal" style:font-weight-asian="normal" style:font-style-complex="normal" style:font-weight-complex="normal"/>
    </style:style>
    <style:style style:name="T426" style:family="text">
      <style:text-properties fo:font-style="normal" officeooo:rsid="023c4f21" style:font-style-asian="normal" style:font-weight-asian="normal" style:font-style-complex="normal" style:font-weight-complex="normal"/>
    </style:style>
    <style:style style:name="T427" style:family="text">
      <style:text-properties fo:font-style="normal" officeooo:rsid="023e4834" style:font-style-asian="normal" style:font-weight-asian="normal" style:font-style-complex="normal" style:font-weight-complex="normal"/>
    </style:style>
    <style:style style:name="T428" style:family="text">
      <style:text-properties fo:font-style="normal" officeooo:rsid="0244c62f" style:font-style-asian="normal" style:font-weight-asian="normal" style:font-style-complex="normal" style:font-weight-complex="normal"/>
    </style:style>
    <style:style style:name="T429" style:family="text">
      <style:text-properties fo:font-style="normal" officeooo:rsid="02465f13" style:font-style-asian="normal" style:font-weight-asian="normal" style:font-style-complex="normal" style:font-weight-complex="normal"/>
    </style:style>
    <style:style style:name="T430" style:family="text">
      <style:text-properties fo:font-style="normal" officeooo:rsid="0247a528" style:font-style-asian="normal" style:font-weight-asian="normal" style:font-style-complex="normal" style:font-weight-complex="normal"/>
    </style:style>
    <style:style style:name="T431" style:family="text">
      <style:text-properties fo:font-style="normal" officeooo:rsid="0249592a" style:font-style-asian="normal" style:font-weight-asian="normal" style:font-style-complex="normal" style:font-weight-complex="normal"/>
    </style:style>
    <style:style style:name="T432" style:family="text">
      <style:text-properties fo:font-style="normal" officeooo:rsid="02512942" style:font-style-asian="normal" style:font-weight-asian="normal" style:font-style-complex="normal" style:font-weight-complex="normal"/>
    </style:style>
    <style:style style:name="T433" style:family="text">
      <style:text-properties fo:font-style="normal" officeooo:rsid="024de4e7" style:font-style-asian="normal" style:font-weight-asian="normal" style:font-style-complex="normal" style:font-weight-complex="normal"/>
    </style:style>
    <style:style style:name="T434" style:family="text">
      <style:text-properties fo:font-style="normal" officeooo:rsid="02513424" style:font-style-asian="normal" style:font-weight-asian="normal" style:font-style-complex="normal" style:font-weight-complex="normal"/>
    </style:style>
    <style:style style:name="T435" style:family="text">
      <style:text-properties fo:font-style="normal" officeooo:rsid="025157fa" style:font-style-asian="normal" style:font-weight-asian="normal" style:font-style-complex="normal" style:font-weight-complex="normal"/>
    </style:style>
    <style:style style:name="T436" style:family="text">
      <style:text-properties fo:font-style="normal" officeooo:rsid="022a0ec0" style:font-style-asian="normal" style:font-weight-asian="normal" style:font-style-complex="normal" style:font-weight-complex="normal"/>
    </style:style>
    <style:style style:name="T437" style:family="text">
      <style:text-properties fo:font-style="normal" officeooo:rsid="024520e0" style:font-style-asian="normal" style:font-weight-asian="normal" style:font-style-complex="normal" style:font-weight-complex="normal"/>
    </style:style>
    <style:style style:name="T438" style:family="text">
      <style:text-properties fo:font-style="normal" officeooo:rsid="024c51a5" style:font-style-asian="normal" style:font-weight-asian="normal" style:font-style-complex="normal" style:font-weight-complex="normal"/>
    </style:style>
    <style:style style:name="T439" style:family="text">
      <style:text-properties fo:font-style="normal" officeooo:rsid="024d23c6" style:font-style-asian="normal" style:font-weight-asian="normal" style:font-style-complex="normal" style:font-weight-complex="normal"/>
    </style:style>
    <style:style style:name="T440" style:family="text">
      <style:text-properties fo:font-style="normal" officeooo:rsid="026927ae" style:font-style-asian="normal" style:font-weight-asian="normal" style:font-style-complex="normal" style:font-weight-complex="normal"/>
    </style:style>
    <style:style style:name="T441" style:family="text">
      <style:text-properties fo:font-style="normal" officeooo:rsid="026b099b" style:font-style-asian="normal" style:font-weight-asian="normal" style:font-style-complex="normal" style:font-weight-complex="normal"/>
    </style:style>
    <style:style style:name="T442" style:family="text">
      <style:text-properties fo:font-style="normal" officeooo:rsid="026bb8fc" style:font-style-asian="normal" style:font-weight-asian="normal" style:font-style-complex="normal" style:font-weight-complex="normal"/>
    </style:style>
    <style:style style:name="T443" style:family="text">
      <style:text-properties fo:font-style="normal" officeooo:rsid="026ea471" style:font-style-asian="normal" style:font-weight-asian="normal" style:font-style-complex="normal" style:font-weight-complex="normal"/>
    </style:style>
    <style:style style:name="T444" style:family="text">
      <style:text-properties fo:font-style="normal" officeooo:rsid="027359cb" style:font-style-asian="normal" style:font-weight-asian="normal" style:font-style-complex="normal" style:font-weight-complex="normal"/>
    </style:style>
    <style:style style:name="T445" style:family="text">
      <style:text-properties fo:font-style="normal" officeooo:rsid="0274f445" style:font-style-asian="normal" style:font-weight-asian="normal" style:font-style-complex="normal" style:font-weight-complex="normal"/>
    </style:style>
    <style:style style:name="T446" style:family="text">
      <style:text-properties fo:font-style="normal" officeooo:rsid="027967d5" style:font-style-asian="normal" style:font-weight-asian="normal" style:font-style-complex="normal" style:font-weight-complex="normal"/>
    </style:style>
    <style:style style:name="T447" style:family="text">
      <style:text-properties fo:font-style="normal" officeooo:rsid="0279b34a" style:font-style-asian="normal" style:font-weight-asian="normal" style:font-style-complex="normal" style:font-weight-complex="normal"/>
    </style:style>
    <style:style style:name="T448" style:family="text">
      <style:text-properties fo:font-style="normal" officeooo:rsid="027b97c2" style:font-style-asian="normal" style:font-weight-asian="normal" style:font-style-complex="normal" style:font-weight-complex="normal"/>
    </style:style>
    <style:style style:name="T449" style:family="text">
      <style:text-properties fo:font-style="normal" officeooo:rsid="02822d4d" style:font-style-asian="normal" style:font-weight-asian="normal" style:font-style-complex="normal" style:font-weight-complex="normal"/>
    </style:style>
    <style:style style:name="T450" style:family="text">
      <style:text-properties fo:font-style="normal" officeooo:rsid="028f3edd" style:font-style-asian="normal" style:font-weight-asian="normal" style:font-style-complex="normal" style:font-weight-complex="normal"/>
    </style:style>
    <style:style style:name="T451" style:family="text">
      <style:text-properties fo:font-style="normal" officeooo:rsid="0285e943" style:font-style-asian="normal" style:font-weight-asian="normal" style:font-style-complex="normal" style:font-weight-complex="normal"/>
    </style:style>
    <style:style style:name="T452" style:family="text">
      <style:text-properties fo:font-style="normal" officeooo:rsid="028dd2dd" style:font-style-asian="normal" style:font-weight-asian="normal" style:font-style-complex="normal" style:font-weight-complex="normal"/>
    </style:style>
    <style:style style:name="T453" style:family="text">
      <style:text-properties fo:font-style="normal" officeooo:rsid="02897d8d" style:font-style-asian="normal" style:font-weight-asian="normal" style:font-style-complex="normal" style:font-weight-complex="normal"/>
    </style:style>
    <style:style style:name="T454" style:family="text">
      <style:text-properties fo:font-style="normal" officeooo:rsid="0294a4aa" style:font-style-asian="normal" style:font-weight-asian="normal" style:font-style-complex="normal" style:font-weight-complex="normal"/>
    </style:style>
    <style:style style:name="T455" style:family="text">
      <style:text-properties fo:font-style="normal" officeooo:rsid="029780b8" style:font-style-asian="normal" style:font-weight-asian="normal" style:font-style-complex="normal" style:font-weight-complex="normal"/>
    </style:style>
    <style:style style:name="T456" style:family="text">
      <style:text-properties fo:font-style="normal" officeooo:rsid="028b5b50" style:font-style-asian="normal" style:font-weight-asian="normal" style:font-style-complex="normal" style:font-weight-complex="normal"/>
    </style:style>
    <style:style style:name="T457" style:family="text">
      <style:text-properties fo:font-style="normal" officeooo:rsid="02b3c9f9" style:font-style-asian="normal" style:font-weight-asian="normal" style:font-style-complex="normal" style:font-weight-complex="normal"/>
    </style:style>
    <style:style style:name="T458" style:family="text">
      <style:text-properties fo:font-style="normal" officeooo:rsid="02b41adc" style:font-style-asian="normal" style:font-weight-asian="normal" style:font-style-complex="normal" style:font-weight-complex="normal"/>
    </style:style>
    <style:style style:name="T459" style:family="text">
      <style:text-properties fo:font-style="normal" officeooo:rsid="02b5dc37" style:font-style-asian="normal" style:font-weight-asian="normal" style:font-style-complex="normal" style:font-weight-complex="normal"/>
    </style:style>
    <style:style style:name="T460" style:family="text">
      <style:text-properties fo:font-style="normal" officeooo:rsid="02b7419e" style:font-style-asian="normal" style:font-weight-asian="normal" style:font-style-complex="normal" style:font-weight-complex="normal"/>
    </style:style>
    <style:style style:name="T461" style:family="text">
      <style:text-properties fo:font-style="normal" officeooo:rsid="02bb0592" style:font-style-asian="normal" style:font-weight-asian="normal" style:font-style-complex="normal" style:font-weight-complex="normal"/>
    </style:style>
    <style:style style:name="T462" style:family="text">
      <style:text-properties fo:font-style="normal" officeooo:rsid="02b81ccd" style:font-style-asian="normal" style:font-weight-asian="normal" style:font-style-complex="normal" style:font-weight-complex="normal"/>
    </style:style>
    <style:style style:name="T463" style:family="text">
      <style:text-properties fo:font-style="normal" officeooo:rsid="02bef738" style:font-style-asian="normal" style:font-weight-asian="normal" style:font-style-complex="normal" style:font-weight-complex="normal"/>
    </style:style>
    <style:style style:name="T464" style:family="text">
      <style:text-properties fo:font-style="normal" officeooo:rsid="02bf2c10" style:font-style-asian="normal" style:font-weight-asian="normal" style:font-style-complex="normal" style:font-weight-complex="normal"/>
    </style:style>
    <style:style style:name="T465" style:family="text">
      <style:text-properties fo:font-style="normal" officeooo:rsid="00641446" style:font-style-asian="normal" style:font-weight-asian="bold" style:font-style-complex="normal" style:font-weight-complex="bold"/>
    </style:style>
    <style:style style:name="T466" style:family="text">
      <style:text-properties fo:font-style="normal" officeooo:rsid="00593e2f" style:font-style-asian="normal" style:font-weight-asian="bold" style:font-style-complex="normal" style:font-weight-complex="bold"/>
    </style:style>
    <style:style style:name="T467" style:family="text">
      <style:text-properties fo:font-style="normal" officeooo:rsid="00637839" style:font-style-asian="normal" style:font-weight-asian="bold" style:font-style-complex="normal" style:font-weight-complex="bold"/>
    </style:style>
    <style:style style:name="T468" style:family="text">
      <style:text-properties fo:font-style="normal" style:text-underline-style="solid" style:text-underline-width="auto" style:text-underline-color="font-color" fo:font-weight="normal" officeooo:rsid="0053cc85" style:font-style-asian="normal" style:font-weight-asian="normal" style:font-style-complex="normal" style:font-weight-complex="normal"/>
    </style:style>
    <style:style style:name="T4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0" style:family="text">
      <style:text-properties fo:font-style="normal" style:text-underline-style="none" fo:font-weight="normal" officeooo:rsid="01b3f552" style:font-style-asian="normal" style:font-weight-asian="normal" style:font-style-complex="normal" style:font-weight-complex="normal"/>
    </style:style>
    <style:style style:name="T471" style:family="text">
      <style:text-properties fo:font-style="normal" style:text-underline-style="none" fo:font-weight="normal" officeooo:rsid="01ba8927" style:font-style-asian="normal" style:font-weight-asian="normal" style:font-style-complex="normal" style:font-weight-complex="normal"/>
    </style:style>
    <style:style style:name="T472" style:family="text">
      <style:text-properties fo:font-style="normal" style:text-underline-style="none" fo:font-weight="normal" officeooo:rsid="01bb0c6e" style:font-style-asian="normal" style:font-weight-asian="normal" style:font-style-complex="normal" style:font-weight-complex="normal"/>
    </style:style>
    <style:style style:name="T473" style:family="text">
      <style:text-properties fo:font-style="normal" style:text-underline-style="none" fo:font-weight="normal" officeooo:rsid="01bb77c6" style:font-style-asian="normal" style:font-weight-asian="normal" style:font-style-complex="normal" style:font-weight-complex="normal"/>
    </style:style>
    <style:style style:name="T474" style:family="text">
      <style:text-properties fo:font-style="normal" style:text-underline-style="none" fo:font-weight="normal" officeooo:rsid="01bcf9af" style:font-style-asian="normal" style:font-weight-asian="normal" style:font-style-complex="normal" style:font-weight-complex="normal"/>
    </style:style>
    <style:style style:name="T475" style:family="text">
      <style:text-properties fo:font-style="normal" style:text-underline-style="none" fo:font-weight="normal" officeooo:rsid="01bd594e" style:font-style-asian="normal" style:font-weight-asian="normal" style:font-style-complex="normal" style:font-weight-complex="normal"/>
    </style:style>
    <style:style style:name="T476" style:family="text">
      <style:text-properties fo:font-style="normal" style:text-underline-style="none" fo:font-weight="normal" officeooo:rsid="01ab602c" style:font-style-asian="normal" style:font-weight-asian="normal" style:font-style-complex="normal" style:font-weight-complex="normal"/>
    </style:style>
    <style:style style:name="T477" style:family="text">
      <style:text-properties fo:font-style="normal" style:text-underline-style="none" fo:font-weight="normal" officeooo:rsid="01ac7338" style:font-style-asian="normal" style:font-weight-asian="normal" style:font-style-complex="normal" style:font-weight-complex="normal"/>
    </style:style>
    <style:style style:name="T478" style:family="text">
      <style:text-properties fo:font-style="normal" style:text-underline-style="none" fo:font-weight="normal" officeooo:rsid="01af49cd" style:font-style-asian="normal" style:font-weight-asian="normal" style:font-style-complex="normal" style:font-weight-complex="normal"/>
    </style:style>
    <style:style style:name="T479" style:family="text">
      <style:text-properties fo:font-style="normal" style:text-underline-style="none" fo:font-weight="normal" officeooo:rsid="01c5d974" style:font-style-asian="normal" style:font-weight-asian="normal" style:font-style-complex="normal" style:font-weight-complex="normal"/>
    </style:style>
    <style:style style:name="T480" style:family="text">
      <style:text-properties fo:font-style="normal" style:text-underline-style="none" fo:font-weight="normal" officeooo:rsid="01c318bf" style:font-style-asian="normal" style:font-weight-asian="normal" style:font-style-complex="normal" style:font-weight-complex="normal"/>
    </style:style>
    <style:style style:name="T481" style:family="text">
      <style:text-properties fo:font-style="normal" style:text-underline-style="none" fo:font-weight="normal" officeooo:rsid="01c4f80c" style:font-style-asian="normal" style:font-weight-asian="normal" style:font-style-complex="normal" style:font-weight-complex="normal"/>
    </style:style>
    <style:style style:name="T482" style:family="text">
      <style:text-properties fo:font-style="normal" style:text-underline-style="none" fo:font-weight="normal" officeooo:rsid="01c7b424" style:font-style-asian="normal" style:font-weight-asian="normal" style:font-style-complex="normal" style:font-weight-complex="normal"/>
    </style:style>
    <style:style style:name="T483" style:family="text">
      <style:text-properties fo:font-style="normal" style:text-underline-style="none" fo:font-weight="normal" officeooo:rsid="01c9b021" style:font-style-asian="normal" style:font-weight-asian="normal" style:font-style-complex="normal" style:font-weight-complex="normal"/>
    </style:style>
    <style:style style:name="T484" style:family="text">
      <style:text-properties fo:font-style="normal" style:text-underline-style="none" fo:font-weight="normal" officeooo:rsid="01a7a012" style:font-style-asian="normal" style:font-weight-asian="normal" style:font-style-complex="normal" style:font-weight-complex="normal"/>
    </style:style>
    <style:style style:name="T485" style:family="text">
      <style:text-properties fo:font-style="normal" style:text-underline-style="none" fo:font-weight="normal" officeooo:rsid="00b0bc86" style:font-style-asian="normal" style:font-weight-asian="normal" style:font-style-complex="normal" style:font-weight-complex="normal"/>
    </style:style>
    <style:style style:name="T486" style:family="text">
      <style:text-properties fo:font-style="normal" style:text-underline-style="none" fo:font-weight="normal" officeooo:rsid="01cba039" style:font-style-asian="normal" style:font-weight-asian="normal" style:font-style-complex="normal" style:font-weight-complex="normal"/>
    </style:style>
    <style:style style:name="T487" style:family="text">
      <style:text-properties fo:font-style="normal" style:text-underline-style="none" fo:font-weight="normal" officeooo:rsid="01cd7444" style:font-style-asian="normal" style:font-weight-asian="normal" style:font-style-complex="normal" style:font-weight-complex="normal"/>
    </style:style>
    <style:style style:name="T488" style:family="text">
      <style:text-properties fo:font-style="normal" style:text-underline-style="none" fo:font-weight="normal" officeooo:rsid="01d09de7" style:font-style-asian="normal" style:font-weight-asian="normal" style:font-style-complex="normal" style:font-weight-complex="normal"/>
    </style:style>
    <style:style style:name="T489" style:family="text">
      <style:text-properties fo:font-style="normal" style:text-underline-style="none" fo:font-weight="normal" officeooo:rsid="01d1e234" style:font-style-asian="normal" style:font-weight-asian="normal" style:font-style-complex="normal" style:font-weight-complex="normal"/>
    </style:style>
    <style:style style:name="T490" style:family="text">
      <style:text-properties fo:font-style="normal" style:text-underline-style="none" fo:font-weight="normal" officeooo:rsid="01d3ed19" style:font-style-asian="normal" style:font-weight-asian="normal" style:font-style-complex="normal" style:font-weight-complex="normal"/>
    </style:style>
    <style:style style:name="T491" style:family="text">
      <style:text-properties fo:font-style="normal" style:text-underline-style="none" fo:font-weight="normal" officeooo:rsid="01d5d7d1" style:font-style-asian="normal" style:font-weight-asian="normal" style:font-style-complex="normal" style:font-weight-complex="normal"/>
    </style:style>
    <style:style style:name="T492" style:family="text">
      <style:text-properties fo:font-style="normal" style:text-underline-style="none" fo:font-weight="normal" officeooo:rsid="01d69acd" style:font-style-asian="normal" style:font-weight-asian="normal" style:font-style-complex="normal" style:font-weight-complex="normal"/>
    </style:style>
    <style:style style:name="T493" style:family="text">
      <style:text-properties fo:font-style="normal" style:text-underline-style="none" fo:font-weight="normal" officeooo:rsid="01aa387a" style:font-style-asian="normal" style:font-weight-asian="normal" style:font-style-complex="normal" style:font-weight-complex="normal"/>
    </style:style>
    <style:style style:name="T494" style:family="text">
      <style:text-properties fo:font-style="normal" style:text-underline-style="none" fo:font-weight="normal" officeooo:rsid="01da219a" style:font-style-asian="normal" style:font-weight-asian="normal" style:font-style-complex="normal" style:font-weight-complex="normal"/>
    </style:style>
    <style:style style:name="T495" style:family="text">
      <style:text-properties fo:font-style="normal" style:text-underline-style="none" fo:font-weight="normal" officeooo:rsid="01da683e" style:font-style-asian="normal" style:font-weight-asian="normal" style:font-style-complex="normal" style:font-weight-complex="normal"/>
    </style:style>
    <style:style style:name="T496" style:family="text">
      <style:text-properties fo:font-style="normal" style:text-underline-style="none" fo:font-weight="normal" officeooo:rsid="01db7798" style:font-style-asian="normal" style:font-weight-asian="normal" style:font-style-complex="normal" style:font-weight-complex="normal"/>
    </style:style>
    <style:style style:name="T497" style:family="text">
      <style:text-properties fo:font-style="normal" style:text-underline-style="none" fo:font-weight="normal" officeooo:rsid="01dd7a9f" style:font-style-asian="normal" style:font-weight-asian="normal" style:font-style-complex="normal" style:font-weight-complex="normal"/>
    </style:style>
    <style:style style:name="T498" style:family="text">
      <style:text-properties fo:font-style="normal" style:text-underline-style="none" fo:font-weight="normal" officeooo:rsid="01fafc13" style:font-style-asian="normal" style:font-weight-asian="normal" style:font-style-complex="normal" style:font-weight-complex="normal"/>
    </style:style>
    <style:style style:name="T499" style:family="text">
      <style:text-properties fo:font-style="normal" style:text-underline-style="none" fo:font-weight="normal" officeooo:rsid="01fc5b5a" style:font-style-asian="normal" style:font-weight-asian="normal" style:font-style-complex="normal" style:font-weight-complex="normal"/>
    </style:style>
    <style:style style:name="T500" style:family="text">
      <style:text-properties fo:font-style="normal" style:text-underline-style="none" fo:font-weight="normal" officeooo:rsid="01fcfeb4" style:font-style-asian="normal" style:font-weight-asian="normal" style:font-style-complex="normal" style:font-weight-complex="normal"/>
    </style:style>
    <style:style style:name="T501" style:family="text">
      <style:text-properties fo:font-style="normal" style:text-underline-style="none" fo:font-weight="normal" officeooo:rsid="01d1e76d" style:font-style-asian="normal" style:font-weight-asian="normal" style:font-style-complex="normal" style:font-weight-complex="normal"/>
    </style:style>
    <style:style style:name="T502" style:family="text">
      <style:text-properties fo:font-style="normal" style:text-underline-style="none" fo:font-weight="normal" officeooo:rsid="01d75210" style:font-style-asian="normal" style:font-weight-asian="normal" style:font-style-complex="normal" style:font-weight-complex="normal"/>
    </style:style>
    <style:style style:name="T503" style:family="text">
      <style:text-properties fo:font-style="normal" style:text-underline-style="none" fo:font-weight="normal" officeooo:rsid="01d8487b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normal" officeooo:rsid="01d95e15" style:font-style-asian="normal" style:font-weight-asian="normal" style:font-style-complex="normal" style:font-weight-complex="normal"/>
    </style:style>
    <style:style style:name="T505" style:family="text">
      <style:text-properties fo:font-style="normal" style:text-underline-style="none" officeooo:rsid="01cd7444" style:font-style-asian="normal" style:font-style-complex="normal"/>
    </style:style>
    <style:style style:name="T506" style:family="text">
      <style:text-properties fo:font-style="normal" style:text-underline-style="none" officeooo:rsid="01dd7a9f" style:font-style-asian="normal" style:font-style-complex="normal"/>
    </style:style>
    <style:style style:name="T507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508" style:family="text">
      <style:text-properties fo:font-style="normal" style:text-underline-style="none" officeooo:rsid="01dd7a9f" style:font-style-asian="normal" style:font-weight-asian="normal" style:font-style-complex="normal" style:font-weight-complex="normal"/>
    </style:style>
    <style:style style:name="T509" style:family="text">
      <style:text-properties fo:font-style="normal" style:text-underline-style="none" officeooo:rsid="01fc5b5a" style:font-style-asian="normal" style:font-weight-asian="normal" style:font-style-complex="normal" style:font-weight-complex="normal"/>
    </style:style>
    <style:style style:name="T510" style:family="text">
      <style:text-properties fo:font-style="normal" style:text-underline-style="none" officeooo:rsid="01fcfeb4" style:font-style-asian="normal" style:font-weight-asian="normal" style:font-style-complex="normal" style:font-weight-complex="normal"/>
    </style:style>
    <style:style style:name="T511" style:family="text">
      <style:text-properties fo:font-style="normal" style:text-underline-style="none" officeooo:rsid="0200c854" style:font-style-asian="normal" style:font-weight-asian="normal" style:font-style-complex="normal" style:font-weight-complex="normal"/>
    </style:style>
    <style:style style:name="T512" style:family="text">
      <style:text-properties fo:font-style="normal" officeooo:rsid="00ceb1bd" style:font-size-asian="14pt" style:font-style-asian="normal" style:font-weight-asian="normal" style:font-size-complex="14pt" style:font-style-complex="normal" style:font-weight-complex="normal"/>
    </style:style>
    <style:style style:name="T513" style:family="text">
      <style:text-properties fo:font-style="normal" officeooo:rsid="00f215ed" style:font-size-asian="14pt" style:font-style-asian="normal" style:font-weight-asian="normal" style:font-size-complex="14pt" style:font-style-complex="normal" style:font-weight-complex="normal"/>
    </style:style>
    <style:style style:name="T514" style:family="text">
      <style:text-properties fo:font-style="normal" officeooo:rsid="017c0882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fo:font-style="normal" officeooo:rsid="009f68bf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fo:font-style="normal" officeooo:rsid="027b97c2" style:font-size-asian="14pt" style:font-style-asian="normal" style:font-weight-asian="normal" style:font-size-complex="14pt" style:font-style-complex="normal" style:font-weight-complex="normal"/>
    </style:style>
    <style:style style:name="T517" style:family="text">
      <style:text-properties fo:font-style="normal" officeooo:rsid="00a8537e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style="normal" officeooo:rsid="02b6a31e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style="normal" officeooo:rsid="02b6db29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style="normal" officeooo:rsid="02b7419e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style="normal" officeooo:rsid="02b81ccd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style="normal" officeooo:rsid="027b97c2" style:font-size-asian="14pt" style:font-style-asian="normal" style:font-size-complex="14pt" style:font-style-complex="normal"/>
    </style:style>
    <style:style style:name="T523" style:family="text">
      <style:text-properties fo:font-style="normal" officeooo:rsid="02808112" style:font-size-asian="14pt" style:font-style-asian="normal" style:font-size-complex="14pt" style:font-style-complex="normal"/>
    </style:style>
    <style:style style:name="T524" style:family="text">
      <style:text-properties fo:color="#000000" loext:opacity="100%" style:font-name="Liberation Serif" fo:font-size="14pt" fo:background-color="#ffffff" loext:char-shading-value="0" style:font-size-asian="14pt" style:font-size-complex="14pt"/>
    </style:style>
    <style:style style:name="T5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6" style:family="text">
      <style:text-properties style:text-underline-style="none" fo:font-weight="bold"/>
    </style:style>
    <style:style style:name="T527" style:family="text">
      <style:text-properties style:text-underline-style="none" fo:font-weight="bold" style:font-weight-asian="bold" style:font-weight-complex="bold"/>
    </style:style>
    <style:style style:name="T528" style:family="text">
      <style:text-properties style:text-underline-style="none" fo:font-weight="normal" officeooo:rsid="01bb77c6" style:font-weight-asian="normal" style:font-weight-complex="normal"/>
    </style:style>
    <style:style style:name="T529" style:family="text">
      <style:text-properties style:text-underline-style="none" fo:font-weight="normal" officeooo:rsid="018c005b" style:font-weight-asian="normal" style:font-weight-complex="normal"/>
    </style:style>
    <style:style style:name="T530" style:family="text">
      <style:text-properties style:text-underline-style="none" officeooo:rsid="01bb77c6"/>
    </style:style>
    <style:style style:name="T531" style:family="text">
      <style:text-properties style:text-underline-style="none" officeooo:rsid="01b3f552"/>
    </style:style>
    <style:style style:name="T532" style:family="text">
      <style:text-properties style:text-underline-style="none" officeooo:rsid="01bb0c6e"/>
    </style:style>
    <style:style style:name="T533" style:family="text">
      <style:text-properties style:text-underline-style="none" officeooo:rsid="01ab602c"/>
    </style:style>
    <style:style style:name="T534" style:family="text">
      <style:text-properties style:text-underline-style="none" officeooo:rsid="01ac7338"/>
    </style:style>
    <style:style style:name="T535" style:family="text">
      <style:text-properties style:text-underline-style="none" officeooo:rsid="01c5d974"/>
    </style:style>
    <style:style style:name="T536" style:family="text">
      <style:text-properties style:text-underline-style="none" officeooo:rsid="01a6e3c7"/>
    </style:style>
    <style:style style:name="T537" style:family="text">
      <style:text-properties style:text-underline-style="none" officeooo:rsid="01a7a012"/>
    </style:style>
    <style:style style:name="T538" style:family="text">
      <style:text-properties style:text-underline-style="none" officeooo:rsid="00b0bc86"/>
    </style:style>
    <style:style style:name="T539" style:family="text">
      <style:text-properties style:text-underline-style="none" officeooo:rsid="01cba039"/>
    </style:style>
    <style:style style:name="T540" style:family="text">
      <style:text-properties style:text-underline-style="none" officeooo:rsid="01cd7444"/>
    </style:style>
    <style:style style:name="T541" style:family="text">
      <style:text-properties style:text-underline-style="none" officeooo:rsid="01d1e234"/>
    </style:style>
    <style:style style:name="T542" style:family="text">
      <style:text-properties style:text-underline-style="none" officeooo:rsid="01aa387a"/>
    </style:style>
    <style:style style:name="T543" style:family="text">
      <style:text-properties style:text-underline-style="none" officeooo:rsid="01d69acd"/>
    </style:style>
    <style:style style:name="T544" style:family="text">
      <style:text-properties style:text-underline-style="none" officeooo:rsid="01dd7a9f"/>
    </style:style>
    <style:style style:name="T545" style:family="text">
      <style:text-properties officeooo:rsid="00829916"/>
    </style:style>
    <style:style style:name="T546" style:family="text">
      <style:text-properties officeooo:rsid="0096afef"/>
    </style:style>
    <style:style style:name="T547" style:family="text">
      <style:text-properties officeooo:rsid="0098ff99"/>
    </style:style>
    <style:style style:name="T548" style:family="text">
      <style:text-properties officeooo:rsid="009934bb"/>
    </style:style>
    <style:style style:name="T549" style:family="text">
      <style:text-properties officeooo:rsid="009b1eb2"/>
    </style:style>
    <style:style style:name="T550" style:family="text">
      <style:text-properties officeooo:rsid="009be096"/>
    </style:style>
    <style:style style:name="T551" style:family="text">
      <style:text-properties officeooo:rsid="009d3d24"/>
    </style:style>
    <style:style style:name="T552" style:family="text">
      <style:text-properties officeooo:rsid="009e21c3"/>
    </style:style>
    <style:style style:name="T553" style:family="text">
      <style:text-properties officeooo:rsid="009e79b9"/>
    </style:style>
    <style:style style:name="T554" style:family="text">
      <style:text-properties officeooo:rsid="00b3d1c3"/>
    </style:style>
    <style:style style:name="T555" style:family="text">
      <style:text-properties officeooo:rsid="00b42803"/>
    </style:style>
    <style:style style:name="T556" style:family="text">
      <style:text-properties officeooo:rsid="00b4b700"/>
    </style:style>
    <style:style style:name="T557" style:family="text">
      <style:text-properties officeooo:rsid="00b519e7"/>
    </style:style>
    <style:style style:name="T558" style:family="text">
      <style:text-properties officeooo:rsid="00bd5b65"/>
    </style:style>
    <style:style style:name="T559" style:family="text">
      <style:text-properties officeooo:rsid="00c19d5a"/>
    </style:style>
    <style:style style:name="T560" style:family="text">
      <style:text-properties officeooo:rsid="00c1f9ee"/>
    </style:style>
    <style:style style:name="T561" style:family="text">
      <style:text-properties officeooo:rsid="00c4388b"/>
    </style:style>
    <style:style style:name="T562" style:family="text">
      <style:text-properties officeooo:rsid="00593e2f"/>
    </style:style>
    <style:style style:name="T563" style:family="text">
      <style:text-properties officeooo:rsid="0053cc85"/>
    </style:style>
    <style:style style:name="T564" style:family="text">
      <style:text-properties officeooo:rsid="00641446"/>
    </style:style>
    <style:style style:name="T565" style:family="text">
      <style:text-properties officeooo:rsid="0065f1ad"/>
    </style:style>
    <style:style style:name="T566" style:family="text">
      <style:text-properties officeooo:rsid="009f68bf"/>
    </style:style>
    <style:style style:name="T567" style:family="text">
      <style:text-properties officeooo:rsid="005efc71"/>
    </style:style>
    <style:style style:name="T568" style:family="text">
      <style:text-properties officeooo:rsid="00d92d5e"/>
    </style:style>
    <style:style style:name="T569" style:family="text">
      <style:text-properties officeooo:rsid="00dad2b3"/>
    </style:style>
    <style:style style:name="T570" style:family="text">
      <style:text-properties officeooo:rsid="00dc7b6c"/>
    </style:style>
    <style:style style:name="T571" style:family="text">
      <style:text-properties officeooo:rsid="00dd6ccd"/>
    </style:style>
    <style:style style:name="T572" style:family="text">
      <style:text-properties officeooo:rsid="00de6fa4"/>
    </style:style>
    <style:style style:name="T573" style:family="text">
      <style:text-properties officeooo:rsid="00f67771"/>
    </style:style>
    <style:style style:name="T574" style:family="text">
      <style:text-properties officeooo:rsid="00f98be7"/>
    </style:style>
    <style:style style:name="T575" style:family="text">
      <style:text-properties officeooo:rsid="00fa4434"/>
    </style:style>
    <style:style style:name="T576" style:family="text">
      <style:text-properties officeooo:rsid="00fbe735"/>
    </style:style>
    <style:style style:name="T577" style:family="text">
      <style:text-properties officeooo:rsid="00fdd953"/>
    </style:style>
    <style:style style:name="T578" style:family="text">
      <style:text-properties officeooo:rsid="00fe9abe"/>
    </style:style>
    <style:style style:name="T579" style:family="text">
      <style:text-properties officeooo:rsid="0100beee"/>
    </style:style>
    <style:style style:name="T580" style:family="text">
      <style:text-properties officeooo:rsid="00ceb1bd"/>
    </style:style>
    <style:style style:name="T581" style:family="text">
      <style:text-properties officeooo:rsid="00f215ed"/>
    </style:style>
    <style:style style:name="T582" style:family="text">
      <style:text-properties officeooo:rsid="011a52a0"/>
    </style:style>
    <style:style style:name="T583" style:family="text">
      <style:text-properties officeooo:rsid="011bf462"/>
    </style:style>
    <style:style style:name="T584" style:family="text">
      <style:text-properties officeooo:rsid="011cbe30"/>
    </style:style>
    <style:style style:name="T585" style:family="text">
      <style:text-properties officeooo:rsid="011d2c81"/>
    </style:style>
    <style:style style:name="T586" style:family="text">
      <style:text-properties officeooo:rsid="00937345"/>
    </style:style>
    <style:style style:name="T587" style:family="text">
      <style:text-properties officeooo:rsid="008816de"/>
    </style:style>
    <style:style style:name="T588" style:family="text">
      <style:text-properties officeooo:rsid="0139d9e2"/>
    </style:style>
    <style:style style:name="T589" style:family="text">
      <style:text-properties officeooo:rsid="013d3f81"/>
    </style:style>
    <style:style style:name="T590" style:family="text">
      <style:text-properties officeooo:rsid="014221fe"/>
    </style:style>
    <style:style style:name="T591" style:family="text">
      <style:text-properties officeooo:rsid="015fc273"/>
    </style:style>
    <style:style style:name="T592" style:family="text">
      <style:text-properties officeooo:rsid="017c0882"/>
    </style:style>
    <style:style style:name="T593" style:family="text">
      <style:text-properties officeooo:rsid="018852d6"/>
    </style:style>
    <style:style style:name="T594" style:family="text">
      <style:text-properties officeooo:rsid="018beb52"/>
    </style:style>
    <style:style style:name="T595" style:family="text">
      <style:text-properties officeooo:rsid="018c005b"/>
    </style:style>
    <style:style style:name="T596" style:family="text">
      <style:text-properties officeooo:rsid="018ee064"/>
    </style:style>
    <style:style style:name="T597" style:family="text">
      <style:text-properties officeooo:rsid="018f5d2e"/>
    </style:style>
    <style:style style:name="T598" style:family="text">
      <style:text-properties officeooo:rsid="0191f9c3"/>
    </style:style>
    <style:style style:name="T599" style:family="text">
      <style:text-properties officeooo:rsid="0193d141"/>
    </style:style>
    <style:style style:name="T600" style:family="text">
      <style:text-properties officeooo:rsid="019569b4"/>
    </style:style>
    <style:style style:name="T601" style:family="text">
      <style:text-properties officeooo:rsid="01965726"/>
    </style:style>
    <style:style style:name="T602" style:family="text">
      <style:text-properties officeooo:rsid="019701ed"/>
    </style:style>
    <style:style style:name="T603" style:family="text">
      <style:text-properties officeooo:rsid="0198abfa"/>
    </style:style>
    <style:style style:name="T604" style:family="text">
      <style:text-properties officeooo:rsid="0199db2c"/>
    </style:style>
    <style:style style:name="T605" style:family="text">
      <style:text-properties officeooo:rsid="019a4706"/>
    </style:style>
    <style:style style:name="T606" style:family="text">
      <style:text-properties officeooo:rsid="019aafb3"/>
    </style:style>
    <style:style style:name="T607" style:family="text">
      <style:text-properties officeooo:rsid="019b5ff5"/>
    </style:style>
    <style:style style:name="T608" style:family="text">
      <style:text-properties officeooo:rsid="019e7611"/>
    </style:style>
    <style:style style:name="T609" style:family="text">
      <style:text-properties officeooo:rsid="01a177f4"/>
    </style:style>
    <style:style style:name="T610" style:family="text">
      <style:text-properties officeooo:rsid="01a292dd"/>
    </style:style>
    <style:style style:name="T611" style:family="text">
      <style:text-properties officeooo:rsid="01a4810e"/>
    </style:style>
    <style:style style:name="T612" style:family="text">
      <style:text-properties officeooo:rsid="01a6e3c7"/>
    </style:style>
    <style:style style:name="T613" style:family="text">
      <style:text-properties officeooo:rsid="01a7a012"/>
    </style:style>
    <style:style style:name="T614" style:family="text">
      <style:text-properties officeooo:rsid="01a95043"/>
    </style:style>
    <style:style style:name="T615" style:family="text">
      <style:text-properties officeooo:rsid="01aa387a"/>
    </style:style>
    <style:style style:name="T616" style:family="text">
      <style:text-properties officeooo:rsid="01ab602c"/>
    </style:style>
    <style:style style:name="T617" style:family="text">
      <style:text-properties officeooo:rsid="01ac7338"/>
    </style:style>
    <style:style style:name="T618" style:family="text">
      <style:text-properties officeooo:rsid="01ad7c19"/>
    </style:style>
    <style:style style:name="T619" style:family="text">
      <style:text-properties officeooo:rsid="01afc8db"/>
    </style:style>
    <style:style style:name="T620" style:family="text">
      <style:text-properties officeooo:rsid="01b03a3a"/>
    </style:style>
    <style:style style:name="T621" style:family="text">
      <style:text-properties officeooo:rsid="01b1667e"/>
    </style:style>
    <style:style style:name="T622" style:family="text">
      <style:text-properties officeooo:rsid="01b2915f"/>
    </style:style>
    <style:style style:name="T623" style:family="text">
      <style:text-properties officeooo:rsid="01b39439"/>
    </style:style>
    <style:style style:name="T624" style:family="text">
      <style:text-properties officeooo:rsid="01b3f552"/>
    </style:style>
    <style:style style:name="T625" style:family="text">
      <style:text-properties officeooo:rsid="00b0bc86"/>
    </style:style>
    <style:style style:name="T626" style:family="text">
      <style:text-properties officeooo:rsid="01e5344f"/>
    </style:style>
    <style:style style:name="T627" style:family="text">
      <style:text-properties officeooo:rsid="01e9dcf3"/>
    </style:style>
    <style:style style:name="T628" style:family="text">
      <style:text-properties officeooo:rsid="01ec6afb"/>
    </style:style>
    <style:style style:name="T629" style:family="text">
      <style:text-properties officeooo:rsid="01ed418c"/>
    </style:style>
    <style:style style:name="T630" style:family="text">
      <style:text-properties officeooo:rsid="01ededf2"/>
    </style:style>
    <style:style style:name="T631" style:family="text">
      <style:text-properties officeooo:rsid="01ee4f9b"/>
    </style:style>
    <style:style style:name="T632" style:family="text">
      <style:text-properties officeooo:rsid="01ef49f4"/>
    </style:style>
    <style:style style:name="T633" style:family="text">
      <style:text-properties officeooo:rsid="01f2254a"/>
    </style:style>
    <style:style style:name="T634" style:family="text">
      <style:text-properties officeooo:rsid="01f4f5ac"/>
    </style:style>
    <style:style style:name="T635" style:family="text">
      <style:text-properties officeooo:rsid="01f719a6"/>
    </style:style>
    <style:style style:name="T636" style:family="text">
      <style:text-properties officeooo:rsid="01f80c4b"/>
    </style:style>
    <style:style style:name="T637" style:family="text">
      <style:text-properties officeooo:rsid="01f89a8d"/>
    </style:style>
    <style:style style:name="T638" style:family="text">
      <style:text-properties officeooo:rsid="020175ea"/>
    </style:style>
    <style:style style:name="T639" style:family="text">
      <style:text-properties officeooo:rsid="020f46c1"/>
    </style:style>
    <style:style style:name="T640" style:family="text">
      <style:text-properties officeooo:rsid="00a8537e"/>
    </style:style>
    <style:style style:name="T641" style:family="text">
      <style:text-properties officeooo:rsid="021097ad"/>
    </style:style>
    <style:style style:name="T642" style:family="text">
      <style:text-properties officeooo:rsid="0213dbf8"/>
    </style:style>
    <style:style style:name="T643" style:family="text">
      <style:text-properties officeooo:rsid="02178f4f"/>
    </style:style>
    <style:style style:name="T644" style:family="text">
      <style:text-properties officeooo:rsid="021a3092"/>
    </style:style>
    <style:style style:name="T645" style:family="text">
      <style:text-properties officeooo:rsid="021b3f6d"/>
    </style:style>
    <style:style style:name="T646" style:family="text">
      <style:text-properties officeooo:rsid="021c1f1f"/>
    </style:style>
    <style:style style:name="T647" style:family="text">
      <style:text-properties officeooo:rsid="021f3bc5"/>
    </style:style>
    <style:style style:name="T648" style:family="text">
      <style:text-properties officeooo:rsid="0220bc7a"/>
    </style:style>
    <style:style style:name="T649" style:family="text">
      <style:text-properties officeooo:rsid="0220cce3"/>
    </style:style>
    <style:style style:name="T650" style:family="text">
      <style:text-properties officeooo:rsid="0223e48e"/>
    </style:style>
    <style:style style:name="T651" style:family="text">
      <style:text-properties officeooo:rsid="0225f499"/>
    </style:style>
    <style:style style:name="T652" style:family="text">
      <style:text-properties officeooo:rsid="02339dcf"/>
    </style:style>
    <style:style style:name="T653" style:family="text">
      <style:text-properties fo:color="#dcdcaa" loext:opacity="100%"/>
    </style:style>
    <style:style style:name="T654" style:family="text">
      <style:text-properties fo:color="#9cdcfe" loext:opacity="100%"/>
    </style:style>
    <style:style style:name="T655" style:family="text">
      <style:text-properties officeooo:rsid="02513424"/>
    </style:style>
    <style:style style:name="T656" style:family="text">
      <style:text-properties officeooo:rsid="02527723"/>
    </style:style>
    <style:style style:name="T657" style:family="text">
      <style:text-properties fo:color="#ce9178" loext:opacity="100%"/>
    </style:style>
    <style:style style:name="T658" style:family="text">
      <style:text-properties officeooo:rsid="022b3230" style:font-weight-asian="normal" style:font-weight-complex="normal"/>
    </style:style>
    <style:style style:name="T659" style:family="text">
      <style:text-properties officeooo:rsid="009f68bf" style:font-weight-asian="normal" style:font-weight-complex="normal"/>
    </style:style>
    <style:style style:name="T660" style:family="text">
      <style:text-properties officeooo:rsid="00a01561" style:font-weight-asian="normal" style:font-weight-complex="normal"/>
    </style:style>
    <style:style style:name="T661" style:family="text">
      <style:text-properties officeooo:rsid="024520e0"/>
    </style:style>
    <style:style style:name="T662" style:family="text">
      <style:text-properties fo:color="#b5cea8" loext:opacity="100%"/>
    </style:style>
    <style:style style:name="T663" style:family="text">
      <style:text-properties officeooo:rsid="025ed415"/>
    </style:style>
    <style:style style:name="T664" style:family="text">
      <style:text-properties officeooo:rsid="0264fd68"/>
    </style:style>
    <style:style style:name="T665" style:family="text">
      <style:text-properties fo:color="#569cd6" loext:opacity="100%"/>
    </style:style>
    <style:style style:name="T666" style:family="text">
      <style:text-properties officeooo:rsid="026997e9"/>
    </style:style>
    <style:style style:name="T667" style:family="text">
      <style:text-properties officeooo:rsid="026b099b"/>
    </style:style>
    <style:style style:name="T668" style:family="text">
      <style:text-properties officeooo:rsid="026bb8fc"/>
    </style:style>
    <style:style style:name="T669" style:family="text">
      <style:text-properties officeooo:rsid="027269eb"/>
    </style:style>
    <style:style style:name="T670" style:family="text">
      <style:text-properties officeooo:rsid="0272941c"/>
    </style:style>
    <style:style style:name="T671" style:family="text">
      <style:text-properties officeooo:rsid="027359cb"/>
    </style:style>
    <style:style style:name="T672" style:family="text">
      <style:text-properties officeooo:rsid="0274f445"/>
    </style:style>
    <style:style style:name="T673" style:family="text">
      <style:text-properties officeooo:rsid="02923a07"/>
    </style:style>
    <style:style style:name="T674" style:family="text">
      <style:text-properties officeooo:rsid="029303e8"/>
    </style:style>
    <style:style style:name="T675" style:family="text">
      <style:text-properties officeooo:rsid="0294a4aa"/>
    </style:style>
    <style:style style:name="T676" style:family="text">
      <style:text-properties officeooo:rsid="029a0898"/>
    </style:style>
    <style:style style:name="T677" style:family="text">
      <style:text-properties officeooo:rsid="029a738c"/>
    </style:style>
    <style:style style:name="T678" style:family="text">
      <style:text-properties officeooo:rsid="029b716c"/>
    </style:style>
    <style:style style:name="T679" style:family="text">
      <style:text-properties officeooo:rsid="029bca9b"/>
    </style:style>
    <style:style style:name="T680" style:family="text">
      <style:text-properties style:font-weight-asian="bold" style:font-weight-complex="bold"/>
    </style:style>
    <style:style style:name="T681" style:family="text">
      <style:text-properties officeooo:rsid="029f82bf"/>
    </style:style>
    <style:style style:name="T682" style:family="text">
      <style:text-properties officeooo:rsid="02a0db64"/>
    </style:style>
    <style:style style:name="T683" style:family="text">
      <style:text-properties officeooo:rsid="02a2700b"/>
    </style:style>
    <style:style style:name="T684" style:family="text">
      <style:text-properties officeooo:rsid="02a338eb"/>
    </style:style>
    <style:style style:name="T685" style:family="text">
      <style:text-properties officeooo:rsid="02a49969"/>
    </style:style>
    <style:style style:name="T686" style:family="text">
      <style:text-properties officeooo:rsid="02a72897"/>
    </style:style>
    <style:style style:name="T687" style:family="text">
      <style:text-properties officeooo:rsid="02a8b197"/>
    </style:style>
    <style:style style:name="T688" style:family="text">
      <style:text-properties officeooo:rsid="02a9b6ff"/>
    </style:style>
    <style:style style:name="T689" style:family="text">
      <style:text-properties officeooo:rsid="02ab065c"/>
    </style:style>
    <style:style style:name="T690" style:family="text">
      <style:text-properties officeooo:rsid="02acbec2"/>
    </style:style>
    <style:style style:name="T691" style:family="text">
      <style:text-properties officeooo:rsid="02ad1142"/>
    </style:style>
    <style:style style:name="T692" style:family="text">
      <style:text-properties officeooo:rsid="02ae674e"/>
    </style:style>
    <style:style style:name="T693" style:family="text">
      <style:text-properties officeooo:rsid="02aed768"/>
    </style:style>
    <style:style style:name="T694" style:family="text">
      <style:text-properties officeooo:rsid="02b01e6f"/>
    </style:style>
    <style:style style:name="T695" style:family="text">
      <style:text-properties officeooo:rsid="02b12069"/>
    </style:style>
    <style:style style:name="T696" style:family="text">
      <style:text-properties officeooo:rsid="02bb0592"/>
    </style:style>
    <style:style style:name="T697" style:family="text">
      <style:text-properties officeooo:rsid="02c30a92"/>
    </style:style>
    <style:style style:name="T698" style:family="text">
      <style:text-properties officeooo:rsid="02c577bb"/>
    </style:style>
    <style:style style:name="T699" style:family="text">
      <style:text-properties officeooo:rsid="02c973fe"/>
    </style:style>
    <style:style style:name="T700" style:family="text">
      <style:text-properties officeooo:rsid="02cb62c6"/>
    </style:style>
    <style:style style:name="T701" style:family="text">
      <style:text-properties officeooo:rsid="02cc0924"/>
    </style:style>
    <style:style style:name="T702" style:family="text">
      <style:text-properties officeooo:rsid="02cd5d65"/>
    </style:style>
    <style:style style:name="T703" style:family="text">
      <style:text-properties officeooo:rsid="02cea86d"/>
    </style:style>
    <style:style style:name="T704" style:family="text">
      <style:text-properties officeooo:rsid="02cfa4e5"/>
    </style:style>
    <style:style style:name="T705" style:family="text">
      <style:text-properties officeooo:rsid="02d1d037"/>
    </style:style>
    <style:style style:name="T706" style:family="text">
      <style:text-properties officeooo:rsid="02d37476"/>
    </style:style>
    <style:style style:name="T707" style:family="text">
      <style:text-properties officeooo:rsid="02d3ea3e"/>
    </style:style>
    <style:style style:name="T708" style:family="text">
      <style:text-properties officeooo:rsid="02d8d4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Общая документация фреймворка для Ren’Py</text:p>
      <text:p text:style-name="P214"/>
      <text:p text:style-name="P214"/>
      <text:p text:style-name="P214"><text:tab/><text:span text:style-name="T2">Каталоги фреймворка</text:span></text:p>
      <text:p text:style-name="P214"/>
      <text:p text:style-name="P134">1. main</text:p>
      <text:p text:style-name="P134">2. models</text:p>
      <text:p text:style-name="P134">3. views</text:p>
      <text:p text:style-name="P134">4. controllers</text:p>
      <text:p text:style-name="P214"/>
      <text:p text:style-name="P214"><text:tab/>Файлы в каталоге «<text:span text:style-name="T2">main</text:span>» отвечают за основную работу фреймворка и связь файлов фреймворка.</text:p>
      <text:p text:style-name="P214"><text:tab/>Файлы в каталоге «<text:span text:style-name="T2">models</text:span>» отвечают за создание, получение и удаление объектов-словарей в базе данных. Функцию которой выполняет один из классов.</text:p>
      <text:p text:style-name="P214"><text:tab/>Файлы в каталоге «<text:span text:style-name="T2">views</text:span>» отвечают за отображение объектов-словарей на игровых экранах, чем реализуют отображение игрового мира.</text:p>
      <text:p text:style-name="P214"><text:tab/>Файлы в каталоге «<text:span text:style-name="T2">controllers</text:span>» отвечают за создания механизмов по управлению объектами-словарями и игровым миром.</text:p>
      <text:p text:style-name="P214"/>
      <text:p text:style-name="P214"/>
      <text:p text:style-name="P214"><text:tab/><text:span text:style-name="T30">Main</text:span></text:p>
      <text:p text:style-name="P214"/>
      <text:p text:style-name="P184">1. okimaster.rpy</text:p>
      <text:p text:style-name="P184">2. okiextra.rpy</text:p>
      <text:p text:style-name="P184">3. okistore.rpy</text:p>
      <text:p text:style-name="P184">4. okigamelabel.rpy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text:tab/><text:span text:style-name="T30">okimaster.rpy</text:span></text:p>
      <text:p text:style-name="P214"/>
      <text:p text:style-name="P214"><text:tab/>Основной файл фреймворка, содержит класс «<text:span text:style-name="T30">OkiMaster</text:span>». <text:s/><text:span text:style-name="T30">OkiMaster</text:span> реализует связь между всеми другими классами фреймворка. В файле <text:span text:style-name="T30">okigamelabel.rpy</text:span> выполняется создание экземпляра класса <text:span text:style-name="T30">OkiMaster</text:span>. Уже создан объект с именем «<text:span text:style-name="T30">game</text:span>». Данное имя можно изменить на любое другое. Но потребует применить изменения для всего фреймворка. Это файлы <text:span text:style-name="T30">okigamelabel.rpy</text:span> и файлы в каталоге «<text:span text:style-name="T30">views</text:span>». А также любые ваши файлы, где уже вами используется объект «<text:span text:style-name="T30">game</text:span>».</text:p>
      <text:p text:style-name="P214"/>
      <text:p text:style-name="P214">Образец инициализации объекта</text:p>
      <text:p text:style-name="P184">default game = OkiMaster()</text:p>
      <text:p text:style-name="P214"/>
      <text:p text:style-name="P214"/>
      <text:p text:style-name="P214"><text:tab/><text:span text:style-name="T2">класс «OkiMaster»</text:span></text:p>
      <text:p text:style-name="P214"/>
      <text:p text:style-name="P214"><text:tab/>Ниже будут описаны основные методы класса, которые можно будет использовать при работе с фреймворком.</text:p>
      <text:p text:style-name="P214"/>
      <text:p text:style-name="P214"><text:tab/><text:span text:style-name="T30">Start(tr=fade)</text:span> — метод для начала игры. В качестве параметра принимает анимацию перехода, которая будет применима с экрана главного меню игры. Данный метод не нужно вручную использовать. Он уже задействован в файле <text:s/>okigamelabel.rpy, в label okigamelabel.</text:p>
      <text:p text:style-name="P214"><text:tab/></text:p>
      <text:p text:style-name="P214"><text:tab/><text:span text:style-name="T30">ScreenshotScene()</text:span> - метод создаёт скриншот в рамках окна игры и добавляет полученное изображение на игровую сцену. Важно помнить, что игровые экраны (если существуют) перекрывают игровые сцены.</text:p>
      <text:p text:style-name="P214"/>
      <text:p text:style-name="P214"><text:tab/><text:span text:style-name="T30">Scene()</text:span> - метод фреймворка для обозначения начала игровой сцены. Скрывает игровые экраны, но перед этим использует метод <text:span text:style-name="T30">ScreenshotScene()</text:span>.</text:p>
      <text:p text:style-name="P214"/>
      <text:p text:style-name="P214"><text:tab/><text:span text:style-name="T30">noScene(transition=None)</text:span> - метод фреймворка для обозначения конца игровой сцены. В качестве параметра может принимать анимацию перехода. </text:p>
      <text:p text:style-name="P214">Отображает игровые экраны, но перед этим использует метод <text:span text:style-name="T30">ScreenshotScene()</text:span>.</text:p>
      <text:p text:style-name="P214"/>
      <text:p text:style-name="P214"><text:tab/><text:span text:style-name="T30">ColorMatrix(self, colormatrix=None, timepiece=0.5, layer='master', rst=True)</text:span> – метод для применения цветовой матрицы как фильтр цвета рендера игры.</text:p>
      <text:p text:style-name="P214">- <text:span text:style-name="T2">colormatrix</text:span> — принимает список из 16-ти значений как значения матрицы. Или уже доступные классы цветовых матриц. Значение <text:span text:style-name="T30">None</text:span> заставит использовать матрицу цвета с базовыми значениями:</text:p>
      <text:p text:style-name="P214"><text:tab/>[ <text:span text:style-name="T100">1,0,0,0, 0,1,0,0, 0,0,1,0, 0,0,0,1</text:span> ]</text:p>
      <text:p text:style-name="P214"/>
      <text:p text:style-name="P214"/>
      <text:p text:style-name="P214"><text:soft-page-break/><text:tab/>Стандартные матрицы для Ren’Py:</text:p>
      <text:p text:style-name="Standard"><text:span text:style-name="T524">- </text:span><text:span text:style-name="Source_20_Text"><text:span text:style-name="T524">BrightnessMatrix</text:span></text:span><text:span text:style-name="T524">(</text:span><text:span text:style-name="Emphasis"><text:span text:style-name="T524">value=1.0</text:span></text:span><text:span text:style-name="T524">)</text:span></text:p>
      <text:p text:style-name="Standard"><text:span text:style-name="T524">- </text:span><text:span text:style-name="Source_20_Text"><text:span text:style-name="T524">ColorizeMatrix</text:span></text:span><text:span text:style-name="T524">(</text:span><text:span text:style-name="Emphasis"><text:span text:style-name="T524">black_color</text:span></text:span><text:span text:style-name="T524">, </text:span><text:span text:style-name="Emphasis"><text:span text:style-name="T524">white_color</text:span></text:span><text:span text:style-name="T524">)</text:span></text:p>
      <text:p text:style-name="Standard"><text:span text:style-name="T524">- </text:span><text:span text:style-name="Source_20_Text"><text:span text:style-name="T524">ContrastMatrix</text:span></text:span><text:span text:style-name="T524">(</text:span><text:span text:style-name="Emphasis"><text:span text:style-name="T524">value=1.0</text:span></text:span><text:span text:style-name="T524">)</text:span></text:p>
      <text:p text:style-name="Standard"><text:span text:style-name="T524">- </text:span><text:span text:style-name="Source_20_Text"><text:span text:style-name="T524">HueMatrix</text:span></text:span><text:span text:style-name="T524">(</text:span><text:span text:style-name="Emphasis"><text:span text:style-name="T524">value=1.0</text:span></text:span><text:span text:style-name="T524">)</text:span></text:p>
      <text:p text:style-name="Standard"><text:span text:style-name="T524">- </text:span><text:span text:style-name="Source_20_Text"><text:span text:style-name="T524">IdentityMatrix</text:span></text:span><text:span text:style-name="T524">()</text:span></text:p>
      <text:p text:style-name="Standard"><text:span text:style-name="T524">- </text:span><text:span text:style-name="Source_20_Text"><text:span text:style-name="T524">InvertMatrix</text:span></text:span><text:span text:style-name="T524">(</text:span><text:span text:style-name="Emphasis"><text:span text:style-name="T524">value=1.0</text:span></text:span><text:span text:style-name="T524">)</text:span></text:p>
      <text:p text:style-name="Standard"><text:span text:style-name="T524">- </text:span><text:span text:style-name="Source_20_Text"><text:span text:style-name="T524">OpacityMatrix</text:span></text:span><text:span text:style-name="T524">(</text:span><text:span text:style-name="Emphasis"><text:span text:style-name="T524">value=1.0</text:span></text:span><text:span text:style-name="T524">)</text:span></text:p>
      <text:p text:style-name="Standard"><text:span text:style-name="T524">- </text:span><text:span text:style-name="Source_20_Text"><text:span text:style-name="T524">SaturationMatrix</text:span></text:span><text:span text:style-name="T524">(</text:span><text:span text:style-name="Emphasis"><text:span text:style-name="T524">value</text:span></text:span><text:span text:style-name="T524">, </text:span><text:span text:style-name="Emphasis"><text:span text:style-name="T524">desat=(0.2126</text:span></text:span><text:span text:style-name="T524">, </text:span><text:span text:style-name="Emphasis"><text:span text:style-name="T524">0.7152</text:span></text:span><text:span text:style-name="T524">, </text:span><text:span text:style-name="Emphasis"><text:span text:style-name="T524">0.0722)</text:span></text:span><text:span text:style-name="T524">)</text:span></text:p>
      <text:p text:style-name="Standard"><text:span text:style-name="T524">- </text:span><text:bookmark text:name="SepiaMatrix"/><text:span text:style-name="Source_20_Text"><text:span text:style-name="T524">SepiaMatrix</text:span></text:span><text:span text:style-name="T524">(</text:span><text:span text:style-name="Emphasis"><text:span text:style-name="T524">tint=u'#ffeec2'</text:span></text:span><text:span text:style-name="T524">, </text:span><text:span text:style-name="Emphasis"><text:span text:style-name="T524">desat=(0.2126</text:span></text:span><text:span text:style-name="T524">, </text:span><text:span text:style-name="Emphasis"><text:span text:style-name="T524">0.7152</text:span></text:span><text:span text:style-name="T524">, </text:span><text:span text:style-name="Emphasis"><text:span text:style-name="T524">0.0722)</text:span></text:span><text:span text:style-name="T524">)</text:span></text:p>
      <text:p text:style-name="Standard"><text:span text:style-name="T524">- </text:span><text:span text:style-name="Source_20_Text"><text:span text:style-name="T524">TintMatrix</text:span></text:span><text:span text:style-name="T524">(</text:span><text:span text:style-name="Emphasis"><text:span text:style-name="T524">color</text:span></text:span><text:span text:style-name="T524">)</text:span></text:p>
      <text:p text:style-name="P214"/>
      <text:p text:style-name="P214"><text:tab/>Подробнее об этих цветовых матрицах можно прочесть в официальной документации Ren’Py. </text:p>
      <text:p text:style-name="P214"/>
      <text:p text:style-name="P214">- <text:span text:style-name="T2">timepiece</text:span> — принимает значение времени в секундах, для перехода от одной цветовой матрицы к другой.</text:p>
      <text:p text:style-name="P214">- <text:span text:style-name="T2">layer</text:span> — параметр для указания к какой части игры применить матрицу. <text:tab/>Значение «'<text:span text:style-name="T100">master</text:span>'» применяет изменения к игровой сцене. Важно помнить, что матрица сбросится после создания новой сцены.</text:p>
      <text:p text:style-name="P214"><text:tab/>Значение «'<text:span text:style-name="T100">screens</text:span>'» применит изменения к игровым экранам. Самостоятельно не сбрасываются.</text:p>
      <text:p text:style-name="P214"><text:tab/> Значение «'<text:span text:style-name="T100">all</text:span>'» применит изменения как к игровым экранам так и игровым цвенам.</text:p>
      <text:p text:style-name="P214">- <text:span text:style-name="T2">rst</text:span> — параметр для сброса к началу трансформации. Применения матриц проходят как трансформации. Принимает булевые значения. Обычно нет причин менять значение по умолчанию. </text:p>
      <text:p text:style-name="P214"><text:tab/><text:span text:style-name="T525">Рекомендация</text:span><text:span text:style-name="T527">:</text:span> метод <text:span text:style-name="T30">ColorMatrix</text:span> лучше использовать только для игровых сцен. И в конце сцены сцены желательно возвращать цветовую матрицу к базовому состоянию.</text:p>
      <text:p text:style-name="P214"/>
      <text:p text:style-name="P214"><text:tab/><text:span text:style-name="T30">FixColorMatrix(self, layer='master', rst=True)</text:span> — вспомогательный метод для метода <text:span text:style-name="T30">ColorMatrix</text:span>. Когда работает метод <text:span text:style-name="T30">ColorMatrix</text:span>, новые параметры цвета сохраняются в «базу данных», и этим методом можно сразу применить изменённые параметры, к примеру при запуске новой сцены, которая по умолчанию стартует с базовым цветом.</text:p>
      <text:p text:style-name="P214">- <text:span text:style-name="T174">layer</text:span> — аналогичное свойство как у <text:span text:style-name="T30">ColorMatrix</text:span>.</text:p>
      <text:p text:style-name="P214">- <text:span text:style-name="T2">rst</text:span> — аналогичное свойство как у <text:span text:style-name="T30">ColorMatrix</text:span>.</text:p>
      <text:p text:style-name="P214"><text:tab/><text:span text:style-name="T525">Рекомендация</text:span><text:span text:style-name="T527">:</text:span> данный метод может быть полезным, если параметры цветовой матрицы менялись до начала сцены и их нужно применить к сцене. Важно помнить что метод <text:span text:style-name="T30">Scene()</text:span> который содержит <text:span text:style-name="T30">ScreenshotScene()</text:span> делает скриншот и считает его параметры как у базовой цветовой матрицы, а не у текущих сохранённых значений.</text:p>
      <text:p text:style-name="P214"/>
      <text:p text:style-name="P214"><text:soft-page-break/><text:tab/><text:span text:style-name="T30">ShowImg(name, path, x, y)</text:span> — метод фреймворка для добавления изображения на игровую сцену.</text:p>
      <text:p text:style-name="P214">- <text:span text:style-name="T2">name</text:span> — имя для изображения. Даже при добавлении этим методом. С помощью стандартных для Ren’Py средств, можно будет применять различные трансформации.</text:p>
      <text:p text:style-name="P214">- <text:span text:style-name="T2">path</text:span> — путь к файлу.</text:p>
      <text:p text:style-name="P214">- <text:s/><text:span text:style-name="T2">x</text:span> и <text:span text:style-name="T2">y</text:span> — координаты на экране. Значения могут быть как абсолютные так и относительные (от 0.0 до 1.0). Но одновременно только одного типа.</text:p>
      <text:p text:style-name="P214"/>
      <text:p text:style-name="P214"><text:tab/><text:span text:style-name="T30">refreshClick()</text:span> - вспомогательный метод, позволяет сбросить, с памяти фреймворка, информацию с каким объектом идёт взаимодействие.</text:p>
      <text:p text:style-name="P214"/>
      <text:p text:style-name="P214"><text:tab/><text:span text:style-name="T30">refreshScreen()</text:span> - <text:s/>вспомогательный метод, позволяет принудительно обновить игровые экраны.</text:p>
      <text:p text:style-name="P214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4"><text:soft-page-break/><text:tab/><text:span text:style-name="T2">okiextra.rpy</text:span></text:p>
      <text:p text:style-name="P116"/>
      <text:p text:style-name="P214"><text:span text:style-name="T2"><text:tab/></text:span><text:span text:style-name="T3">класс «OkiExtra»</text:span></text:p>
      <text:p text:style-name="P116"/>
      <text:p text:style-name="P214"><text:span text:style-name="T2"><text:tab/></text:span><text:span text:style-name="T19">Класс «</text:span><text:span text:style-name="T175">OkiExtra</text:span><text:span text:style-name="T19">» содержит </text:span><text:span text:style-name="T20">вспомогательные методы, которые использует фреймворк. А также, которые могут быть полезными при разработке игры.</text:span></text:p>
      <text:p text:style-name="P215"><text:span text:style-name="T20"><text:tab/></text:span><text:span text:style-name="T21">Может быть использован как: </text:span><text:span text:style-name="T155">game.extra </text:span><text:span text:style-name="T156">(game — объект из </text:span><text:span text:style-name="T33">OkiMaster</text:span><text:span text:style-name="T156">)</text:span></text:p>
      <text:p text:style-name="P214"><text:span text:style-name="T155"><text:tab/></text:span><text:span text:style-name="T202">Или можно инициализировать его с помощью: </text:span><text:span text:style-name="T155">default extra = game.extra</text:span></text:p>
      <text:p text:style-name="P214"/>
      <text:p text:style-name="P216"><text:tab/><text:span text:style-name="T30">ceil(a, b) — </text:span><text:span text:style-name="T201">данный метод делит число значения </text:span><text:span text:style-name="T31">a </text:span><text:span text:style-name="T201">на значение</text:span><text:span text:style-name="T31"> b</text:span><text:span text:style-name="T201">, и результат округляет в большую сторону до целого значения.</text:span></text:p>
      <text:p text:style-name="P225"/>
      <text:p text:style-name="P216"><text:span text:style-name="T201"><text:tab/></text:span><text:span text:style-name="T32">f</text:span><text:span text:style-name="T162">loor(n) —</text:span><text:span text:style-name="T202"> округляет значения числа в меньшую сторону до целого значения.</text:span></text:p>
      <text:p text:style-name="P214"><text:tab/></text:p>
      <text:p text:style-name="P214"><text:tab/><text:span text:style-name="T33">mean(numbers) — </text:span><text:span text:style-name="T203">принимает массив чисел и возвращает средне-арифметическое значение.</text:span></text:p>
      <text:p text:style-name="P226"/>
      <text:p text:style-name="P214"><text:span text:style-name="T203"><text:tab/></text:span><text:span text:style-name="T33">cos2D(ax, ay, bx, by) – </text:span><text:span text:style-name="T203">возвращает значение косинуса между двумя векторами (от точки (0, 0)).</text:span></text:p>
      <text:p text:style-name="P226"/>
      <text:p text:style-name="P214"><text:span text:style-name="T203"><text:tab/></text:span><text:span text:style-name="T33">arccos(x) — </text:span><text:span text:style-name="T229">возвращает значение арккосинуса.</text:span></text:p>
      <text:p text:style-name="P227"><text:tab/></text:p>
      <text:p text:style-name="P214"><text:span text:style-name="T229"><text:tab/></text:span><text:span text:style-name="T53">distance(x1, x2) — </text:span><text:span text:style-name="T230">возвращает</text:span><text:span text:style-name="T54"> </text:span><text:span text:style-name="T230">дистанцию между двумя значениями.</text:span></text:p>
      <text:p text:style-name="P228"/>
      <text:p text:style-name="P214"><text:span text:style-name="T230"><text:tab/></text:span><text:span text:style-name="T54">distance2D(x1, y1, x2, y2) — </text:span><text:span text:style-name="T231">возвращает дистанцию между двумя точками в двумерном пространстве.</text:span></text:p>
      <text:p text:style-name="P229"/>
      <text:p text:style-name="P217"><text:span text:style-name="T231"><text:tab/></text:span><text:span text:style-name="T55">time_to_minutes(h, m) — </text:span><text:span text:style-name="T232">метод принимает значение часов и минут, и возвращает значение только в минутах.</text:span></text:p>
      <text:p text:style-name="P230"/>
      <text:p text:style-name="P217"><text:span text:style-name="T232"><text:tab/></text:span><text:span text:style-name="T84">minutes_to_time(m)</text:span><text:span text:style-name="T251"> </text:span><text:span text:style-name="T190">—</text:span><text:span text:style-name="T251"> метод принимает значение минут, и возвращает строку со временем.</text:span></text:p>
      <text:p text:style-name="P230"/>
      <text:p text:style-name="P217"><text:span text:style-name="T232"><text:tab/></text:span><text:span text:style-name="T56">parse_time(tm) — </text:span><text:span text:style-name="T211">метод принимает строку со временем и возвращает список из двух чисел. </text:span><text:span text:style-name="T468">Пример</text:span><text:span text:style-name="T211">: "01:20" вернёт как [1, 20].</text:span></text:p>
      <text:p text:style-name="P231"/>
      <text:p text:style-name="P120"><text:span text:style-name="T147"><text:tab/>parse_intervals(tm) — </text:span><text:span text:style-name="T211">метод принимает строку с интервалами времени и возвращает список и</text:span><text:span text:style-name="T233">з</text:span><text:span text:style-name="T211"> четырёх чисел. </text:span><text:span text:style-name="T468">Пример</text:span><text:span text:style-name="T211">: из "01:20-14:45" в [1, 20, 14, 45].</text:span></text:p>
      <text:p text:style-name="P231"/>
      <text:p text:style-name="P120"><text:span text:style-name="T211"><text:tab/></text:span><text:span text:style-name="T147">is_minutes_between(dm, dms, dme) — </text:span><text:span text:style-name="T234">возвращает булевое значение. Делает проверку находится ли число в диапазоне.</text:span></text:p>
      <text:p text:style-name="P120"><text:span text:style-name="T234">- </text:span><text:span text:style-name="T466">dm</text:span><text:span text:style-name="T210"> — число, которое нужно проверить.</text:span></text:p>
      <text:p text:style-name="P120"><text:span text:style-name="T210">- </text:span><text:span text:style-name="T466">dms</text:span><text:span text:style-name="T210"> — первое число диапазона.</text:span></text:p>
      <text:p text:style-name="P120"><text:soft-page-break/><text:span text:style-name="T210">- </text:span><text:span text:style-name="T466">dme</text:span><text:span text:style-name="T210"> — последнее число диапазона.</text:span></text:p>
      <text:p text:style-name="P233"/>
      <text:p text:style-name="P162"><text:span text:style-name="T562"><text:tab/>is_in_interval(t, i) — </text:span><text:span text:style-name="T210">делает проверку на вхождение времени в интервал.</text:span></text:p>
      <text:p text:style-name="P163"><text:span text:style-name="T210">- </text:span><text:span text:style-name="T296">t</text:span><text:span text:style-name="T210"> — строка формата </text:span><text:span text:style-name="T211">"01:20"</text:span></text:p>
      <text:p text:style-name="P163"><text:span text:style-name="T211">- </text:span><text:span text:style-name="T296">i</text:span><text:span text:style-name="T210"> — строка формата </text:span><text:span text:style-name="T211">"01:20-14:45"</text:span></text:p>
      <text:p text:style-name="P164"><text:span text:style-name="T235">В</text:span><text:span text:style-name="T234">озвращает булевое значение.</text:span></text:p>
      <text:p text:style-name="P175"/>
      <text:p text:style-name="P162"><text:span text:style-name="T563"><text:tab/>list_to_string(l, divider=None) — </text:span><text:span text:style-name="T212">Возвращает строку, полученную из списка строк.</text:span></text:p>
      <text:p text:style-name="P162"><text:span text:style-name="T212">- </text:span><text:span text:style-name="T297">l</text:span><text:span text:style-name="T213"> — принимает список строк.</text:span></text:p>
      <text:p text:style-name="P165"><text:span text:style-name="T213">- </text:span><text:span text:style-name="T297">divider</text:span><text:span text:style-name="T213"> — принимает строку, которая примет значение для разделения слов, к примеру «', '». </text:span><text:span text:style-name="T214">В конце полученной строки не добавляет разделитель. </text:span><text:span text:style-name="T215">Значение </text:span><text:span text:style-name="T563">None </text:span><text:span text:style-name="T215">не добавляет разделитель.</text:span></text:p>
      <text:p text:style-name="P234"/>
      <text:p text:style-name="P121"><text:span text:style-name="T215"><text:tab/></text:span><text:span text:style-name="T148">show_schedule(kind, cfname) — </text:span><text:span text:style-name="T236">вспомогательный метод, которой откроет окно расписания для сущности. </text:span></text:p>
      <text:p text:style-name="P121"><text:span text:style-name="T236">- </text:span><text:span text:style-name="T467">kind</text:span><text:span text:style-name="T237"> — </text:span><text:span text:style-name="T216">строка со значениями типа: '</text:span><text:span text:style-name="T157">place</text:span><text:span text:style-name="T216">', '</text:span><text:span text:style-name="T157">unclicky</text:span><text:span text:style-name="T216">', '</text:span><text:span text:style-name="T157">clicky</text:span><text:span text:style-name="T216">', '</text:span><text:span text:style-name="T157">person</text:span><text:span text:style-name="T216">'</text:span></text:p>
      <text:p text:style-name="P122"><text:span text:style-name="T216">- </text:span><text:span text:style-name="T465">cfname</text:span><text:span text:style-name="T216"> — строка с ключевым именем сущности. К примеру: '</text:span><text:span text:style-name="T157">jane</text:span><text:span text:style-name="T216">'</text:span></text:p>
      <text:p text:style-name="P235"/>
      <text:p text:style-name="P166"><text:span text:style-name="T564"><text:tab/>hide_schedule</text:span><text:span text:style-name="T565">()</text:span><text:span text:style-name="T567"> — </text:span><text:span text:style-name="T236">вспомогательный метод, которой </text:span><text:span text:style-name="T238">за</text:span><text:span text:style-name="T236">кроет окно расписани</text:span><text:span text:style-name="T239">я</text:span><text:span text:style-name="T236"> для сущност</text:span><text:span text:style-name="T239">и</text:span><text:span text:style-name="T236">.</text:span></text:p>
      <text:p text:style-name="P236"/>
      <text:p text:style-name="P123"><text:span text:style-name="T236"><text:tab/></text:span><text:span text:style-name="T150">start_minutes_from_interval(interval) — </text:span><text:span text:style-name="T272">принимает строку с интервалом времени, и возвращает минуты полученные из начала интервала.</text:span></text:p>
      <text:p text:style-name="P236"/>
      <text:p text:style-name="P320"><text:span text:style-name="T144"><text:tab/></text:span><text:span text:style-name="T151">end</text:span><text:span text:style-name="T144">_minutes_from_interval(interval) — </text:span><text:span text:style-name="T28">принимает строку с интервалом времени, и возвращает минуты полученные из </text:span><text:span text:style-name="T29">окончания</text:span><text:span text:style-name="T28"> интервала.</text:span></text:p>
      <text:p text:style-name="P236"/>
      <text:p text:style-name="P236"/>
      <text:p text:style-name="P232"><text:tab/><text:span text:style-name="T2">oki</text:span><text:span text:style-name="T4">store</text:span><text:span text:style-name="T2">.rpy</text:span></text:p>
      <text:p text:style-name="P227"/>
      <text:p text:style-name="P62"><text:span text:style-name="T302"><text:tab/></text:span><text:span text:style-name="T303">Содержит класс «</text:span><text:span text:style-name="T2">OkiStore</text:span><text:span text:style-name="T303">» который используется для создания объекта, выполняющего роль базы данных. </text:span><text:span text:style-name="T329">Также хранит в себе многие параметры по умолчанию. Такие как пути к каталогам с изображениями, и допустимыми значениями времени.</text:span></text:p>
      <text:p text:style-name="P62"><text:span text:style-name="T329"><text:tab/></text:span><text:span text:style-name="T330">К объекту можно обратится через корневой объект проекта. </text:span><text:span text:style-name="T331">К примеру как </text:span><text:span text:style-name="T133">game.store</text:span><text:span text:style-name="T331">. Где «</text:span><text:span text:style-name="T133">game</text:span><text:span text:style-name="T331">» экземпляр класса </text:span><text:span text:style-name="T180">OkiMaster</text:span><text:span text:style-name="T331">.</text:span></text:p>
      <text:p text:style-name="P226"/>
      <text:p text:style-name="P226"><text:tab/><text:span text:style-name="T5">okigamelabel.rpy</text:span></text:p>
      <text:p text:style-name="P321"/>
      <text:p text:style-name="P218"><text:span text:style-name="T191"><text:tab/></text:span><text:span text:style-name="T252">Содержит в себе инициализацию многих объектов. А также «l</text:span><text:span text:style-name="T160">abel okigamelalel</text:span><text:span text:style-name="T252">». </text:span><text:span text:style-name="T253">В котором выполняется основной цикл фремворка. </text:span><text:span text:style-name="T254">Также это подходящее место чтобы вызвать ярлыки на код, где происходит заполнения мира. Сам </text:span><text:span text:style-name="T252">«</text:span><text:span text:style-name="T160">label okigamelalel</text:span><text:span text:style-name="T252">» </text:span><text:span text:style-name="T255">вызывается</text:span><text:span text:style-name="T252"> </text:span><text:span text:style-name="T254">в стандартном для Ren’py файле </text:span><text:span text:style-name="T34">script.rpy</text:span><text:span text:style-name="T254">.</text:span></text:p>
      <text:p text:style-name="P212"><text:soft-page-break/><text:tab/><text:span text:style-name="T2">Models</text:span></text:p>
      <text:p text:style-name="P118"/>
      <text:p text:style-name="P213"><text:span text:style-name="T2"><text:tab/></text:span><text:span text:style-name="T22">Каталог </text:span><text:span text:style-name="T6">m</text:span><text:span text:style-name="T2">odels </text:span><text:span text:style-name="T23">содержит файлы, которые реализую классы для создания и записи, получения и удаления сущност</text:span><text:span text:style-name="T24">и</text:span><text:span text:style-name="T23">, </text:span><text:span text:style-name="T25">в базу данных.</text:span></text:p>
      <text:p text:style-name="P118"/>
      <text:p text:style-name="P185">1. okiclicky.rpy</text:p>
      <text:p text:style-name="P185">2. okidate.rpy</text:p>
      <text:p text:style-name="P185">3. okimachine.rpy</text:p>
      <text:p text:style-name="P185">4. okiperson.rpy</text:p>
      <text:p text:style-name="P185">5. okiplace.rpy</text:p>
      <text:p text:style-name="P185">6. okiproduct.rpy</text:p>
      <text:p text:style-name="P186">7. okipuppeter.rpy</text:p>
      <text:p text:style-name="P186">8. okishop.rpy</text:p>
      <text:p text:style-name="P186">9. okistory.rpy</text:p>
      <text:p text:style-name="P186">10. okitrigger.rpy</text:p>
      <text:p text:style-name="P186">11. okiunclicky.rpy</text:p>
      <text:p text:style-name="P186">12. okiweather.rpy</text:p>
      <text:p text:style-name="P108"/>
      <text:p text:style-name="P108"/>
      <text:p text:style-name="P108"/>
      <text:p text:style-name="P109"><text:tab/><text:span text:style-name="T176">V</text:span><text:span text:style-name="T174">iews</text:span></text:p>
      <text:p text:style-name="P176"/>
      <text:p text:style-name="P110"><text:span text:style-name="T30"><text:tab/></text:span><text:span text:style-name="T294">Каталог </text:span><text:span text:style-name="T35">views</text:span><text:span text:style-name="T294"> содержит файлы, которые реализуют </text:span><text:span text:style-name="T295">игровые экраны, что рендарят игровой мир</text:span><text:span text:style-name="T294"> </text:span><text:span text:style-name="T295">и прочие игровые окна.</text:span></text:p>
      <text:p text:style-name="P237"/>
      <text:p text:style-name="P187"><text:span text:style-name="T545">1. </text:span>okiScreens.rpy</text:p>
      <text:p text:style-name="P187">2. okiSchedule.rpy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text:tab/><text:span text:style-name="T7">Controllers</text:span></text:p>
      <text:p text:style-name="P119"/>
      <text:p text:style-name="P219"><text:span text:style-name="T7"><text:tab/></text:span><text:span text:style-name="T204">Каталог </text:span><text:span text:style-name="T37">c</text:span><text:span text:style-name="T36">ontrollers</text:span><text:span text:style-name="T204"> содержит файлы, которые реализуют </text:span><text:span text:style-name="T206">классы</text:span><text:span text:style-name="T205">, что </text:span><text:span text:style-name="T206">позволяют </text:span><text:span text:style-name="T207">управлять сущностями, и игрой.</text:span></text:p>
      <text:p text:style-name="P238"/>
      <text:p text:style-name="P238"/>
      <text:p text:style-name="P219"><text:span text:style-name="T207"><text:tab/></text:span><text:span text:style-name="T177">okiclickycontroller.rpy</text:span></text:p>
      <text:p text:style-name="P322"/>
      <text:p text:style-name="P220"><text:span text:style-name="T177"><text:tab/></text:span><text:span text:style-name="T221">Содержит класс </text:span><text:span text:style-name="T177">OkiClickyController </text:span><text:span text:style-name="T221">который необходим для создания объекта. Что позволит работать с простыми интерактивными </text:span><text:span text:style-name="T222">сущно</text:span><text:span text:style-name="T223">с</text:span><text:span text:style-name="T222">тями</text:span><text:span text:style-name="T221">. </text:span><text:span text:style-name="T224">Може</text:span><text:span text:style-name="T225">т</text:span><text:span text:style-name="T224"> быть инициализирован как </text:span><text:span text:style-name="T240">: </text:span><text:span text:style-name="T159">default clickies = game.clicky_controller</text:span><text:span text:style-name="T240"> </text:span><text:span text:style-name="T159">. </text:span></text:p>
      <text:p text:style-name="P188"/>
      <text:p text:style-name="P221"><text:span text:style-name="T159"><text:tab/></text:span><text:span text:style-name="T208">Предметы созданные экземпляром класса </text:span><text:span text:style-name="T177">OkiClickyController</text:span><text:span text:style-name="T221"> </text:span><text:span text:style-name="T208">имеют несколько ключей как свойств.</text:span></text:p>
      <text:p text:style-name="P239"/>
      <text:p text:style-name="P221"><text:span text:style-name="T208">'</text:span><text:span text:style-name="T38">cfname</text:span><text:span text:style-name="T208">' — </text:span><text:span text:style-name="T209">ключевое имя предмета, его уникальный идентификатор</text:span></text:p>
      <text:p text:style-name="P1">'<text:span text:style-name="T30">arts</text:span>' – <text:span text:style-name="T546">хранит название каталога спрайтов для предмета</text:span></text:p>
      <text:p text:style-name="P1">'<text:span text:style-name="T30">location</text:span>' — <text:span text:style-name="T546">хранит строку или список строк, соответствующие ключам локаций, где размещается предмет в настоящее время</text:span></text:p>
      <text:p text:style-name="P1">'<text:span text:style-name="T30">x</text:span>' — <text:span text:style-name="T546">координата по ширине окна игры (нормального масштаба)</text:span></text:p>
      <text:p text:style-name="P2">'<text:span text:style-name="T30">y</text:span>' — <text:span text:style-name="T546">координата по </text:span><text:span text:style-name="T547">высоте</text:span><text:span text:style-name="T546"> окна игры (нормального масштаба)</text:span></text:p>
      <text:p text:style-name="P1">'<text:span text:style-name="T30">isActive</text:span>' — <text:span text:style-name="T547">булевое значение, если </text:span><text:span text:style-name="T101">False</text:span><text:span text:style-name="T547"> тогда предмет находится не в игровом мире, и игнорируется </text:span><text:span text:style-name="T552">(по умолчанию </text:span><text:span text:style-name="T102">True</text:span><text:span text:style-name="T552">)</text:span></text:p>
      <text:p text:style-name="P1">'<text:span text:style-name="T30">scale</text:span>' — <text:span text:style-name="T547">масштаб при наведении мыши на предмет (</text:span>1.0<text:span text:style-name="T547">)</text:span></text:p>
      <text:p text:style-name="P3">'<text:span text:style-name="T30">hue</text:span>' — <text:span text:style-name="T547">смещение ц</text:span><text:span text:style-name="T548">в</text:span><text:span text:style-name="T547">ета</text:span> <text:span text:style-name="T547">при наведении мыши на предмет <text:s/>(</text:span>3.0<text:span text:style-name="T547">)</text:span></text:p>
      <text:p text:style-name="P4">'<text:span text:style-name="T30">brightness</text:span>' — <text:span text:style-name="T548">повышение яркости при</text:span> <text:span text:style-name="T547">наведении мыши на предмет <text:s/></text:span><text:span text:style-name="T548">(</text:span>0.15<text:span text:style-name="T548">)</text:span></text:p>
      <text:p text:style-name="P5">'<text:span text:style-name="T30">saturation</text:span>' — <text:span text:style-name="T549">насыщенность цвета</text:span> <text:span text:style-name="T548">при</text:span> <text:span text:style-name="T547">наведении мыши </text:span><text:span text:style-name="T549">(</text:span>1.4<text:span text:style-name="T549">)</text:span></text:p>
      <text:p text:style-name="P1">'<text:span text:style-name="T30">action</text:span>' — <text:span text:style-name="T550">строковое значение, хранит имя ярлыка на код, который будет выполнятся при клике на предмет (по умолчанию </text:span>'<text:span text:style-name="T103">clicky</text:span><text:span text:style-name="T100">_</text:span>' + <text:span text:style-name="T100">cfname</text:span><text:span text:style-name="T550">)</text:span></text:p>
      <text:p text:style-name="P1">'<text:span text:style-name="T30">image</text:span>' - <text:span text:style-name="T551">путь к изображение в настоящее время (</text:span><text:span text:style-name="T100">None</text:span> <text:span text:style-name="T551">при создании)</text:span></text:p>
      <text:p text:style-name="P1">'<text:span text:style-name="T30">text</text:span>' — <text:span text:style-name="T552">дополнительное поле, если нужно добавить какое-то описание.</text:span></text:p>
      <text:p text:style-name="P1">'<text:span text:style-name="T30">name</text:span>' — <text:span text:style-name="T552">дополнительное поле, если нужно использовать читаемое имя</text:span> <text:span text:style-name="T552">(по умолчанию равно </text:span><text:span text:style-name="T100">cfname</text:span><text:span text:style-name="T552">)</text:span></text:p>
      <text:p text:style-name="P1">'<text:span text:style-name="T30">status</text:span>' — <text:span text:style-name="T552">строковое значение, хранит имя текущего состояния, если используется расписание по отношению к этому предмету</text:span></text:p>
      <text:p text:style-name="P1">'<text:span text:style-name="T30">use_daypart</text:span>' — <text:span text:style-name="T552">дополнительное булевое значение, по умолчанию </text:span><text:span text:style-name="T100">True</text:span>. <text:span text:style-name="T552">Отвечает, нужно ли подбирать спрайты по</text:span><text:span text:style-name="T553">д</text:span><text:span text:style-name="T552"> текущую часть дня.</text:span></text:p>
      <text:p text:style-name="P239"/>
      <text:p text:style-name="P241"/>
      <text:p text:style-name="P241"/>
      <text:p text:style-name="P241"/>
      <text:p text:style-name="P241"/>
      <text:p text:style-name="P241"/>
      <text:p text:style-name="P63"><text:soft-page-break/><text:span text:style-name="T304"><text:tab/></text:span><text:span text:style-name="T30">add(cfname, location, x, y, arts=None) – </text:span><text:span text:style-name="T332">метод для создания интерактивной сущности. Такими сущностями могут быть различные игровые предметы. Такие как двери или прочие предметы.</text:span></text:p>
      <text:p text:style-name="P63"><text:span text:style-name="T57">- </text:span><text:span text:style-name="T58">cfname</text:span><text:span text:style-name="T305"> — принимает строковую переменную, которая будет выполнять роль ключевого имени предмета, своего рода идентификатора. Также служит для задания набора спрайтов, если существует каталог изображений с таким названием.</text:span></text:p>
      <text:p text:style-name="P63"><text:span text:style-name="T58">- location</text:span><text:span text:style-name="T305"> — принимает строковую переменную или список строковых переменных. Отвечает за локации на которых размещается предмет, в качестве значения используется ключевое имя локации.</text:span></text:p>
      <text:p text:style-name="P63"><text:span text:style-name="T58">- x</text:span><text:span text:style-name="T305"> и </text:span><text:span text:style-name="T58">y</text:span><text:span text:style-name="T305"> — принимают числа соответствующие координатам игрового окна(нормального масштаба). Выполняют роль координат на локации.</text:span></text:p>
      <text:p text:style-name="P99"><text:span text:style-name="T30">- arts</text:span><text:span text:style-name="T299"> — если значение не </text:span><text:span text:style-name="T30">None</text:span><text:span text:style-name="T299">, тогда принимают строку аналогичную </text:span><text:span text:style-name="T129">cfname</text:span><text:span text:style-name="T299">. Отвечает за выбор альтернативного набора спрайтов вместо ключа </text:span><text:span text:style-name="T129">cfname</text:span><text:span text:style-name="T299">.</text:span></text:p>
      <text:p text:style-name="P242"/>
      <text:p text:style-name="P64"><text:span text:style-name="T305"><text:tab/></text:span><text:span text:style-name="T30">get(cfname, keyname=None) — </text:span><text:span text:style-name="T333">возвращает по ключевому имени словарь предмета, если не может вернуть результат, тогда вернёт </text:span><text:span text:style-name="T134">False</text:span><text:span text:style-name="T333">.</text:span></text:p>
      <text:p text:style-name="P64"><text:span text:style-name="T59">- cfname</text:span><text:span text:style-name="T333"> — ключевое имя для поиска</text:span></text:p>
      <text:p text:style-name="P65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предмета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48"/>
      <text:p text:style-name="P66"><text:span text:style-name="T333"><text:tab/></text:span><text:span text:style-name="T59">set(cfname, keyname, val) —</text:span><text:span text:style-name="T333"> </text:span><text:span text:style-name="T399">редактирует значение предмета.</text:span></text:p>
      <text:p text:style-name="P66"><text:span text:style-name="T85">- cfname</text:span><text:span text:style-name="T399"> — ключевое имя предмета.</text:span></text:p>
      <text:p text:style-name="P66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66"><text:span text:style-name="T85">- val</text:span><text:span text:style-name="T399"> — значение которое нужно назначить.</text:span></text:p>
      <text:p text:style-name="P248"/>
      <text:p text:style-name="P167"><text:span text:style-name="T566"><text:tab/>get_all_from_location(location='') - </text:span><text:span text:style-name="T217">позволяет получить список всех словарей-предметов которые находятся на локации (поиск по ключевому имени локации).</text:span></text:p>
      <text:p text:style-name="P243"><text:tab/></text:p>
      <text:p text:style-name="P63"><text:span text:style-name="T305"><text:tab/></text:span><text:span text:style-name="T30">get_image(obj_arts, dp=True) – </text:span><text:span text:style-name="T306">позволяет получить путь к изображению.</text:span></text:p>
      <text:p text:style-name="P63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67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256"/>
      <text:p text:style-name="P67"><text:span text:style-name="T307"><text:tab/></text:span><text:span text:style-name="T40">remove(cfname) – </text:span><text:span text:style-name="T308">удаляет предмет-словарь из базы данных, по ключевому имени предмета.</text:span></text:p>
      <text:p text:style-name="P261"/>
      <text:p text:style-name="P261"/>
      <text:p text:style-name="P261"/>
      <text:p text:style-name="P261"/>
      <text:p text:style-name="P261"/>
      <text:p text:style-name="P261"/>
      <text:p text:style-name="P67"><text:soft-page-break/><text:span text:style-name="T308"><text:tab/></text:span><text:span text:style-name="T178">okidatecontroller.rpy</text:span></text:p>
      <text:p text:style-name="P323"/>
      <text:p text:style-name="P67"><text:span text:style-name="T178"><text:tab/></text:span><text:span text:style-name="T309">Содержит класс </text:span><text:span text:style-name="T179">OkiDateController</text:span><text:span text:style-name="T309">, объект созданный из этого класса позволяет управлять внутри-игровым временем.</text:span></text:p>
      <text:p text:style-name="P67"><text:span text:style-name="T309"><text:tab/></text:span><text:span text:style-name="T310">Может быть инициализирован как </text:span><text:span text:style-name="T130">default </text:span><text:span text:style-name="T136">date</text:span><text:span text:style-name="T130"> = game.</text:span><text:span text:style-name="T136">date</text:span><text:span text:style-name="T130">_controller</text:span></text:p>
      <text:p text:style-name="P189"/>
      <text:p text:style-name="P68"><text:span text:style-name="T130"><text:tab/></text:span><text:span text:style-name="T300">Предметы созданные экземпляром класса </text:span><text:span text:style-name="T179">OkiDateController</text:span><text:span text:style-name="T311"> </text:span><text:span text:style-name="T300">имеют несколько ключей как свойств.</text:span></text:p>
      <text:p text:style-name="P240"/>
      <text:p text:style-name="P68"><text:span text:style-name="T300">'</text:span><text:span text:style-name="T38">hour</text:span><text:span text:style-name="T300">' — </text:span><text:span text:style-name="T301">хранит значения часа.</text:span></text:p>
      <text:p text:style-name="P1">'<text:span text:style-name="T30">minute</text:span>' — <text:span text:style-name="T554">хранит значение минут.</text:span></text:p>
      <text:p text:style-name="P1">'<text:span text:style-name="T30">dayMinutes</text:span>' — <text:span text:style-name="T554">хранит время </text:span><text:span text:style-name="T555">дня в формате минут.</text:span></text:p>
      <text:p text:style-name="P1">'<text:span text:style-name="T30">time</text:span>' — <text:span text:style-name="T555">строковая переменная, хранит значение времени дня</text:span> <text:span text:style-name="T555">(</text:span>"00:00"<text:span text:style-name="T555">).</text:span></text:p>
      <text:p text:style-name="P1">'<text:span text:style-name="T30">dayPart</text:span>' — <text:span text:style-name="T555">числовое значение, хранит значение части дня.</text:span></text:p>
      <text:p text:style-name="P1">'<text:span text:style-name="T30">day</text:span>' — <text:span text:style-name="T555">хранит номер дня.</text:span></text:p>
      <text:p text:style-name="P1">'<text:span text:style-name="T30">monthday</text:span>' — <text:span text:style-name="T555">хранит номер дня месяца.</text:span></text:p>
      <text:p text:style-name="P1">'<text:span text:style-name="T30">weekday</text:span>' — <text:span text:style-name="T556">хранит номер дня недели.</text:span></text:p>
      <text:p text:style-name="P1">'<text:span text:style-name="T30">weekname</text:span>' — <text:span text:style-name="T557">х</text:span><text:span text:style-name="T556">ранит название дня недели</text:span> <text:span text:style-name="T556">(</text:span>'Monday'<text:span text:style-name="T556">).</text:span></text:p>
      <text:p text:style-name="P1">'<text:span text:style-name="T30">week</text:span>' — <text:span text:style-name="T557">номер недели месяца.</text:span></text:p>
      <text:p text:style-name="P1">'<text:span text:style-name="T30">month</text:span>' — <text:span text:style-name="T557">номер месяца.</text:span></text:p>
      <text:p text:style-name="P240"/>
      <text:p text:style-name="P68"><text:span text:style-name="T300"><text:tab/></text:span><text:span text:style-name="T312">Многие ограничение значений для даты могут быть заданы в файле </text:span><text:span text:style-name="T131">okistore.rpy</text:span><text:span text:style-name="T312">.</text:span></text:p>
      <text:p text:style-name="P262"/>
      <text:p text:style-name="P262"/>
      <text:p text:style-name="P69"><text:span text:style-name="T312"><text:tab/></text:span><text:span text:style-name="T41">get(</text:span><text:span text:style-name="T42">keyname</text:span><text:span text:style-name="T41">=None) — </text:span><text:span text:style-name="T313">позволяет получить словарь даты. Если параметр не равный </text:span><text:span text:style-name="T41">None</text:span><text:span text:style-name="T312">, </text:span><text:span text:style-name="T313">тогда возвращает значение свойства даты по ключу.</text:span></text:p>
      <text:p text:style-name="P265"/>
      <text:p text:style-name="P70"><text:span text:style-name="T313"><text:tab/></text:span><text:span text:style-name="T42">set(keyname, val) — </text:span><text:span text:style-name="T314">позволяет вносить изменения в дату.</text:span></text:p>
      <text:p text:style-name="P70"><text:span text:style-name="T314">- </text:span><text:span text:style-name="T43">keyname</text:span><text:span text:style-name="T314"> — </text:span><text:span text:style-name="T315">ключ-свойство значение даты.</text:span></text:p>
      <text:p text:style-name="P70"><text:span text:style-name="T315">- </text:span><text:span text:style-name="T44">val</text:span><text:span text:style-name="T316"> — значение для свойства.</text:span></text:p>
      <text:p text:style-name="P266"/>
      <text:p text:style-name="P68"><text:span text:style-name="T312"><text:tab/></text:span><text:span text:style-name="T41">set_time(h, m) — </text:span><text:span text:style-name="T317">позволяет установить время, часы и минуты.</text:span></text:p>
      <text:p text:style-name="P267"/>
      <text:p text:style-name="P168"><text:span text:style-name="T558"><text:tab/>add_minutes(m) — </text:span><text:span text:style-name="T218">добавляет минуты.</text:span></text:p>
      <text:p text:style-name="P268"/>
      <text:p text:style-name="P169"><text:span text:style-name="T218"><text:tab/></text:span><text:span text:style-name="T558">add_</text:span><text:span text:style-name="T559">hours</text:span><text:span text:style-name="T558">(</text:span><text:span text:style-name="T560">h</text:span><text:span text:style-name="T558">) — </text:span><text:span text:style-name="T218">добавляет </text:span><text:span text:style-name="T219">часы</text:span><text:span text:style-name="T218">.</text:span></text:p>
      <text:p text:style-name="P269"/>
      <text:p text:style-name="P170"><text:span text:style-name="T218"><text:tab/></text:span><text:span text:style-name="T558">add_</text:span><text:span text:style-name="T561">days</text:span><text:span text:style-name="T558">(</text:span><text:span text:style-name="T561">d</text:span><text:span text:style-name="T558">) — </text:span><text:span text:style-name="T218">добавляет </text:span><text:span text:style-name="T220">дни</text:span><text:span text:style-name="T218">.</text:span></text:p>
      <text:p text:style-name="P270"/>
      <text:p text:style-name="P124"><text:span text:style-name="T218"><text:tab/></text:span><text:span text:style-name="T145">is_in_interval(t, i) — </text:span><text:span text:style-name="T226">возвращает булевое значение, указывающее, находится ли значение времени в интервале времени, к примеру:</text:span></text:p>
      <text:p text:style-name="P124"><text:span text:style-name="T226">(</text:span><text:span text:style-name="T211">"01:20",</text:span><text:span text:style-name="T226"> </text:span><text:span text:style-name="T211">"01:20-14:45"</text:span><text:span text:style-name="T226">) вернёт </text:span><text:span text:style-name="T158">True</text:span><text:span text:style-name="T226">.</text:span></text:p>
      <text:p text:style-name="P271"/>
      <text:p text:style-name="P124"><text:soft-page-break/><text:span text:style-name="T226"><text:tab/></text:span><text:span text:style-name="T146">time_to(t, d=0) — </text:span><text:span text:style-name="T227">перематывает время вперёд до указанного времени. Второй параметр отвечает за количество дополнительных дней, которые должны пройти. </text:span><text:span text:style-name="T228">Также этот метод, возвращает значение минут, которые пройдут от начала отсчета.</text:span></text:p>
      <text:p text:style-name="P262"><text:tab/></text:p>
      <text:p text:style-name="P71"><text:span text:style-name="T312"><text:tab/></text:span><text:span text:style-name="T41">do_in(cfname, do, timepiece=0, sort='minutes') — </text:span><text:span text:style-name="T318">создаёт таймер с событием, который выполниться только через заданное время. Нужно учитывать, что если время будет перемотано значительно дальше, тогда таймер сработает после этого. В случает с методом </text:span><text:span text:style-name="T45">time_to(t, d)</text:span><text:span text:style-name="T319">, </text:span><text:span text:style-name="T318">сначала получит возможность выполнить событие после изменения самого времени, а позже после добавления дней, если их больше 0.</text:span></text:p>
      <text:p text:style-name="P71"><text:span text:style-name="T318">- </text:span><text:span text:style-name="T46">cfname</text:span><text:span text:style-name="T320"> — уникальное имя для события, создания нового таймера с этим именем затрёт старый.</text:span></text:p>
      <text:p text:style-name="P71"><text:span text:style-name="T320">- </text:span><text:span text:style-name="T47">do</text:span><text:span text:style-name="T321"> — принимает строку, в которой написан код на питоне. Можно просто этим кодом вызвать ярлык на другой код.</text:span></text:p>
      <text:p text:style-name="P71"><text:span text:style-name="T321">- </text:span><text:span text:style-name="T48">timepiece</text:span><text:span text:style-name="T322"> — значение времени</text:span></text:p>
      <text:p text:style-name="P71"><text:span text:style-name="T322">- </text:span><text:span text:style-name="T48">sort</text:span><text:span text:style-name="T322"> — тип времени. Может быть '</text:span><text:span text:style-name="T132">minutes</text:span><text:span text:style-name="T322">', '</text:span><text:span text:style-name="T132">hours</text:span><text:span text:style-name="T322">', '</text:span><text:span text:style-name="T132">days</text:span><text:span text:style-name="T322">'.</text:span></text:p>
      <text:p text:style-name="P272"/>
      <text:p text:style-name="P71"><text:span text:style-name="T322"><text:tab/></text:span><text:span text:style-name="T48">do_at(cfname, do, when, days=0) — </text:span><text:span text:style-name="T323">создаёт таймер с событием, который должен выполниться в заданное время. Нужно учитывать, что перемотки времени сдвинут выполнение таймера. Таймер не может остановить перемотку времени, для собственного выполнения.</text:span></text:p>
      <text:p text:style-name="P72"><text:span text:style-name="T318">- </text:span><text:span text:style-name="T46">cfname</text:span><text:span text:style-name="T320"> — уникальное имя для события, создания нового таймера с этим именем затрёт старый.</text:span></text:p>
      <text:p text:style-name="P72"><text:span text:style-name="T320">- </text:span><text:span text:style-name="T47">do</text:span><text:span text:style-name="T321"> — принимает строку, в которой написан код на питоне. Можно просто этим кодом вызвать ярлык на другой код.</text:span></text:p>
      <text:p text:style-name="P73"><text:span text:style-name="T321">- </text:span><text:span text:style-name="T49">when</text:span><text:span text:style-name="T324"> — строковое значение, отвечает за время выполнения, к примеру </text:span><text:span text:style-name="T325">"01:20".</text:span></text:p>
      <text:p text:style-name="P73"><text:span text:style-name="T325">- </text:span><text:span text:style-name="T50">days</text:span><text:span text:style-name="T326"> — количество дополнительных дней, на которые должен сместиться таймер.</text:span></text:p>
      <text:p text:style-name="P273"/>
      <text:p text:style-name="P73"><text:span text:style-name="T326"><text:tab/></text:span><text:span text:style-name="T50">set_timetask(cfname, keyname, value) — </text:span><text:span text:style-name="T327">редактирует таймеры по ключу и его свойствам.</text:span></text:p>
      <text:p text:style-name="P73"><text:span text:style-name="T327">- </text:span><text:span text:style-name="T51">cfname</text:span><text:span text:style-name="T327"> — уникальное имя для таймера, по которому нужно отредактировать.</text:span></text:p>
      <text:p text:style-name="P73"><text:span text:style-name="T327">- </text:span><text:span text:style-name="T52">keyname</text:span><text:span text:style-name="T328"> — свойство таймера.</text:span></text:p>
      <text:p text:style-name="P73"><text:span text:style-name="T328">- </text:span><text:span text:style-name="T52">val</text:span><text:span text:style-name="T328"> — значение для свойства.</text:span></text:p>
      <text:p text:style-name="P272"><text:tab/></text:p>
      <text:p text:style-name="P71"><text:span text:style-name="T322"><text:tab/></text:span><text:span text:style-name="T48">remove_timetask(cfname) — </text:span><text:span text:style-name="T339">удаляет таймер по его ключевому имени.</text:span></text:p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103"><text:soft-page-break/><text:span text:style-name="T322"><text:tab/>У </text:span><text:span text:style-name="T299">каждого таймера есть такие свойства:</text:span></text:p>
      <text:p text:style-name="P104"><text:span text:style-name="T299">'</text:span><text:span text:style-name="T30">cfname</text:span><text:span text:style-name="T299">' — </text:span><text:span text:style-name="T335">уникальное имя для таймера.</text:span></text:p>
      <text:p text:style-name="P6">'<text:span text:style-name="T30">typetask</text:span>' — <text:span text:style-name="T568">тип таймера, с помощь чего был создан ('</text:span><text:span text:style-name="T104">do_in</text:span><text:span text:style-name="T568">' или '</text:span><text:span text:style-name="T104">do_at</text:span><text:span text:style-name="T568">').</text:span></text:p>
      <text:p text:style-name="P1">'<text:span text:style-name="T30">do</text:span>' — <text:span text:style-name="T569">строка с кодом на выполнение.</text:span></text:p>
      <text:p text:style-name="P1">'<text:span text:style-name="T30">executed</text:span>' — <text:span text:style-name="T570">булевое значение, было ли выполнено. Со значением </text:span><text:span text:style-name="T105">True</text:span><text:span text:style-name="T570">, больше не будут выполняться и самостоятельно удалится по возможности.</text:span></text:p>
      <text:p text:style-name="P1">'<text:span text:style-name="T30">day</text:span>' — <text:span text:style-name="T571">значения дня, в который нужно выполнить.</text:span></text:p>
      <text:p text:style-name="P7">'<text:span text:style-name="T30">dayMinutes</text:span>' — <text:span text:style-name="T571">значения </text:span><text:span text:style-name="T572">минут дня</text:span><text:span text:style-name="T571">, в котор</text:span><text:span text:style-name="T572">ое</text:span><text:span text:style-name="T571"> нужно выполнить.</text:span></text:p>
      <text:p text:style-name="P1">'<text:span text:style-name="T30">text</text:span>' — <text:span text:style-name="T572">дополнительное строковое, значение, если понадобиться где-то хранить дополнительную информацию о таймере.</text:span></text:p>
      <text:p text:style-name="P274"/>
      <text:p text:style-name="P274"/>
      <text:p text:style-name="P274"/>
      <text:p text:style-name="P103"><text:span text:style-name="T299"><text:tab/></text:span><text:span text:style-name="T181">okimachinecontroller.rpy</text:span></text:p>
      <text:p text:style-name="P324"/>
      <text:p text:style-name="P74"><text:span text:style-name="T181"><text:tab/></text:span><text:span text:style-name="T336">Содержит класс </text:span><text:span text:style-name="T182">OkiMachineController</text:span><text:span text:style-name="T336">. Созданный объект от данного класса рассчитан</text:span><text:span text:style-name="T181"> </text:span><text:span text:style-name="T336">на создание переменных и хранения в них информации. </text:span><text:span text:style-name="T337">Может быть инициализирован как </text:span><text:span text:style-name="T137">default machine = game.machine_controller</text:span><text:span text:style-name="T337">.</text:span></text:p>
      <text:p text:style-name="P275"/>
      <text:p text:style-name="P74"><text:span text:style-name="T181"><text:tab/></text:span><text:span text:style-name="T60">add(varname, value) — </text:span><text:span text:style-name="T340">создаёт ключ-переменную и заполняет её свойство.</text:span></text:p>
      <text:p text:style-name="P74"><text:span text:style-name="T340">- </text:span><text:span text:style-name="T61">varname</text:span><text:span text:style-name="T340"> — строка, выступает за название переменной.</text:span></text:p>
      <text:p text:style-name="P74"><text:span text:style-name="T340">- </text:span><text:span text:style-name="T62">value</text:span><text:span text:style-name="T341"> — любое значение.</text:span></text:p>
      <text:p text:style-name="P276"/>
      <text:p text:style-name="P75"><text:span text:style-name="T341"><text:tab/></text:span><text:span text:style-name="T62">get(varname=None) — </text:span><text:span text:style-name="T342">позволяет получить весь словарь со всеми ключами и значениями. Если параметр не </text:span><text:span text:style-name="T62">None</text:span><text:span text:style-name="T341">, </text:span><text:span text:style-name="T342">тогда возвращает значение по ключу-переменной. Или </text:span><text:span text:style-name="T138">False</text:span><text:span text:style-name="T342">, если нет такого ключа.</text:span></text:p>
      <text:p text:style-name="P277"/>
      <text:p text:style-name="P75"><text:span text:style-name="T342"><text:tab/></text:span><text:span text:style-name="T63">set(varname, value)</text:span><text:span text:style-name="T343"> </text:span><text:span text:style-name="T63">—</text:span><text:span text:style-name="T343"> позволяет редактировать значение ключа-переменной. В качестве параметра принимает значение имени переменной и нового значения. Не создаёт новой переменной, если не будет обнаружен ключ.</text:span></text:p>
      <text:p text:style-name="P278"/>
      <text:p text:style-name="P75"><text:span text:style-name="T343"><text:tab/></text:span><text:span text:style-name="T64">remove(cfname) —</text:span><text:span text:style-name="T344"> удаляет ключ переменную и её значение.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75"><text:soft-page-break/><text:span text:style-name="T344"><text:tab/></text:span><text:span text:style-name="T183">okipersoncontroller.rpy</text:span></text:p>
      <text:p text:style-name="P325"/>
      <text:p text:style-name="P75"><text:span text:style-name="T183"><text:tab/></text:span><text:span text:style-name="T345">Содержит класс </text:span><text:span text:style-name="T183">OkiPersonController</text:span><text:span text:style-name="T345">, </text:span><text:span text:style-name="T338">созданным объектом от класса можно создавать словари персонажей.</text:span></text:p>
      <text:p text:style-name="P71"><text:span text:style-name="T322"><text:tab/></text:span><text:span text:style-name="T338">Можно инициализировать как </text:span><text:span text:style-name="T139">default persons = game.person_controller</text:span><text:span text:style-name="T338">.</text:span></text:p>
      <text:p text:style-name="P280"/>
      <text:p text:style-name="P76"><text:span text:style-name="T346"><text:tab/>Персонажи</text:span><text:span text:style-name="T300"> созданные экземпляром класса </text:span><text:span text:style-name="T177">OkiClickyController</text:span><text:span text:style-name="T311"> </text:span><text:span text:style-name="T300">имеют несколько ключей как свойств.</text:span></text:p>
      <text:p text:style-name="P8"><text:span text:style-name="T338">'</text:span><text:span text:style-name="T65">name</text:span><text:span text:style-name="T338">' — </text:span><text:span text:style-name="T349">имя персонажа</text:span></text:p>
      <text:p text:style-name="P1">'<text:span text:style-name="T30">surname</text:span>' — <text:span text:style-name="T573">фамилия персонажа</text:span></text:p>
      <text:p text:style-name="P222"><text:span text:style-name="T208">'</text:span><text:span text:style-name="T38">cfname</text:span><text:span text:style-name="T208">' — </text:span><text:span text:style-name="T209">ключевое имя </text:span><text:span text:style-name="T241">персонажа</text:span><text:span text:style-name="T209">, его уникальный идентификатор</text:span></text:p>
      <text:p text:style-name="P8">'<text:span text:style-name="T30">arts</text:span>' – <text:span text:style-name="T546">хранит название каталога спрайтов для </text:span><text:span text:style-name="T574">персонажа</text:span></text:p>
      <text:p text:style-name="P8">'<text:span text:style-name="T30">location</text:span>' — <text:span text:style-name="T546">хранит строку или список строк, соответствующие ключам локаций, где размещается </text:span><text:span text:style-name="T574">персонаж</text:span><text:span text:style-name="T546"> в настоящее время</text:span></text:p>
      <text:p text:style-name="P8">'<text:span text:style-name="T30">x</text:span>' — <text:span text:style-name="T546">координата по ширине окна игры (нормального масштаба)</text:span></text:p>
      <text:p text:style-name="P8">'<text:span text:style-name="T30">y</text:span>' — <text:span text:style-name="T546">координата по </text:span><text:span text:style-name="T547">высоте</text:span><text:span text:style-name="T546"> окна игры (нормального масштаба)</text:span></text:p>
      <text:p text:style-name="P8">'<text:span text:style-name="T30">isActive</text:span>' — <text:span text:style-name="T547">булевое значение, если </text:span><text:span text:style-name="T101">False</text:span><text:span text:style-name="T547"> тогда </text:span><text:span text:style-name="T575">персонаж</text:span><text:span text:style-name="T547"> находится не в игровом мире, и игнорируется </text:span><text:span text:style-name="T552">(по умолчанию </text:span><text:span text:style-name="T102">True</text:span><text:span text:style-name="T552">)</text:span></text:p>
      <text:p text:style-name="P8">'<text:span text:style-name="T30">scale</text:span>' — <text:span text:style-name="T547">масштаб при наведении мыши на </text:span><text:span text:style-name="T576">персонажа</text:span><text:span text:style-name="T547"> (</text:span>1.0<text:span text:style-name="T547">)</text:span></text:p>
      <text:p text:style-name="P8">'<text:span text:style-name="T30">hue</text:span>' — <text:span text:style-name="T547">смещение ц</text:span><text:span text:style-name="T548">в</text:span><text:span text:style-name="T547">ета</text:span> <text:span text:style-name="T547">при наведении мыши на </text:span><text:span text:style-name="T576">персонажа</text:span><text:span text:style-name="T547"> <text:s/>(</text:span>3.0<text:span text:style-name="T547">)</text:span></text:p>
      <text:p text:style-name="P8">'<text:span text:style-name="T30">brightness</text:span>' — <text:span text:style-name="T548">повышение яркости при</text:span> <text:span text:style-name="T547">наведении мыши на </text:span><text:span text:style-name="T577">персонажа</text:span><text:span text:style-name="T547"> <text:s/></text:span><text:span text:style-name="T548">(</text:span>0.15<text:span text:style-name="T548">)</text:span></text:p>
      <text:p text:style-name="P8">'<text:span text:style-name="T30">saturation</text:span>' — <text:span text:style-name="T549">насыщенность цвета</text:span> <text:span text:style-name="T548">при</text:span> <text:span text:style-name="T547">наведении мыши </text:span><text:span text:style-name="T549">(</text:span>1.4<text:span text:style-name="T549">)</text:span></text:p>
      <text:p text:style-name="P8">'<text:span text:style-name="T30">action</text:span>' — <text:span text:style-name="T550">строковое значение, хранит имя ярлыка на код, который будет выполнятся при клике на </text:span><text:span text:style-name="T578">персонажа</text:span><text:span text:style-name="T550"> (по умолчанию </text:span>'<text:span text:style-name="T106">person</text:span><text:span text:style-name="T100">_</text:span>' + <text:span text:style-name="T100">cfname</text:span><text:span text:style-name="T550">)</text:span></text:p>
      <text:p text:style-name="P8">'<text:span text:style-name="T30">image</text:span>' - <text:span text:style-name="T551">путь к изображение в настоящее время (</text:span><text:span text:style-name="T100">None</text:span> <text:span text:style-name="T551">при создании)</text:span></text:p>
      <text:p text:style-name="P8">'<text:span text:style-name="T30">text</text:span>' — <text:span text:style-name="T552">дополнительное поле, если нужно добавить какое-то описание.</text:span></text:p>
      <text:p text:style-name="P8">'<text:span text:style-name="T30">status</text:span>' — <text:span text:style-name="T552">строковое значение, хранит имя текущего состояния, если используется расписание по отношению к этому </text:span><text:span text:style-name="T579">персонажу</text:span></text:p>
      <text:p text:style-name="P8"><text:span text:style-name="T338">'</text:span><text:span text:style-name="T65">use_daypart</text:span><text:span text:style-name="T338">' — </text:span><text:span text:style-name="T347">дополнительное булевое значение, по умолчанию </text:span><text:span text:style-name="T139">True</text:span><text:span text:style-name="T338">. </text:span><text:span text:style-name="T347">Отвечает, нужно ли подбирать спрайты по</text:span><text:span text:style-name="T348">д</text:span><text:span text:style-name="T347"> текущую часть дня.</text:span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77"><text:soft-page-break/><text:span text:style-name="T30"><text:tab/>add(</text:span><text:span text:style-name="T66">name, surname, </text:span><text:span text:style-name="T30">cfname, location, x, y, arts=None) – </text:span><text:span text:style-name="T332">метод для создания </text:span><text:span text:style-name="T350">персонажа</text:span><text:span text:style-name="T332">. </text:span><text:span text:style-name="T351">Этот метод не заменяет собой методы Ren'py.</text:span></text:p>
      <text:p text:style-name="P77"><text:span text:style-name="T67">- </text:span><text:span text:style-name="T68">name</text:span><text:span text:style-name="T352"> — имя персонажа.</text:span></text:p>
      <text:p text:style-name="P77"><text:span text:style-name="T68">- surname</text:span><text:span text:style-name="T352"> — фамилия персонажа.</text:span></text:p>
      <text:p text:style-name="P78"><text:span text:style-name="T57">- </text:span><text:span text:style-name="T58">cfname</text:span><text:span text:style-name="T305"> — принимает строковую переменную, которая будет выполнять роль ключевого имени </text:span><text:span text:style-name="T353">персонажа</text:span><text:span text:style-name="T305">, своего рода идентификатора. Также служит для задания набора спрайтов, если существует каталог изображений с таким названием.</text:span></text:p>
      <text:p text:style-name="P78"><text:span text:style-name="T58">- location</text:span><text:span text:style-name="T305"> — принимает строковую переменную или список строковых переменных. Отвечает за локации на которых размещается </text:span><text:span text:style-name="T354">персонаж</text:span><text:span text:style-name="T305">, в качестве значения используется ключевое имя локации.</text:span></text:p>
      <text:p text:style-name="P78"><text:span text:style-name="T58">- x</text:span><text:span text:style-name="T305"> и </text:span><text:span text:style-name="T58">y</text:span><text:span text:style-name="T305"> — принимают числа соответствующие координатам игрового окна(нормального масштаба). Выполняют роль координат на локации.</text:span></text:p>
      <text:p text:style-name="P100"><text:span text:style-name="T30">- arts</text:span><text:span text:style-name="T299"> — если значение не </text:span><text:span text:style-name="T30">None</text:span><text:span text:style-name="T299">, тогда принимают строку аналогичную </text:span><text:span text:style-name="T129">cfname</text:span><text:span text:style-name="T299">. Отвечает за выбор альтернативного набора спрайтов вместо ключа </text:span><text:span text:style-name="T129">cfname</text:span><text:span text:style-name="T299">.</text:span></text:p>
      <text:p text:style-name="P244"/>
      <text:p text:style-name="P78"><text:span text:style-name="T305"><text:tab/></text:span><text:span text:style-name="T30">get(cfname, keyname=None) — </text:span><text:span text:style-name="T333">возвращает по ключевому имени словарь </text:span><text:span text:style-name="T355">персонажа</text:span><text:span text:style-name="T333">, если не может вернуть результат, тогда вернёт </text:span><text:span text:style-name="T134">False</text:span><text:span text:style-name="T333">.</text:span></text:p>
      <text:p text:style-name="P78"><text:span text:style-name="T59">- cfname</text:span><text:span text:style-name="T333"> — ключевое имя для поиска</text:span></text:p>
      <text:p text:style-name="P78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356">предмета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49"/>
      <text:p text:style-name="P78"><text:span text:style-name="T333"><text:tab/></text:span><text:span text:style-name="T59">set(cfname, keyname, val) —</text:span><text:span text:style-name="T333"> </text:span><text:span text:style-name="T399">редактирует значение </text:span><text:span text:style-name="T400">предмета</text:span><text:span text:style-name="T399">.</text:span></text:p>
      <text:p text:style-name="P78"><text:span text:style-name="T85">- cfname</text:span><text:span text:style-name="T399"> — ключевое имя </text:span><text:span text:style-name="T401">предмета</text:span><text:span text:style-name="T399">.</text:span></text:p>
      <text:p text:style-name="P78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78"><text:span text:style-name="T85">- val</text:span><text:span text:style-name="T399"> — значение которое нужно назначить.</text:span></text:p>
      <text:p text:style-name="P249"/>
      <text:p text:style-name="P171"><text:span text:style-name="T566"><text:tab/>get_all_from_location(location='') - </text:span><text:span text:style-name="T217">позволяет получить список всех словарей-</text:span><text:span text:style-name="T242">персонажей</text:span><text:span text:style-name="T217"> которые находятся на локации (поиск по ключевому имени локации).</text:span></text:p>
      <text:p text:style-name="P244"><text:tab/></text:p>
      <text:p text:style-name="P78"><text:span text:style-name="T305"><text:tab/></text:span><text:span text:style-name="T30">get_image(obj_arts, dp=True) – </text:span><text:span text:style-name="T306">позволяет получить путь к изображению.</text:span></text:p>
      <text:p text:style-name="P78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78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257"/>
      <text:p text:style-name="P9"><text:span text:style-name="T307"><text:tab/></text:span><text:span text:style-name="T40">remove(cfname) – </text:span><text:span text:style-name="T308">удаляет </text:span><text:span text:style-name="T396">персонажа</text:span><text:span text:style-name="T308">-словарь из базы данных, по ключевому имени предмета.</text:span></text:p>
      <text:p text:style-name="P262"/>
      <text:p text:style-name="P283"/>
      <text:p text:style-name="P283"/>
      <text:p text:style-name="P283"/>
      <text:p text:style-name="P283"/>
      <text:p text:style-name="P79"><text:soft-page-break/><text:span text:style-name="T183"><text:tab/>okip</text:span><text:span text:style-name="T184">lace</text:span><text:span text:style-name="T183">controller.rpy</text:span></text:p>
      <text:p text:style-name="P326"/>
      <text:p text:style-name="P79"><text:span text:style-name="T183"><text:tab/></text:span><text:span text:style-name="T345">Содержит класс </text:span><text:span text:style-name="T183">OkiP</text:span><text:span text:style-name="T185">lace</text:span><text:span text:style-name="T183">Controller</text:span><text:span text:style-name="T345">, </text:span><text:span text:style-name="T338">созданным объектом от класса можно создавать словари </text:span><text:span text:style-name="T357">локаций</text:span><text:span text:style-name="T338">.</text:span></text:p>
      <text:p text:style-name="P284"><text:span text:style-name="T580"><text:tab/></text:span><text:span text:style-name="T581">Можно инициализировать как </text:span><text:span text:style-name="T107">default p</text:span><text:span text:style-name="T108">laces</text:span><text:span text:style-name="T107"> = game.p</text:span><text:span text:style-name="T108">lace</text:span><text:span text:style-name="T107">_controller</text:span><text:span text:style-name="T581">.</text:span></text:p>
      <text:p text:style-name="P284"/>
      <text:p text:style-name="P80"><text:span text:style-name="T346"><text:tab/></text:span><text:span text:style-name="T358">Локации</text:span><text:span text:style-name="T300"> созданные экземпляром класса </text:span><text:span text:style-name="T183">OkiP</text:span><text:span text:style-name="T185">lace</text:span><text:span text:style-name="T183">Controller</text:span><text:span text:style-name="T311"> </text:span><text:span text:style-name="T300">имеют несколько ключей как свойств.</text:span></text:p>
      <text:p text:style-name="P10"><text:span text:style-name="T338">'</text:span><text:span text:style-name="T65">name</text:span><text:span text:style-name="T338">' — </text:span><text:span text:style-name="T370">название</text:span><text:span text:style-name="T349"> персонажа</text:span></text:p>
      <text:p text:style-name="P223"><text:span text:style-name="T208">'</text:span><text:span text:style-name="T38">cfname</text:span><text:span text:style-name="T208">' — </text:span><text:span text:style-name="T209">ключевое имя </text:span><text:span text:style-name="T243">локации</text:span><text:span text:style-name="T209">, его уникальный идентификатор</text:span></text:p>
      <text:p text:style-name="P10">'<text:span text:style-name="T30">arts</text:span>' – <text:span text:style-name="T546">хранит название каталога спрайтов для </text:span><text:span text:style-name="T582">локации</text:span></text:p>
      <text:p text:style-name="P10">'<text:span text:style-name="T30">location</text:span>' — <text:span text:style-name="T546">хранит строку или список строк, соответствующие ключам локаций. </text:span><text:span text:style-name="T583">Важная переменная для поиска </text:span><text:span text:style-name="T584">и подбора </text:span><text:span text:style-name="T583">локации, </text:span><text:span text:style-name="T584">для отображения в мире.</text:span></text:p>
      <text:p text:style-name="P10">'<text:span text:style-name="T30">x</text:span>' — <text:span text:style-name="T546">координата по ширине окна игры (нормального масштаба)</text:span></text:p>
      <text:p text:style-name="P10">'<text:span text:style-name="T30">y</text:span>' — <text:span text:style-name="T546">координата по </text:span><text:span text:style-name="T547">высоте</text:span><text:span text:style-name="T546"> окна игры (нормального масштаба)</text:span></text:p>
      <text:p text:style-name="P10">'<text:span text:style-name="T30">isActive</text:span>' — <text:span text:style-name="T547">булевое значение, если </text:span><text:span text:style-name="T101">False</text:span><text:span text:style-name="T547"> тогда </text:span><text:span text:style-name="T575">персонаж</text:span><text:span text:style-name="T547"> находится не в игровом мире, и игнорируется </text:span><text:span text:style-name="T552">(по умолчанию </text:span><text:span text:style-name="T102">True</text:span><text:span text:style-name="T552">)</text:span></text:p>
      <text:p text:style-name="P10">'<text:span text:style-name="T30">image</text:span>' - <text:span text:style-name="T551">путь к изображение в настоящее время (</text:span><text:span text:style-name="T100">None</text:span> <text:span text:style-name="T551">при создании)</text:span></text:p>
      <text:p text:style-name="P10">'<text:span text:style-name="T30">text</text:span>' — <text:span text:style-name="T552">дополнительное поле, если нужно добавить какое-то описание.</text:span></text:p>
      <text:p text:style-name="P10">'<text:span text:style-name="T30">status</text:span>' — <text:span text:style-name="T552">строковое значение, хранит имя текущего состояния, если используется расписание по отношению к это</text:span><text:span text:style-name="T585">й</text:span><text:span text:style-name="T552"> </text:span><text:span text:style-name="T585">локации.</text:span></text:p>
      <text:p text:style-name="P285"><text:span text:style-name="T581">'</text:span><text:span text:style-name="T65">use_daypart</text:span><text:span text:style-name="T581">' — </text:span><text:span text:style-name="T552">дополнительное булевое значение, по умолчанию </text:span><text:span text:style-name="T107">True</text:span><text:span text:style-name="T581">. </text:span><text:span text:style-name="T552">Отвечает, нужно ли подбирать спрайты по</text:span><text:span text:style-name="T553">д</text:span><text:span text:style-name="T552"> текущую часть дня.</text:span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81"><text:soft-page-break/><text:span text:style-name="T30"><text:tab/>add(</text:span><text:span text:style-name="T66">name, </text:span><text:span text:style-name="T30">cfname, arts=None) – </text:span><text:span text:style-name="T332">метод для создания </text:span><text:span text:style-name="T359">локации</text:span><text:span text:style-name="T332">.</text:span></text:p>
      <text:p text:style-name="P81"><text:span text:style-name="T67">- </text:span><text:span text:style-name="T68">name</text:span><text:span text:style-name="T352"> — </text:span><text:span text:style-name="T360">название локации</text:span><text:span text:style-name="T352">.</text:span></text:p>
      <text:p text:style-name="P81"><text:span text:style-name="T57">- </text:span><text:span text:style-name="T58">cfname</text:span><text:span text:style-name="T305"> — принимает строковую переменную, которая будет выполнять роль ключевого </text:span><text:span text:style-name="T361">названия локации</text:span><text:span text:style-name="T305">, своего рода идентификатора. Также служит для задания набора спрайтов, если существует каталог изображений с таким названием.</text:span></text:p>
      <text:p text:style-name="P101"><text:span text:style-name="T30">- arts</text:span><text:span text:style-name="T299"> — если значение не </text:span><text:span text:style-name="T30">None</text:span><text:span text:style-name="T299">, тогда принимают строку аналогичную </text:span><text:span text:style-name="T129">cfname</text:span><text:span text:style-name="T299">. Отвечает за выбор альтернативного набора спрайтов вместо ключа </text:span><text:span text:style-name="T129">cfname</text:span><text:span text:style-name="T299">.</text:span></text:p>
      <text:p text:style-name="P245"/>
      <text:p text:style-name="P81"><text:span text:style-name="T305"><text:tab/></text:span><text:span text:style-name="T30">get(cfname, keyname=None) — </text:span><text:span text:style-name="T333">возвращает по ключевому имени словарь </text:span><text:span text:style-name="T362">локации</text:span><text:span text:style-name="T333">, если не может вернуть результат, тогда вернёт </text:span><text:span text:style-name="T134">False</text:span><text:span text:style-name="T333">.</text:span></text:p>
      <text:p text:style-name="P81"><text:span text:style-name="T59">- cfname</text:span><text:span text:style-name="T333"> — ключевое имя для поиска</text:span></text:p>
      <text:p text:style-name="P81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363">локации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50"/>
      <text:p text:style-name="P81"><text:span text:style-name="T333"><text:tab/></text:span><text:span text:style-name="T59">set(cfname, keyname, val) —</text:span><text:span text:style-name="T333"> </text:span><text:span text:style-name="T399">редактирует значение </text:span><text:span text:style-name="T402">локации</text:span><text:span text:style-name="T399">.</text:span></text:p>
      <text:p text:style-name="P81"><text:span text:style-name="T85">- cfname</text:span><text:span text:style-name="T399"> — ключевое имя </text:span><text:span text:style-name="T403">локации</text:span><text:span text:style-name="T399">.</text:span></text:p>
      <text:p text:style-name="P81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81"><text:span text:style-name="T85">- val</text:span><text:span text:style-name="T399"> — значение которое нужно назначить.</text:span></text:p>
      <text:p text:style-name="P250"/>
      <text:p text:style-name="P172"><text:span text:style-name="T566"><text:tab/>get_all_from_location(location='') - </text:span><text:span text:style-name="T217">позволяет получить словар</text:span><text:span text:style-name="T245">ь</text:span><text:span text:style-name="T217">-</text:span><text:span text:style-name="T244">локаци</text:span><text:span text:style-name="T246">ю</text:span><text:span text:style-name="T245">,</text:span><text:span text:style-name="T217"> </text:span><text:span text:style-name="T245">с ключевым именем в значении параметра</text:span><text:span text:style-name="T217">.</text:span></text:p>
      <text:p text:style-name="P245"><text:tab/></text:p>
      <text:p text:style-name="P81"><text:span text:style-name="T305"><text:tab/></text:span><text:span text:style-name="T30">get_image(obj_arts, dp=True) – </text:span><text:span text:style-name="T306">позволяет получить путь к изображению.</text:span></text:p>
      <text:p text:style-name="P81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81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258"/>
      <text:p text:style-name="P11"><text:span text:style-name="T307"><text:tab/></text:span><text:span text:style-name="T69">go_to(location) — </text:span><text:span text:style-name="T364">метод для перемещения между локациями. В качестве параметра принимает значение ключевого имени локации. Также, если существует сюжетный запрет </text:span><text:span text:style-name="T365">на перемещения в данную локацию, тогда переход не произойдёт.</text:span></text:p>
      <text:p text:style-name="P296"/>
      <text:p text:style-name="P11"><text:span text:style-name="T365"><text:tab/></text:span><text:span text:style-name="T70">set_location(location) —</text:span><text:span text:style-name="T366"> принудительный переход на локацию, если такая существует. </text:span><text:span text:style-name="T368">В качестве параметра принимает ключевое имя локации.</text:span></text:p>
      <text:p text:style-name="P297"/>
      <text:p text:style-name="P12"><text:span text:style-name="T366"><text:tab/></text:span><text:span text:style-name="T71">g</text:span><text:span text:style-name="T70">et_location() —</text:span><text:span text:style-name="T366"> </text:span><text:span text:style-name="T367">позволяет получить ключевое имя локации.</text:span></text:p>
      <text:p text:style-name="P298"/>
      <text:p text:style-name="P298"/>
      <text:p text:style-name="P298"/>
      <text:p text:style-name="P298"/>
      <text:p text:style-name="P298"/>
      <text:p text:style-name="P298"/>
      <text:p text:style-name="P82"><text:soft-page-break/><text:span text:style-name="T183"><text:tab/>okip</text:span><text:span text:style-name="T186">roduct</text:span><text:span text:style-name="T183">controller.rpy</text:span></text:p>
      <text:p text:style-name="P327"/>
      <text:p text:style-name="P82"><text:span text:style-name="T183"><text:tab/></text:span><text:span text:style-name="T345">Содержит класс </text:span><text:span text:style-name="T183">OkiP</text:span><text:span text:style-name="T187">roduct</text:span><text:span text:style-name="T183">Controller</text:span><text:span text:style-name="T345">, </text:span><text:span text:style-name="T338">созданным объектом от класса можно создавать словари </text:span><text:span text:style-name="T369">товаров магазина</text:span><text:span text:style-name="T338">.</text:span></text:p>
      <text:p text:style-name="P286"><text:span text:style-name="T580"><text:tab/></text:span><text:span text:style-name="T581">Можно инициализировать как </text:span><text:span text:style-name="T107">default p</text:span><text:span text:style-name="T109">roducts</text:span><text:span text:style-name="T107"> = game.p</text:span><text:span text:style-name="T109">roduct</text:span><text:span text:style-name="T107">_controller</text:span><text:span text:style-name="T581">.</text:span></text:p>
      <text:p text:style-name="P286"/>
      <text:p text:style-name="P287"><text:tab/><text:span text:style-name="T588">Товары магазина</text:span><text:span text:style-name="T586"> созданные экземпляром класса </text:span><text:span text:style-name="T8">OkiP</text:span><text:span text:style-name="T9">roduct</text:span><text:span text:style-name="T8">Controller</text:span><text:span text:style-name="T587"> </text:span><text:span text:style-name="T586">имеют несколько ключей как свойств.</text:span></text:p>
      <text:p text:style-name="P13"><text:span text:style-name="T338">'</text:span><text:span text:style-name="T65">name</text:span><text:span text:style-name="T338">' — </text:span><text:span text:style-name="T370">название</text:span><text:span text:style-name="T349"> </text:span><text:span text:style-name="T371">товара магазина.</text:span></text:p>
      <text:p text:style-name="P224"><text:span text:style-name="T208">'</text:span><text:span text:style-name="T38">cfname</text:span><text:span text:style-name="T208">' — </text:span><text:span text:style-name="T209">ключевое имя </text:span><text:span text:style-name="T247">товара магазина</text:span><text:span text:style-name="T209">, его уникальный идентификатор.</text:span></text:p>
      <text:p text:style-name="P14"><text:span text:style-name="T338">'</text:span><text:span text:style-name="T72">shop</text:span><text:span text:style-name="T338">' — </text:span><text:span text:style-name="T372">ключевое имя магазина</text:span><text:span text:style-name="T371">.</text:span></text:p>
      <text:p text:style-name="P15"><text:span text:style-name="T338">'</text:span><text:span text:style-name="T73">price</text:span><text:span text:style-name="T338">' — </text:span><text:span text:style-name="T373">цена</text:span><text:span text:style-name="T349"> </text:span><text:span text:style-name="T371">товара магазина.</text:span></text:p>
      <text:p text:style-name="P13">'<text:span text:style-name="T30">arts</text:span>' – <text:span text:style-name="T546">хранит название каталога спрайтов для </text:span><text:span text:style-name="T590">товара.</text:span></text:p>
      <text:p text:style-name="P16"><text:span text:style-name="T338">'</text:span><text:span text:style-name="T74">buyed</text:span><text:span text:style-name="T338">' — </text:span><text:span text:style-name="T374">булевое значение, </text:span><text:span text:style-name="T375">если </text:span><text:span text:style-name="T140">True </text:span><text:span text:style-name="T375">тогда товар не будет в списке товаров магазина.</text:span></text:p>
      <text:p text:style-name="P13">'<text:span text:style-name="T30">isActive</text:span>' — <text:span text:style-name="T547">булевое значение, если </text:span><text:span text:style-name="T101">False</text:span><text:span text:style-name="T547"> тогда </text:span><text:span text:style-name="T589">товар</text:span><text:span text:style-name="T547"> находится не в игровом мире, и игнорируется </text:span><text:span text:style-name="T552">(по умолчанию </text:span><text:span text:style-name="T102">True</text:span><text:span text:style-name="T552">).</text:span></text:p>
      <text:p text:style-name="P13">'<text:span text:style-name="T30">image</text:span>' - <text:span text:style-name="T551">путь к изображение в настоящее время (</text:span><text:span text:style-name="T100">None</text:span> <text:span text:style-name="T551">при создании).</text:span></text:p>
      <text:p text:style-name="P13">'<text:span text:style-name="T30">text</text:span>' — <text:span text:style-name="T552">дополнительное поле, если нужно добавить какое-то описание.</text:span></text:p>
      <text:p text:style-name="P288"><text:span text:style-name="T581">'</text:span><text:span text:style-name="T65">use_daypart</text:span><text:span text:style-name="T581">' — </text:span><text:span text:style-name="T552">дополнительное булевое значение, по умолчанию </text:span><text:span text:style-name="T107">True</text:span><text:span text:style-name="T581">. </text:span><text:span text:style-name="T552">Отвечает, нужно ли подбирать спрайты по</text:span><text:span text:style-name="T553">д</text:span><text:span text:style-name="T552"> текущую часть дня.</text:span></text:p>
      <text:p text:style-name="P263"/>
      <text:p text:style-name="P263"/>
      <text:p text:style-name="P263"/>
      <text:p text:style-name="P83"><text:span text:style-name="T30"><text:tab/>add(</text:span><text:span text:style-name="T66">name, </text:span><text:span text:style-name="T30">cfn, </text:span><text:span text:style-name="T75">shop</text:span><text:span text:style-name="T30">, </text:span><text:span text:style-name="T76">price</text:span><text:span text:style-name="T30">, arts=None) – </text:span><text:span text:style-name="T332">метод для создания </text:span><text:span text:style-name="T376">товара</text:span><text:span text:style-name="T332">.</text:span></text:p>
      <text:p text:style-name="P83"><text:span text:style-name="T67">- </text:span><text:span text:style-name="T68">name</text:span><text:span text:style-name="T352"> — </text:span><text:span text:style-name="T377">название товара</text:span><text:span text:style-name="T352">.</text:span></text:p>
      <text:p text:style-name="P83"><text:span text:style-name="T57">- </text:span><text:span text:style-name="T58">cfn</text:span><text:span text:style-name="T305"> — принимает строковую переменную, которая будет выполнять роль ключевого имени </text:span><text:span text:style-name="T378">товара</text:span><text:span text:style-name="T305">, своего рода идентификатора. Также служит для задания набора спрайтов, если существует каталог изображений с таким названием.</text:span></text:p>
      <text:p text:style-name="P83"><text:span text:style-name="T58">- </text:span><text:span text:style-name="T77">shop</text:span><text:span text:style-name="T305"> — принимает строковую переменную. Отвечает за </text:span><text:span text:style-name="T379">магазин</text:span><text:span text:style-name="T305"> </text:span><text:span text:style-name="T380">в</text:span><text:span text:style-name="T305"> котор</text:span><text:span text:style-name="T380">ом</text:span><text:span text:style-name="T305"> размещается </text:span><text:span text:style-name="T380">товар</text:span><text:span text:style-name="T305">, в качестве значения используется ключевое имя </text:span><text:span text:style-name="T381">магазина</text:span><text:span text:style-name="T305">.</text:span></text:p>
      <text:p text:style-name="P83"><text:span text:style-name="T58">- </text:span><text:span text:style-name="T78">price</text:span><text:span text:style-name="T382"> — цена товара.</text:span></text:p>
      <text:p text:style-name="P102"><text:span text:style-name="T30">- arts</text:span><text:span text:style-name="T299"> — если значение не </text:span><text:span text:style-name="T30">None</text:span><text:span text:style-name="T299">, тогда принимают строку аналогичную </text:span><text:span text:style-name="T129">cfn</text:span><text:span text:style-name="T299">. Отвечает за выбор альтернативного набора спрайтов вместо ключа </text:span><text:span text:style-name="T129">cfn</text:span><text:span text:style-name="T299">.</text:span></text:p>
      <text:p text:style-name="P246"/>
      <text:p text:style-name="P83"><text:span text:style-name="T305"><text:tab/></text:span><text:span text:style-name="T30">get(</text:span><text:span text:style-name="T79">shop, </text:span><text:span text:style-name="T30">cfname</text:span><text:span text:style-name="T80">=None</text:span><text:span text:style-name="T30">, keyname=None) — </text:span><text:span text:style-name="T383">позволяет получить информацию о товарах.</text:span></text:p>
      <text:p text:style-name="P83"><text:span text:style-name="T81">- </text:span><text:span text:style-name="T82">shop</text:span><text:span text:style-name="T384"> — позволяет получить словарь со словарями товаров.</text:span></text:p>
      <text:p text:style-name="P84"><text:span text:style-name="T59">- cfname</text:span><text:span text:style-name="T333"> — </text:span><text:span text:style-name="T385">если не </text:span><text:span text:style-name="T80">None</text:span><text:span text:style-name="T386">, </text:span><text:span text:style-name="T387">тогда вернёт конкретный товар с ключевым именем в параметре.</text:span></text:p>
      <text:p text:style-name="P83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387">конкретного товара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51"/>
      <text:p text:style-name="P83"><text:soft-page-break/><text:span text:style-name="T333"><text:tab/></text:span><text:span text:style-name="T59">set(</text:span><text:span text:style-name="T86">shop, </text:span><text:span text:style-name="T59">cfname, keyname, val) —</text:span><text:span text:style-name="T333"> </text:span><text:span text:style-name="T399">редактирует значение </text:span><text:span text:style-name="T404">товара</text:span><text:span text:style-name="T399">.</text:span></text:p>
      <text:p text:style-name="P83"><text:span text:style-name="T85">- </text:span><text:span text:style-name="T87">shop</text:span><text:span text:style-name="T388"> — ключевое имя, где находится товар.</text:span></text:p>
      <text:p text:style-name="P83"><text:span text:style-name="T85">- cfname</text:span><text:span text:style-name="T399"> — ключевое имя </text:span><text:span text:style-name="T405">товара</text:span><text:span text:style-name="T399">.</text:span></text:p>
      <text:p text:style-name="P83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83"><text:span text:style-name="T85">- val</text:span><text:span text:style-name="T399"> — значение которое нужно назначить.</text:span></text:p>
      <text:p text:style-name="P251"/>
      <text:p text:style-name="P173"><text:span text:style-name="T566"><text:tab/>get_</text:span><text:span text:style-name="T591">not_buyed_list</text:span><text:span text:style-name="T566">(</text:span><text:span text:style-name="T591">shop, isActive=True</text:span><text:span text:style-name="T566">) - </text:span><text:span text:style-name="T217">позволяет получить список всех </text:span><text:span text:style-name="T249">не купле</text:span><text:span text:style-name="T250">н</text:span><text:span text:style-name="T249">ных </text:span><text:span text:style-name="T217">словарей-</text:span><text:span text:style-name="T248">товаров</text:span><text:span text:style-name="T217"> которые находятся </text:span><text:span text:style-name="T248">в магазине</text:span><text:span text:style-name="T217"> (поиск по ключевому имени </text:span><text:span text:style-name="T248">магазина</text:span><text:span text:style-name="T217">).</text:span></text:p>
      <text:p text:style-name="P204"><text:span text:style-name="T10">- </text:span><text:span text:style-name="T11">shop</text:span><text:span text:style-name="T388"> — ключевое имя </text:span><text:span text:style-name="T389">магазина</text:span><text:span text:style-name="T388">, где находится товар.</text:span></text:p>
      <text:p text:style-name="P205"><text:span text:style-name="T388">- <text:s/></text:span><text:span text:style-name="T12">isActive — </text:span><text:span text:style-name="T390">выполняет роль фильтра по свойству </text:span><text:span text:style-name="T12">isActive</text:span><text:span text:style-name="T391">, </text:span><text:span text:style-name="T390">в список товаров попадут только товары где у свойства такое же значение.</text:span></text:p>
      <text:p text:style-name="P299"/>
      <text:p text:style-name="P205"><text:span text:style-name="T390"><text:tab/></text:span><text:span text:style-name="T13">get</text:span><text:span text:style-name="T12">_buyed_list</text:span><text:span text:style-name="T13">(</text:span><text:span text:style-name="T12">shop, isActive=True</text:span><text:span text:style-name="T13">) - </text:span><text:span text:style-name="T392">позволяет получить список всех </text:span><text:span text:style-name="T393">купленных </text:span><text:span text:style-name="T392">словарей-</text:span><text:span text:style-name="T389">товаров</text:span><text:span text:style-name="T392"> которые находятся </text:span><text:span text:style-name="T389">в магазине</text:span><text:span text:style-name="T392"> (поиск по ключевому имени </text:span><text:span text:style-name="T389">магазина</text:span><text:span text:style-name="T392">).</text:span></text:p>
      <text:p text:style-name="P205"><text:span text:style-name="T10">- </text:span><text:span text:style-name="T11">shop</text:span><text:span text:style-name="T388"> — ключевое имя </text:span><text:span text:style-name="T389">магазина</text:span><text:span text:style-name="T388">, где находится товар.</text:span></text:p>
      <text:p text:style-name="P205"><text:span text:style-name="T388">- <text:s/></text:span><text:span text:style-name="T197">isActive — </text:span><text:span text:style-name="T390">выполняет роль фильтра по свойству </text:span><text:span text:style-name="T197">isActive</text:span><text:span text:style-name="T391">, </text:span><text:span text:style-name="T390">в список товаров попадут только товары где у свойства такое же значение.</text:span></text:p>
      <text:p text:style-name="P246"><text:tab/></text:p>
      <text:p text:style-name="P83"><text:span text:style-name="T305"><text:tab/></text:span><text:span text:style-name="T30">get_image(obj_arts, dp=True) – </text:span><text:span text:style-name="T306">позволяет получить путь к изображению.</text:span></text:p>
      <text:p text:style-name="P83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83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259"/>
      <text:p text:style-name="P83"><text:span text:style-name="T307"><text:tab/></text:span><text:span text:style-name="T40">buy(shop, cfname, price=0) — </text:span><text:span text:style-name="T406">позволяет купить товар в магазине.</text:span></text:p>
      <text:p text:style-name="P85"><text:span text:style-name="T85">- </text:span><text:span text:style-name="T87">shop</text:span><text:span text:style-name="T388"> — ключевое имя, где находится товар.</text:span></text:p>
      <text:p text:style-name="P85"><text:span text:style-name="T85">- cfname</text:span><text:span text:style-name="T399"> — ключевое имя </text:span><text:span text:style-name="T405">товара</text:span><text:span text:style-name="T399">.</text:span></text:p>
      <text:p text:style-name="P85"><text:span text:style-name="T85">- </text:span><text:span text:style-name="T88">price</text:span><text:span text:style-name="T407"> — принимает </text:span><text:span text:style-name="T408">как </text:span><text:span text:style-name="T407">значение количество денег, на которую уменьшится денежный баланс.</text:span></text:p>
      <text:p text:style-name="P259"/>
      <text:p text:style-name="P17"><text:span text:style-name="T307"><text:tab/></text:span><text:span text:style-name="T40">remove(</text:span><text:span text:style-name="T83">shop, </text:span><text:span text:style-name="T40">cfname=None) – </text:span><text:span text:style-name="T308">удаляет </text:span><text:span text:style-name="T394">товар</text:span><text:span text:style-name="T308">-словарь из базы данных, по ключевому имени </text:span><text:span text:style-name="T395">магазина и товара</text:span><text:span text:style-name="T308">. </text:span><text:span text:style-name="T397">Если в качестве ключевого имени товара <text:s/></text:span><text:span text:style-name="T40">None</text:span><text:span text:style-name="T307">, </text:span><text:span text:style-name="T397">то удалит все товары из магазина.</text:span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86"><text:soft-page-break/><text:span text:style-name="T183"><text:tab/>oki</text:span><text:span text:style-name="T188">puppeteer</text:span><text:span text:style-name="T183">controller.rpy</text:span></text:p>
      <text:p text:style-name="P328"/>
      <text:p text:style-name="P86"><text:span text:style-name="T183"><text:tab/></text:span><text:span text:style-name="T345">Содержит класс </text:span><text:span text:style-name="T183">OkiP</text:span><text:span text:style-name="T189">uppeteer</text:span><text:span text:style-name="T183">Controller</text:span><text:span text:style-name="T345">, </text:span><text:span text:style-name="T338">созданным объектом от класса можно создавать </text:span><text:span text:style-name="T398">расписания для персонажей, предметов и локаций</text:span><text:span text:style-name="T338">.</text:span></text:p>
      <text:p text:style-name="P289"><text:span text:style-name="T580"><text:tab/></text:span><text:span text:style-name="T581">Можно инициализировать </text:span><text:span text:style-name="T592">c</text:span><text:span text:style-name="T581"> </text:span><text:span text:style-name="T107">default p</text:span><text:span text:style-name="T110">uppeteer</text:span><text:span text:style-name="T107"> = game.p</text:span><text:span text:style-name="T110">uppeteer</text:span><text:span text:style-name="T107">_controller</text:span><text:span text:style-name="T581">.</text:span></text:p>
      <text:p text:style-name="P289"/>
      <text:p text:style-name="P289"><text:tab/><text:span text:style-name="T593">Создавая словарь расписания, словарь получает некоторые ключи-свойства.</text:span></text:p>
      <text:p text:style-name="P290">'<text:span text:style-name="T30">type</text:span>' — <text:span text:style-name="T594">отвечает за тип объекта, к которому применяется расписание. </text:span><text:span text:style-name="T595">Такие как </text:span>'<text:span text:style-name="T111">person</text:span>', '<text:span text:style-name="T111">clicky</text:span>', '<text:span text:style-name="T111">unclicky</text:span>', '<text:span text:style-name="T111">place</text:span>'.</text:p>
      <text:p text:style-name="P1">'<text:span text:style-name="T30">cfname</text:span>' — <text:span text:style-name="T596">ключевое имя объекта, для которого применяется расписание.</text:span></text:p>
      <text:p text:style-name="P1">'<text:span text:style-name="T30">id</text:span>' — <text:span text:style-name="T597">ключевое имя для расписания </text:span><text:span text:style-name="T614">сущности</text:span><text:span text:style-name="T597">.</text:span></text:p>
      <text:p text:style-name="P1">'<text:span text:style-name="T30">arts</text:span>' — <text:span text:style-name="T598">название каталога для расписание (</text:span><text:span text:style-name="T599">по умолчанию </text:span><text:span text:style-name="T100">cfname</text:span> + '_' + <text:span text:style-name="T100">status</text:span><text:span text:style-name="T598">).</text:span></text:p>
      <text:p text:style-name="P1">'<text:span text:style-name="T30">status</text:span>' — <text:span text:style-name="T600">название статуса для объекта.</text:span></text:p>
      <text:p text:style-name="P1">'<text:span text:style-name="T30">location</text:span>' — <text:span text:style-name="T601">ключевое имя локации, на котором должно проходить расписание.</text:span></text:p>
      <text:p text:style-name="P1">'<text:span text:style-name="T30">x</text:span>' — <text:span text:style-name="T602">координата по ширине (при нормальному масштабе).</text:span></text:p>
      <text:p text:style-name="P18">'<text:span text:style-name="T30">y</text:span>' <text:s/>— <text:span text:style-name="T602">координата по </text:span><text:span text:style-name="T603">высоте</text:span><text:span text:style-name="T602"> (при нормальному масштабе).</text:span></text:p>
      <text:p text:style-name="P1">'<text:span text:style-name="T30">day</text:span>' — <text:span text:style-name="T604">число дня, или список дней </text:span><text:span text:style-name="T605">в котором должно проходит событие. </text:span><text:span text:style-name="T606">Нужно хранить в любом случае как список.</text:span></text:p>
      <text:p text:style-name="P19">'<text:span text:style-name="T30">interval</text:span>' — <text:span text:style-name="T607">строка, хранит интервал времени для события (</text:span><text:span text:style-name="T325">"01:20-14:45"</text:span><text:span text:style-name="T607">).</text:span></text:p>
      <text:p text:style-name="P20">'<text:span text:style-name="T30">isActive</text:span>' — <text:span text:style-name="T608">булевое значение, </text:span><text:span text:style-name="T609">если </text:span><text:span text:style-name="T112">False</text:span><text:span text:style-name="T609">, игнорируется. </text:span><text:span text:style-name="T610">Если нет ни одного активного события в ожидании или исполнении. Тогда можно вручную задавать положение персонажа(или других сущностей) и менять другие его данные.</text:span></text:p>
      <text:p text:style-name="P1">'<text:span text:style-name="T30">text</text:span>' — <text:span text:style-name="T611">дополнительное поле.</text:span></text:p>
      <text:p text:style-name="P1"/>
      <text:p text:style-name="P1"/>
      <text:p text:style-name="P1"/>
      <text:p text:style-name="P135"><text:tab/>add(kind, cfname, id_, status, location, x, y, day, interval, arts=None) — <text:span text:style-name="T256">метод для создания события в расписании для сущности.</text:span></text:p>
      <text:p text:style-name="P136"><text:span text:style-name="T612">- </text:span><text:span text:style-name="T613">kind</text:span><text:span text:style-name="T257"> — тип сущности, значение как </text:span><text:span text:style-name="T258">'</text:span><text:span text:style-name="T26">person</text:span><text:span text:style-name="T258">', '</text:span><text:span text:style-name="T26">clicky</text:span><text:span text:style-name="T258">', '</text:span><text:span text:style-name="T26">unclicky</text:span><text:span text:style-name="T258">', '</text:span><text:span text:style-name="T26">place</text:span><text:span text:style-name="T258">'.</text:span></text:p>
      <text:p text:style-name="P136"><text:span text:style-name="T625">- </text:span><text:span text:style-name="T615">cfname</text:span><text:span text:style-name="T259"> — </text:span><text:span text:style-name="T260">ключевое имя сущности.</text:span></text:p>
      <text:p text:style-name="P136"><text:span text:style-name="T616">- </text:span><text:span text:style-name="T617">id_</text:span><text:span text:style-name="T261"> - ключевое имя </text:span><text:span text:style-name="T263">события</text:span><text:span text:style-name="T261"> для сущности.</text:span></text:p>
      <text:p text:style-name="P136"><text:span text:style-name="T617">- </text:span><text:span text:style-name="T618">status</text:span><text:span text:style-name="T262"> — </text:span><text:span text:style-name="T264">название</text:span><text:span text:style-name="T263"> события, </text:span><text:span text:style-name="T264">влияет на поиск каталога с изображением.</text:span></text:p>
      <text:p text:style-name="P136"><text:span text:style-name="T619">- </text:span><text:span text:style-name="T620">location</text:span><text:span text:style-name="T265"> — ключевое имя локации на котором должно проходить событие.</text:span></text:p>
      <text:p text:style-name="P136"><text:span text:style-name="T620">- </text:span><text:span text:style-name="T621">x</text:span><text:span text:style-name="T266"> и </text:span><text:span text:style-name="T621">y</text:span><text:span text:style-name="T266"> — координаты на локации, или экране.</text:span></text:p>
      <text:p text:style-name="P136"><text:span text:style-name="T621">- </text:span><text:span text:style-name="T622">day</text:span><text:span text:style-name="T267"> — дни для события.</text:span></text:p>
      <text:p text:style-name="P136"><text:span text:style-name="T622">- </text:span><text:span text:style-name="T623">interval</text:span><text:span text:style-name="T268"> — строка с временем для выполнения события.</text:span></text:p>
      <text:p text:style-name="P137"><text:span text:style-name="T623">- </text:span><text:span text:style-name="T624">arts</text:span><text:span text:style-name="T269"> — если не </text:span><text:span text:style-name="T624">None</text:span><text:span text:style-name="T269">, то принимает значение альтернативного каталога с изображением.</text:span></text:p>
      <text:p text:style-name="P300"/>
      <text:p text:style-name="P300"/>
      <text:p text:style-name="P300"/>
      <text:p text:style-name="P300"/>
      <text:p text:style-name="P300"/>
      <text:p text:style-name="P125"><text:soft-page-break/><text:span text:style-name="T269"><text:tab/></text:span><text:span text:style-name="T149">get(kind, cfname, id_=None, keyname=None) — </text:span><text:span text:style-name="T271">метод для получения словаря события в расписании сущности.</text:span></text:p>
      <text:p text:style-name="P138"><text:span text:style-name="T612">- </text:span><text:span text:style-name="T613">kind</text:span><text:span text:style-name="T257"> — тип сущности, значение как </text:span><text:span text:style-name="T258">'</text:span><text:span text:style-name="T26">person</text:span><text:span text:style-name="T258">', '</text:span><text:span text:style-name="T26">clicky</text:span><text:span text:style-name="T258">', '</text:span><text:span text:style-name="T26">unclicky</text:span><text:span text:style-name="T258">', '</text:span><text:span text:style-name="T26">place</text:span><text:span text:style-name="T258">'.</text:span></text:p>
      <text:p text:style-name="P138"><text:span text:style-name="T625">- </text:span><text:span text:style-name="T615">cfname</text:span><text:span text:style-name="T259"> — </text:span><text:span text:style-name="T260">ключевое имя сущности.</text:span></text:p>
      <text:p text:style-name="P139"><text:span text:style-name="T616">- </text:span><text:span text:style-name="T617">id_</text:span><text:span text:style-name="T261"> - ключевое имя </text:span><text:span text:style-name="T263">события</text:span><text:span text:style-name="T261"> для сущности. </text:span><text:span text:style-name="T270">Если </text:span><text:span text:style-name="T624">None —</text:span><text:span text:style-name="T470"> </text:span><text:span text:style-name="T471">тогда вернёт словарь со всеми </text:span><text:span text:style-name="T472">события для сущности.</text:span></text:p>
      <text:p text:style-name="P140"><text:span text:style-name="T532">- </text:span><text:span text:style-name="T530">keyname</text:span><text:span text:style-name="T473"> — имя ключа-свойства в словаре события. Если не </text:span><text:span text:style-name="T531">None —</text:span><text:span text:style-name="T470"> </text:span><text:span text:style-name="T471">тогда вернёт </text:span><text:span text:style-name="T474">значение ключа, </text:span><text:span text:style-name="T475">вместо словаря.</text:span></text:p>
      <text:p text:style-name="P329"/>
      <text:p text:style-name="P329"/>
      <text:p text:style-name="P126"><text:span text:style-name="T475"><text:tab/></text:span><text:span text:style-name="T163">set(kind, cfname, id_, keyname, val) — </text:span><text:span text:style-name="T480">метод для редактирования свойст</text:span><text:span text:style-name="T481">в</text:span><text:span text:style-name="T480"> событий в расписании сущности.</text:span></text:p>
      <text:p text:style-name="P141"><text:span text:style-name="T612">- </text:span><text:span text:style-name="T613">kind</text:span><text:span text:style-name="T257"> — тип сущности, значение как </text:span><text:span text:style-name="T258">'</text:span><text:span text:style-name="T26">person</text:span><text:span text:style-name="T258">', '</text:span><text:span text:style-name="T26">clicky</text:span><text:span text:style-name="T258">', '</text:span><text:span text:style-name="T26">unclicky</text:span><text:span text:style-name="T258">', '</text:span><text:span text:style-name="T26">place</text:span><text:span text:style-name="T258">'.</text:span></text:p>
      <text:p text:style-name="P141"><text:span text:style-name="T625">- </text:span><text:span text:style-name="T615">cfname</text:span><text:span text:style-name="T259"> — </text:span><text:span text:style-name="T260">ключевое имя сущности.</text:span></text:p>
      <text:p text:style-name="P141"><text:span text:style-name="T533">- </text:span><text:span text:style-name="T534">id_</text:span><text:span text:style-name="T477"> - ключевое имя </text:span><text:span text:style-name="T478">события</text:span><text:span text:style-name="T477"> для сущности.</text:span></text:p>
      <text:p text:style-name="P142"><text:span text:style-name="T532">- </text:span><text:span text:style-name="T530">keyname</text:span><text:span text:style-name="T473"> — имя ключа-свойства в словаре события.</text:span></text:p>
      <text:p text:style-name="P143"><text:span text:style-name="T530">- </text:span><text:span text:style-name="T535">val</text:span><text:span text:style-name="T479"> — значения для </text:span><text:span text:style-name="T530">keyname</text:span><text:span text:style-name="T473">.</text:span></text:p>
      <text:p text:style-name="P330"/>
      <text:p text:style-name="P330"/>
      <text:p text:style-name="P127"><text:span text:style-name="T473"><text:tab/></text:span><text:span text:style-name="T164">process(kind, location, day_time, month_day) — </text:span><text:span text:style-name="T482">метод проверки и выполнения событий в расписании сущности. </text:span><text:span text:style-name="T483">Обычно нет причин, выполнять данный метод, так как он самостоятельно выполняется в игровых экранах.</text:span></text:p>
      <text:p text:style-name="P144"><text:span text:style-name="T536">- </text:span><text:span text:style-name="T537">kind</text:span><text:span text:style-name="T484"> — тип сущности, значение как </text:span><text:span text:style-name="T485">'</text:span><text:span text:style-name="T529">person</text:span><text:span text:style-name="T485">', '</text:span><text:span text:style-name="T529">clicky</text:span><text:span text:style-name="T485">', '</text:span><text:span text:style-name="T529">unclicky</text:span><text:span text:style-name="T485">', '</text:span><text:span text:style-name="T529">place</text:span><text:span text:style-name="T485">'.</text:span></text:p>
      <text:p text:style-name="P144"><text:span text:style-name="T538">- </text:span><text:span text:style-name="T539">location</text:span><text:span text:style-name="T486"> — для какой локации нужно выполнить проверку и реализацию событий.</text:span></text:p>
      <text:p text:style-name="P144"><text:span text:style-name="T539">- </text:span><text:span text:style-name="T540">day_time</text:span><text:span text:style-name="T487"> — строка со временем, которая будет проверятся на вхождение в интервалы.</text:span></text:p>
      <text:p text:style-name="P145"><text:span text:style-name="T505">- </text:span><text:span text:style-name="T530">month_day </text:span><text:span text:style-name="T528">—</text:span><text:span text:style-name="T473"> </text:span><text:span text:style-name="T488">число с номером дня месяца. </text:span><text:span text:style-name="T489">Расписание можно задавать только в пределах игрового месяца.</text:span></text:p>
      <text:p text:style-name="P331"/>
      <text:p text:style-name="P331"/>
      <text:p text:style-name="P128"><text:span text:style-name="T489"><text:tab/></text:span><text:span text:style-name="T165">clean(kind, puppetdict) — </text:span><text:span text:style-name="T501">метод для проверки и очистки от мусора в расписаниях. </text:span><text:span text:style-name="T502">Метод проверяет свои расписания, если найдёт расписания для сущности, которых нет в словаре, </text:span><text:span text:style-name="T503">тогда события удаляются из расписаний.</text:span></text:p>
      <text:p text:style-name="P146"><text:span text:style-name="T536">- </text:span><text:span text:style-name="T537">kind</text:span><text:span text:style-name="T484"> — тип сущности, значение как </text:span><text:span text:style-name="T485">'</text:span><text:span text:style-name="T529">person</text:span><text:span text:style-name="T485">', '</text:span><text:span text:style-name="T529">clicky</text:span><text:span text:style-name="T485">', '</text:span><text:span text:style-name="T529">unclicky</text:span><text:span text:style-name="T485">', '</text:span><text:span text:style-name="T529">place</text:span><text:span text:style-name="T485">'.</text:span></text:p>
      <text:p text:style-name="P147"><text:span text:style-name="T538">- </text:span><text:span text:style-name="T541">puppetdict </text:span><text:span text:style-name="T489">— </text:span><text:span text:style-name="T490">словарь </text:span><text:span text:style-name="T491">для проверки. </text:span><text:span text:style-name="T492">Стоит использовать словарь с подходящим типом сущности.</text:span></text:p>
      <text:p text:style-name="P332"/>
      <text:p text:style-name="P129"><text:span text:style-name="T492"><text:tab/></text:span><text:span text:style-name="T166">remove(kind, cfname=None, id_=None) — </text:span><text:span text:style-name="T504">метод для удаления событий в расписании.</text:span></text:p>
      <text:p text:style-name="P148"><text:span text:style-name="T612">- </text:span><text:span text:style-name="T613">kind</text:span><text:span text:style-name="T257"> — тип сущности, значение как </text:span><text:span text:style-name="T258">'</text:span><text:span text:style-name="T26">person</text:span><text:span text:style-name="T258">', '</text:span><text:span text:style-name="T26">clicky</text:span><text:span text:style-name="T258">', '</text:span><text:span text:style-name="T26">unclicky</text:span><text:span text:style-name="T258">', '</text:span><text:span text:style-name="T26">place</text:span><text:span text:style-name="T258">'.</text:span></text:p>
      <text:p text:style-name="P149"><text:span text:style-name="T538">- </text:span><text:span text:style-name="T542">cfname</text:span><text:span text:style-name="T493"> — </text:span><text:span text:style-name="T476">ключевое имя сущности. </text:span><text:span text:style-name="T494">Если </text:span><text:span text:style-name="T543">None</text:span><text:span text:style-name="T492">, </text:span><text:span text:style-name="T495">тогда удалит всё с данным типом сущности, а не только для данной сущности.</text:span></text:p>
      <text:p text:style-name="P150"><text:span text:style-name="T533">- </text:span><text:span text:style-name="T534">id_</text:span><text:span text:style-name="T477"> - ключевое имя </text:span><text:span text:style-name="T478">события</text:span><text:span text:style-name="T477"> для сущности. </text:span><text:span text:style-name="T471">Если </text:span><text:span text:style-name="T470">None — </text:span><text:span text:style-name="T471">тогда, </text:span><text:span text:style-name="T496">удалит все события для сущности, не одно конкретное.</text:span></text:p>
      <text:p text:style-name="P150"><text:soft-page-break/><text:span text:style-name="T496"><text:tab/></text:span><text:span text:style-name="T506">okishopcontroller.rpy</text:span></text:p>
      <text:p text:style-name="P334"/>
      <text:p text:style-name="P87"><text:span text:style-name="T345"><text:tab/>Содержит класс </text:span><text:span text:style-name="T183">Oki</text:span><text:span text:style-name="T192">Shop</text:span><text:span text:style-name="T183">Controller</text:span><text:span text:style-name="T345">, </text:span><text:span text:style-name="T338">созданным объектом от класса можно создать </text:span><text:span text:style-name="T409">контроллер для магазинов.</text:span></text:p>
      <text:p text:style-name="P291"><text:span text:style-name="T580"><text:tab/></text:span><text:span text:style-name="T581">Можно инициализировать </text:span><text:span text:style-name="T592">c</text:span><text:span text:style-name="T581"> </text:span><text:span text:style-name="T107">default </text:span><text:span text:style-name="T113">shops</text:span><text:span text:style-name="T107"> = game.</text:span><text:span text:style-name="T113">shop</text:span><text:span text:style-name="T107">_controller</text:span><text:span text:style-name="T581">.</text:span></text:p>
      <text:p text:style-name="P291"/>
      <text:p text:style-name="P291"><text:tab/><text:span text:style-name="T626">Объект от данного класса также имеет ряд свойств для управления информацией окн</text:span><text:span text:style-name="T627">а</text:span><text:span text:style-name="T626"> магазина. </text:span></text:p>
      <text:p text:style-name="P291"/>
      <text:p text:style-name="P291"><text:span text:style-name="T30">row_sort</text:span> — <text:span text:style-name="T628">тип сортировки</text:span> '<text:span text:style-name="T100">vertical</text:span>' <text:span text:style-name="T628">или</text:span> '<text:span text:style-name="T100">horizontal</text:span>'.</text:p>
      <text:p text:style-name="P21"><text:span text:style-name="T30">max_items</text:span> <text:span text:style-name="T310">—</text:span> количество товаров на странице <text:span text:style-name="T629">(</text:span><text:span text:style-name="T114">6</text:span><text:span text:style-name="T629">).</text:span></text:p>
      <text:p text:style-name="P22"><text:span text:style-name="T30">slip</text:span><text:span text:style-name="T100"> </text:span><text:span text:style-name="T310">—</text:span> общее смещение товаров по высоте <text:span text:style-name="T630">(</text:span><text:span text:style-name="T115">170</text:span><text:span text:style-name="T630">).</text:span></text:p>
      <text:p text:style-name="P23"><text:span text:style-name="T30">image_x</text:span> <text:span text:style-name="T310">—</text:span> размер изображения по высоте <text:span text:style-name="T631">(</text:span><text:span text:style-name="T116">70</text:span><text:span text:style-name="T631">).</text:span></text:p>
      <text:p text:style-name="P24"><text:span text:style-name="T30">image_y</text:span> <text:span text:style-name="T310">—</text:span> размер изображения по ширине <text:span text:style-name="T632">(</text:span><text:span text:style-name="T117">70</text:span><text:span text:style-name="T632">).</text:span></text:p>
      <text:p text:style-name="P25"><text:span text:style-name="T30">v_gap</text:span> <text:span text:style-name="T310">—</text:span> разрыв между элементами по высоте <text:span text:style-name="T633">(</text:span><text:span text:style-name="T118">10</text:span><text:span text:style-name="T633">).</text:span></text:p>
      <text:p text:style-name="P26"><text:span text:style-name="T30">h_gap</text:span> <text:span text:style-name="T310">—</text:span> разрыв между элементами по ширине <text:span text:style-name="T634">(</text:span><text:span text:style-name="T141">50</text:span><text:span text:style-name="T634">)</text:span> (only for horizontal).</text:p>
      <text:p text:style-name="P27"><text:span text:style-name="T30">width_slip</text:span> <text:span text:style-name="T310">—</text:span> относительное смещение элеметов <text:span text:style-name="T635">(</text:span>от центра 0.5) <text:span text:style-name="T635">(</text:span><text:span text:style-name="T119">0.2</text:span><text:span text:style-name="T635">).</text:span></text:p>
      <text:p text:style-name="P28"><text:span text:style-name="T30">text_color</text:span><text:span text:style-name="T100"> </text:span><text:span text:style-name="T310">—</text:span> цвет текста <text:span text:style-name="T636">('#000').</text:span></text:p>
      <text:p text:style-name="P29"><text:span text:style-name="T30">text_outlines</text:span> <text:span text:style-name="T310">—</text:span> цвет обводки <text:span text:style-name="T637">(</text:span><text:span text:style-name="T120">[ (3, "#000", 0, 0), (2, "#fff", 0, 0) ]</text:span><text:span text:style-name="T637">).</text:span></text:p>
      <text:p text:style-name="P1"/>
      <text:p text:style-name="P291"/>
      <text:p text:style-name="P177"><text:span text:style-name="T544"><text:tab/>add(name, cfn, arts=None) — </text:span><text:span text:style-name="T498">метод для создания магазина.</text:span></text:p>
      <text:p text:style-name="P178"><text:span text:style-name="T544">- name</text:span><text:span text:style-name="T497"> — </text:span><text:span text:style-name="T499">название магазина. Будет отображаться в окне магазина.</text:span></text:p>
      <text:p text:style-name="P178"><text:span text:style-name="T544">- cfn</text:span><text:span text:style-name="T497"> — </text:span><text:span text:style-name="T500">ключевое имя магазина. Для использования в фреймворке.</text:span></text:p>
      <text:p text:style-name="P179"><text:span text:style-name="T544">- arts</text:span><text:span text:style-name="T497"> — </text:span><text:span text:style-name="T500">если не </text:span><text:span text:style-name="T544">None</text:span><text:span text:style-name="T497">, </text:span><text:span text:style-name="T500">принимает альтернативное ключевое имя, для выбора набора спрайтов.</text:span></text:p>
      <text:p text:style-name="P333"/>
      <text:p text:style-name="P180"><text:span text:style-name="T500">М</text:span><text:span text:style-name="T469">агазины имеют некоторые ключи-свойства.</text:span></text:p>
      <text:p text:style-name="P196"><text:span text:style-name="T507">'</text:span><text:span text:style-name="T526">name</text:span><text:span text:style-name="T507">' </text:span><text:span text:style-name="T508">— </text:span><text:span text:style-name="T509">название магазина.</text:span></text:p>
      <text:p text:style-name="P30">'<text:span text:style-name="T30">cfname</text:span>' <text:span text:style-name="T508">— </text:span><text:span text:style-name="T510">ключевое имя магазина.</text:span></text:p>
      <text:p text:style-name="P31">'<text:span text:style-name="T30">arts</text:span>' <text:span text:style-name="T508">— </text:span><text:span text:style-name="T510">ключевое имя </text:span><text:span text:style-name="T511">для спрайтов</text:span><text:span text:style-name="T510">.</text:span></text:p>
      <text:p text:style-name="P32">'<text:span text:style-name="T30">isActive</text:span>' <text:s/>— <text:span text:style-name="T547">булевое значение, если </text:span><text:span text:style-name="T101">False</text:span><text:span text:style-name="T547"> тогда </text:span><text:span text:style-name="T638">магазин</text:span><text:span text:style-name="T547"> находится не в игровом мире, и игнорируется </text:span><text:span text:style-name="T552">(по умолчанию </text:span><text:span text:style-name="T102">True</text:span><text:span text:style-name="T552">). </text:span><text:span text:style-name="T652">Это также значит, что не будет на него работать метод для открытия магазина.</text:span></text:p>
      <text:p text:style-name="P1">'<text:span text:style-name="T30">image</text:span>' — <text:span text:style-name="T638">путь к текущему изображению для магазина. При создании используется стандартный путь изображения для магазинов.</text:span></text:p>
      <text:p text:style-name="P1">'<text:span text:style-name="T30">text</text:span>' — <text:span text:style-name="T638">дополнительное поле.</text:span></text:p>
      <text:p text:style-name="P33">'<text:span text:style-name="T30">use_daypart</text:span>' — <text:span text:style-name="T347">дополнительное булевое значение, по умолчанию </text:span><text:span text:style-name="T100">False</text:span>. <text:span text:style-name="T347">Отвечает, нужно ли подбирать спрайты по</text:span><text:span text:style-name="T348">д</text:span><text:span text:style-name="T347"> текущую часть дня.</text:span></text:p>
      <text:p text:style-name="P282"/>
      <text:p text:style-name="P282"/>
      <text:p text:style-name="P282"/>
      <text:p text:style-name="P282"/>
      <text:p text:style-name="P282"/>
      <text:p text:style-name="P282"/>
      <text:p text:style-name="P88"><text:soft-page-break/><text:span text:style-name="T59"><text:tab/>set(cfname, keyname, val) —</text:span><text:span text:style-name="T333"> </text:span><text:span text:style-name="T399">редактирует значение </text:span><text:span text:style-name="T410">магазина</text:span><text:span text:style-name="T399">.</text:span></text:p>
      <text:p text:style-name="P88"><text:span text:style-name="T85">- cfname</text:span><text:span text:style-name="T399"> — ключевое имя </text:span><text:span text:style-name="T410">магазина</text:span><text:span text:style-name="T399">.</text:span></text:p>
      <text:p text:style-name="P88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34"><text:span text:style-name="T85">- val</text:span><text:span text:style-name="T399"> — значение которое нужно назначить.</text:span></text:p>
      <text:p text:style-name="P301"/>
      <text:p text:style-name="P301"/>
      <text:p text:style-name="P88"><text:span text:style-name="T30"><text:tab/>get(cfn, keyname=None) — </text:span><text:span text:style-name="T333">возвращает по ключевому имени словарь </text:span><text:span text:style-name="T411">магазина</text:span><text:span text:style-name="T333">, если не может вернуть результат, тогда вернёт </text:span><text:span text:style-name="T134">False</text:span><text:span text:style-name="T333">.</text:span></text:p>
      <text:p text:style-name="P88"><text:span text:style-name="T59">- cfn</text:span><text:span text:style-name="T333"> — ключевое имя для поиска</text:span></text:p>
      <text:p text:style-name="P88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412">магазина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52"/>
      <text:p text:style-name="P252"/>
      <text:p text:style-name="P89"><text:span text:style-name="T30"><text:tab/>get_image(obj_arts, dp=True) – </text:span><text:span text:style-name="T306">позволяет получить путь к изображению.</text:span></text:p>
      <text:p text:style-name="P89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89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260"/>
      <text:p text:style-name="P260"/>
      <text:p text:style-name="P89"><text:span text:style-name="T307"><text:tab/></text:span><text:span text:style-name="T40">open(shop='', transition=None) — </text:span><text:span text:style-name="T413">метод открытия магазина. Метод открывает окно магазина как игровой экран. Поэтому, этот метод не позволяет открыть магазин в игровой сцене, но не запрещает использование метода.</text:span></text:p>
      <text:p text:style-name="P253"><text:span text:style-name="T40">- shop —</text:span><text:span text:style-name="T640"> </text:span><text:span text:style-name="T639">ключевое имя магазина, необходимо для открытия конкретного магазина.</text:span></text:p>
      <text:p text:style-name="P254">- <text:span text:style-name="T40">transition —</text:span><text:span text:style-name="T640"> </text:span><text:span text:style-name="T641">если не </text:span><text:span text:style-name="T40">None</text:span><text:span text:style-name="T640">, </text:span><text:span text:style-name="T641">принимает анимацию перехода. Будет использована при закрытии магазина.</text:span></text:p>
      <text:p text:style-name="P252"><text:tab/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88"><text:soft-page-break/><text:span text:style-name="T333"><text:tab/></text:span><text:span text:style-name="T193">okistorycontroller.rpy</text:span><text:span text:style-name="T414"> </text:span></text:p>
      <text:p text:style-name="P303"/>
      <text:p text:style-name="P90"><text:span text:style-name="T345"><text:tab/>Содержит класс </text:span><text:span text:style-name="T183">Oki</text:span><text:span text:style-name="T192">S</text:span><text:span text:style-name="T194">tory</text:span><text:span text:style-name="T183">Controller</text:span><text:span text:style-name="T345">, </text:span><text:span text:style-name="T338">созданным объектом от класса можно создать </text:span><text:span text:style-name="T409">контроллер для </text:span><text:span text:style-name="T415">сюжетов</text:span><text:span text:style-name="T409">.</text:span></text:p>
      <text:p text:style-name="P292"><text:span text:style-name="T580"><text:tab/></text:span><text:span text:style-name="T581">Можно инициализировать </text:span><text:span text:style-name="T592">c</text:span><text:span text:style-name="T581"> </text:span><text:span text:style-name="T107">default </text:span><text:span text:style-name="T113">s</text:span><text:span text:style-name="T121">tory</text:span><text:span text:style-name="T107"> = game.</text:span><text:span text:style-name="T113">s</text:span><text:span text:style-name="T121">tory</text:span><text:span text:style-name="T107">_controller</text:span><text:span text:style-name="T581">.</text:span></text:p>
      <text:p text:style-name="P293"/>
      <text:p text:style-name="P293"><text:span text:style-name="T642"><text:tab/></text:span><text:span text:style-name="T626">Объект от данного класса также имеет ряд свойств для управления информацией окн</text:span><text:span text:style-name="T627">а</text:span><text:span text:style-name="T626"> </text:span><text:span text:style-name="T643">подсказок</text:span><text:span text:style-name="T626">. </text:span></text:p>
      <text:p text:style-name="P293"/>
      <text:p text:style-name="P294"><text:span text:style-name="T30">hint_max_length</text:span> — максимальное количество символов в строке <text:span text:style-name="T644">(</text:span><text:span text:style-name="T122">48</text:span><text:span text:style-name="T644">).</text:span></text:p>
      <text:p text:style-name="P35"><text:span text:style-name="T30">hint_max_string</text:span> <text:span text:style-name="T310">—</text:span> максимальное количество строк на странице <text:span text:style-name="T645">(</text:span><text:span text:style-name="T123">20</text:span><text:span text:style-name="T645">).</text:span></text:p>
      <text:p text:style-name="P36"><text:span text:style-name="T30">hints_background</text:span> <text:span text:style-name="T310">—</text:span> путь к картике, если пусто, то серый фон <text:span text:style-name="T646">('').</text:span></text:p>
      <text:p text:style-name="P37"><text:span text:style-name="T30">y_slip</text:span> <text:span text:style-name="T310">—</text:span> сдвиг текста вниз <text:span text:style-name="T647">(</text:span><text:span text:style-name="T124">128</text:span><text:span text:style-name="T647">).</text:span></text:p>
      <text:p text:style-name="P38"><text:span text:style-name="T30">x_slip</text:span> <text:span text:style-name="T310">— </text:span>сдвиг текств вправо <text:span text:style-name="T647">(</text:span><text:span text:style-name="T124">128</text:span><text:span text:style-name="T647">).</text:span></text:p>
      <text:p text:style-name="P39"><text:span text:style-name="T30">width_slip</text:span> <text:span text:style-name="T310">—</text:span> относительное смещение элеметов <text:span text:style-name="T648">(</text:span>от центра 0.5) <text:span text:style-name="T648">(</text:span><text:span text:style-name="T125">0.2</text:span><text:span text:style-name="T648">).</text:span></text:p>
      <text:p text:style-name="P40"><text:span text:style-name="T30">text_color</text:span> <text:span text:style-name="T310">—</text:span> цвет текста <text:span text:style-name="T649">('</text:span><text:span text:style-name="T126">#000</text:span><text:span text:style-name="T649">').</text:span></text:p>
      <text:p text:style-name="P41"><text:span text:style-name="T30">hint_outline</text:span> <text:span text:style-name="T310">—</text:span> цвет обводки подсказки <text:span text:style-name="T650">(</text:span><text:span text:style-name="T127">[ (2, "#fff", 0, 0) ]</text:span><text:span text:style-name="T650">).</text:span></text:p>
      <text:p text:style-name="P42"><text:span text:style-name="T30">text_outlines</text:span> <text:span text:style-name="T310">—</text:span> цвет обводки <text:span text:style-name="T651">(</text:span><text:span text:style-name="T128">[ (3, "#000", 0, 0), (2, "#fff", 0, 0) ]</text:span><text:span text:style-name="T651">).</text:span></text:p>
      <text:p text:style-name="P42"/>
      <text:p text:style-name="P42"/>
      <text:p text:style-name="P42"><text:tab/><text:span text:style-name="T30">add(name, cfname, part=0) —</text:span><text:span text:style-name="T299"> </text:span><text:span text:style-name="T436">метод создания нового сюжета.</text:span></text:p>
      <text:p text:style-name="P42"><text:span text:style-name="T91">- </text:span><text:span text:style-name="T92">name</text:span><text:span text:style-name="T416"> — название сюжета.</text:span></text:p>
      <text:p text:style-name="P43"><text:span text:style-name="T416">- </text:span><text:span text:style-name="T92">cfname </text:span><text:span text:style-name="T416">— </text:span><text:span text:style-name="T417">ключевое имя для сюжета.</text:span></text:p>
      <text:p text:style-name="P43"><text:span text:style-name="T417">- </text:span><text:span text:style-name="T93">part </text:span><text:span text:style-name="T416">— </text:span><text:span text:style-name="T417">задаёт текущую часть сюжета, по умолчанию 0.</text:span></text:p>
      <text:p text:style-name="P304"/>
      <text:p text:style-name="P304">Каждый сюжет имеет некоторые ключи-свойства.</text:p>
      <text:p text:style-name="P105"><text:span text:style-name="T299">'</text:span><text:span text:style-name="T30">name</text:span><text:span text:style-name="T299">' </text:span><text:span text:style-name="T416">— название сюжета.</text:span></text:p>
      <text:p text:style-name="P44">'<text:span text:style-name="T30">cfname</text:span>' <text:span text:style-name="T416">— </text:span><text:span text:style-name="T417">ключевое имя для сюжета.</text:span></text:p>
      <text:p text:style-name="P45">'<text:span text:style-name="T30">part</text:span>' <text:span text:style-name="T416">— </text:span><text:span text:style-name="T418">текущая часть сюжета.</text:span></text:p>
      <text:p text:style-name="P46">'<text:span text:style-name="T30">isActive</text:span>' <text:span text:style-name="T416">— </text:span><text:span text:style-name="T419">булевое значение, </text:span><text:span text:style-name="T420">активный ли сюжет. По умолчанию</text:span> <text:span text:style-name="T100">False.</text:span></text:p>
      <text:p text:style-name="P47">'<text:span text:style-name="T30">parthint</text:span>' <text:span text:style-name="T416">— </text:span><text:span text:style-name="T422">специальный словарь, для хранения подсказок к частям сюжета.</text:span></text:p>
      <text:p text:style-name="P47">'<text:span text:style-name="T30">partloc</text:span>' <text:span text:style-name="T416">— </text:span><text:span text:style-name="T422">специальный словарь, для хранения </text:span><text:span text:style-name="T423">запретов на локации</text:span><text:span text:style-name="T422"> к частям сюжета.</text:span></text:p>
      <text:p text:style-name="P48">'<text:span text:style-name="T30">text</text:span>' <text:span text:style-name="T416">— </text:span><text:span text:style-name="T421">дополнительное поле.</text:span></text:p>
      <text:p text:style-name="P305"/>
      <text:p text:style-name="P305"/>
      <text:p text:style-name="P305"/>
      <text:p text:style-name="P91"><text:span text:style-name="T30"><text:tab/>get(cfn</text:span><text:span text:style-name="T89">ame</text:span><text:span text:style-name="T30">, keyname=None) — </text:span><text:span text:style-name="T333">возвращает по ключевому имени словарь </text:span><text:span text:style-name="T424">сюжета</text:span><text:span text:style-name="T333">, если не может вернуть результат, тогда вернёт </text:span><text:span text:style-name="T134">False</text:span><text:span text:style-name="T333">.</text:span></text:p>
      <text:p text:style-name="P92"><text:span text:style-name="T59">- cfn</text:span><text:span text:style-name="T89">ame</text:span><text:span text:style-name="T333"> — ключевое имя для поиска</text:span></text:p>
      <text:p text:style-name="P49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425">сюжета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255"/>
      <text:p text:style-name="P255"/>
      <text:p text:style-name="P91"><text:soft-page-break/><text:span text:style-name="T59"><text:tab/>set(cfname, keyname, val) —</text:span><text:span text:style-name="T333"> </text:span><text:span text:style-name="T399">редактирует значение </text:span><text:span text:style-name="T426">сюжета</text:span><text:span text:style-name="T399">.</text:span></text:p>
      <text:p text:style-name="P91"><text:span text:style-name="T85">- cfname</text:span><text:span text:style-name="T399"> — ключевое имя </text:span><text:span text:style-name="T427">сюжета</text:span><text:span text:style-name="T399">.</text:span></text:p>
      <text:p text:style-name="P91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49"><text:span text:style-name="T85">- val</text:span><text:span text:style-name="T399"> — значение которое нужно назначить.</text:span></text:p>
      <text:p text:style-name="P302"/>
      <text:p text:style-name="P302"/>
      <text:p text:style-name="P181"><text:tab/>set_parthint(cfname, part, hint) — <text:span text:style-name="T273">метод добавления подсказки для сюжета.</text:span></text:p>
      <text:p text:style-name="P197"><text:span text:style-name="T1">- cfname</text:span><text:span text:style-name="T299"> — ключевое имя </text:span><text:span text:style-name="T427">сюжета</text:span><text:span text:style-name="T299">.</text:span></text:p>
      <text:p text:style-name="P198"><text:span text:style-name="T417">- </text:span><text:span text:style-name="T14">part </text:span><text:span text:style-name="T416">— </text:span><text:span text:style-name="T428">номер части сюжета, для которой создаётся подсказка</text:span><text:span text:style-name="T417">.</text:span></text:p>
      <text:p text:style-name="P199"><text:span text:style-name="T417">- </text:span><text:span text:style-name="T1">hint —</text:span><text:span text:style-name="T299"> </text:span><text:span text:style-name="T437">строка с текстом, с подсказкой для конкретной части сюжета.</text:span></text:p>
      <text:p text:style-name="P174"><text:tab/></text:p>
      <text:p text:style-name="P174"><text:tab/></text:p>
      <text:p text:style-name="P93"><text:span text:style-name="T30"><text:tab/>get_hint(cfname, part, hint) — </text:span><text:span text:style-name="T429">метод получения подсказки для сюжета. </text:span><text:span text:style-name="T431">Если не найдёт, тогда вернёт </text:span><text:span text:style-name="T135">False.</text:span></text:p>
      <text:p text:style-name="P200"><text:span text:style-name="T1">- cfname</text:span><text:span text:style-name="T299"> — ключевое имя </text:span><text:span text:style-name="T427">сюжета</text:span><text:span text:style-name="T299">.</text:span></text:p>
      <text:p text:style-name="P200"><text:span text:style-name="T417">- </text:span><text:span text:style-name="T14">part </text:span><text:span text:style-name="T416">— </text:span><text:span text:style-name="T428">номер части сюжета, для которой </text:span><text:span text:style-name="T430">нужно получить</text:span><text:span text:style-name="T428"> подсказк</text:span><text:span text:style-name="T430">у</text:span><text:span text:style-name="T417">.</text:span></text:p>
      <text:p text:style-name="P201"><text:span text:style-name="T417">- </text:span><text:span text:style-name="T198">hint </text:span><text:span text:style-name="T416">—</text:span><text:span text:style-name="T429"> </text:span><text:span text:style-name="T437">строка с текстом, с подсказкой для конкретной части сюжета.</text:span></text:p>
      <text:p text:style-name="P306"/>
      <text:p text:style-name="P306"/>
      <text:p text:style-name="P50"><text:span text:style-name="T437"><text:tab/></text:span><text:span text:style-name="T90">set_partloc(cfname, part, location, do) — </text:span><text:span text:style-name="T438">метод для задания сюжетных ограничений по перемещению.</text:span></text:p>
      <text:p text:style-name="P202"><text:span text:style-name="T1">- cfname</text:span><text:span text:style-name="T299"> — ключевое имя </text:span><text:span text:style-name="T427">сюжета</text:span><text:span text:style-name="T299">.</text:span></text:p>
      <text:p text:style-name="P202"><text:span text:style-name="T658">- </text:span><text:span text:style-name="T16">part</text:span><text:span text:style-name="T199"> </text:span><text:span text:style-name="T416">— </text:span><text:span text:style-name="T428">номер части сюжета, для которой создаётся </text:span><text:span text:style-name="T439">ограничение</text:span><text:span text:style-name="T417">.</text:span></text:p>
      <text:p text:style-name="P201"><text:span text:style-name="T417">- </text:span><text:span text:style-name="T15">location </text:span><text:span text:style-name="T416">—</text:span><text:span text:style-name="T15"> </text:span><text:span text:style-name="T433">принимает </text:span><text:span text:style-name="T432">строку или список строк ключевых имён локаций, которые нельзя будет посетить во время текущей части сюжета.</text:span></text:p>
      <text:p text:style-name="P203"><text:span text:style-name="T432">- </text:span><text:span text:style-name="T15">do </text:span><text:span text:style-name="T416">—</text:span><text:span text:style-name="T15"> </text:span><text:span text:style-name="T433">принимает </text:span><text:span text:style-name="T432">строку, </text:span><text:span text:style-name="T434">с кодом питона</text:span><text:span text:style-name="T435">,</text:span><text:span text:style-name="T434"> которая будет выполняться при попытки посетить запрещённую локацию.</text:span></text:p>
      <text:p text:style-name="P203"><text:span text:style-name="T434"/></text:p>
      <text:p text:style-name="P203"><text:span text:style-name="T434"/></text:p>
      <text:p text:style-name="P130"><text:span text:style-name="T152"><text:tab/>enable(cfname) </text:span><text:span text:style-name="T153">— </text:span><text:span text:style-name="T274">метод активации сюжета. Меняет значение ключ-свойства сюжета '</text:span><text:span text:style-name="T161">isActive</text:span><text:span text:style-name="T274">'. Параметр принимает в качестве значение — ключевое имя сюжета.</text:span></text:p>
      <text:p text:style-name="P130"><text:span text:style-name="T274"/></text:p>
      <text:p text:style-name="P130"><text:span text:style-name="T274"/></text:p>
      <text:p text:style-name="P130"><text:span text:style-name="T274"><text:tab/></text:span><text:span text:style-name="T154">dis</text:span><text:span text:style-name="T152">able(cfname) </text:span><text:span text:style-name="T153">— </text:span><text:span text:style-name="T274">метод деактивации сюжета. Меняет значение ключ-свойства сюжета '</text:span><text:span text:style-name="T161">isActive</text:span><text:span text:style-name="T274">'. Параметр принимает в качестве значение — ключевое имя сюжета.</text:span></text:p>
      <text:p text:style-name="P130"><text:span text:style-name="T274"/></text:p>
      <text:p text:style-name="P130"><text:span text:style-name="T274"/></text:p>
      <text:p text:style-name="P131"><text:span text:style-name="T290"><text:tab/></text:span><text:span text:style-name="T168">get_part(cfname)</text:span><text:span text:style-name="T167"> </text:span><text:span text:style-name="T169">— </text:span><text:span text:style-name="T290">метод </text:span><text:span text:style-name="T291">получения номера части сюжета. </text:span><text:span text:style-name="T290">Параметр принимает в качестве значение — ключевое имя сюжета.</text:span></text:p>
      <text:p text:style-name="P131"><text:span text:style-name="T290"/></text:p>
      <text:p text:style-name="P131"><text:span text:style-name="T290"/></text:p>
      <text:p text:style-name="P151"><text:soft-page-break/><text:span text:style-name="T656"><text:tab/>set_part(cfname, number)</text:span><text:span text:style-name="T655"> </text:span><text:span text:style-name="T661">— </text:span><text:span text:style-name="T274">метод </text:span><text:span text:style-name="T275">установки номера для части сюжета. </text:span><text:span text:style-name="T274">Параметр</text:span><text:span text:style-name="T275">ы</text:span><text:span text:style-name="T274"> принима</text:span><text:span text:style-name="T275">ю</text:span><text:span text:style-name="T274">т в качестве значение — ключевое имя сюжета </text:span><text:span text:style-name="T275">и число</text:span><text:span text:style-name="T274">.</text:span></text:p>
      <text:p text:style-name="P151"><text:span text:style-name="T274"/></text:p>
      <text:p text:style-name="P151"><text:span text:style-name="T274"><text:tab/></text:span></text:p>
      <text:p text:style-name="P152"><text:span text:style-name="T656"><text:tab/>part_up(cfname, number=1)</text:span><text:span text:style-name="T655"> </text:span><text:span text:style-name="T661">— </text:span><text:span text:style-name="T274">метод </text:span><text:span text:style-name="T276">увеличения номера ч</text:span><text:span text:style-name="T278">а</text:span><text:span text:style-name="T276">с</text:span><text:span text:style-name="T278">ти</text:span><text:span text:style-name="T276"> сюжета. </text:span><text:span text:style-name="T274">Параметр</text:span><text:span text:style-name="T275">ы</text:span><text:span text:style-name="T274"> принима</text:span><text:span text:style-name="T275">ю</text:span><text:span text:style-name="T274">т в качестве значение — ключевое имя сюжета </text:span><text:span text:style-name="T275">и число, </text:span><text:span text:style-name="T277">на которое нужно увеличить</text:span><text:span text:style-name="T274">.</text:span></text:p>
      <text:p text:style-name="P152"><text:span text:style-name="T274"/></text:p>
      <text:p text:style-name="P152"><text:span text:style-name="T274"/></text:p>
      <text:p text:style-name="P153"><text:span text:style-name="T274"><text:tab/></text:span><text:span text:style-name="T656">part_</text:span><text:span text:style-name="T663">down</text:span><text:span text:style-name="T656">(cfname, number=1)</text:span><text:span text:style-name="T655"> </text:span><text:span text:style-name="T661">— </text:span><text:span text:style-name="T274">метод </text:span><text:span text:style-name="T278">уменьшения</text:span><text:span text:style-name="T276"> номера ч</text:span><text:span text:style-name="T278">а</text:span><text:span text:style-name="T276">с</text:span><text:span text:style-name="T278">ти</text:span><text:span text:style-name="T276"> сюжета. </text:span><text:span text:style-name="T274">Параметр</text:span><text:span text:style-name="T275">ы</text:span><text:span text:style-name="T274"> принима</text:span><text:span text:style-name="T275">ю</text:span><text:span text:style-name="T274">т в качестве значение — ключевое имя сюжета </text:span><text:span text:style-name="T275">и число, </text:span><text:span text:style-name="T277">на которое нужно </text:span><text:span text:style-name="T279">уменьшить</text:span><text:span text:style-name="T274">.</text:span></text:p>
      <text:p text:style-name="P153"><text:span text:style-name="T274"/></text:p>
      <text:p text:style-name="P153"><text:span text:style-name="T274"/></text:p>
      <text:p text:style-name="P132"><text:span text:style-name="T290"><text:tab/></text:span><text:span text:style-name="T168">set_hints_background(img_path)</text:span><text:span text:style-name="T167"> </text:span><text:span text:style-name="T169">— </text:span><text:span text:style-name="T290">метод </text:span><text:span text:style-name="T292">установки пути к изображению, для заднего фона окна подсказок. </text:span><text:span text:style-name="T293">В качестве параметра принимает строку с путём к файлу.</text:span></text:p>
      <text:p text:style-name="P132"><text:span text:style-name="T293"/></text:p>
      <text:p text:style-name="P132"><text:span text:style-name="T293"/></text:p>
      <text:p text:style-name="P154"><text:span text:style-name="T664"><text:tab/>show_hints(transition=None)</text:span><text:span text:style-name="T655"> </text:span><text:span text:style-name="T661">— </text:span><text:span text:style-name="T274">метод </text:span><text:span text:style-name="T280">отображения окна подсказок по сюжету. В качестве параметра может принимать анимацию перехода, для закрытия окна.</text:span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pan text:style-name="T280"/></text:p>
      <text:p text:style-name="P154"><text:soft-page-break/><text:span text:style-name="T280"><text:tab/></text:span><text:span text:style-name="T298">okitriggercontroller.rpy</text:span></text:p>
      <text:p text:style-name="P154"><text:span text:style-name="T298"/></text:p>
      <text:p text:style-name="P94"><text:span text:style-name="T345"><text:tab/>Содержит класс </text:span><text:span text:style-name="T183">Oki</text:span><text:span text:style-name="T195">Trigger</text:span><text:span text:style-name="T183">Controller</text:span><text:span text:style-name="T345">, </text:span><text:span text:style-name="T338">созданным объектом от класса можно создать </text:span><text:span text:style-name="T409">контроллер для </text:span><text:span text:style-name="T440">триггеров</text:span><text:span text:style-name="T409">.</text:span></text:p>
      <text:p text:style-name="P111"><text:span text:style-name="T512"><text:tab/></text:span><text:span text:style-name="T513">Можно инициализировать </text:span><text:span text:style-name="T514">c</text:span><text:span text:style-name="T513"> </text:span><text:span text:style-name="T170">default </text:span><text:span text:style-name="T173">triggers </text:span><text:span text:style-name="T170">= game.</text:span><text:span text:style-name="T171">trigger</text:span><text:span text:style-name="T170">_controller</text:span><text:span text:style-name="T513">.</text:span></text:p>
      <text:p text:style-name="P295"/>
      <text:p text:style-name="P295"><text:span text:style-name="T642"><text:tab/></text:span><text:span text:style-name="T666">Триггеры могут содержать несколько ключей-свойств.</text:span><text:span text:style-name="T626"> </text:span></text:p>
      <text:p text:style-name="P295">'<text:span text:style-name="T30">name</text:span>' — <text:span text:style-name="T667">дополнительное поле.</text:span></text:p>
      <text:p text:style-name="P1">'<text:span text:style-name="T30">cfname</text:span>' — <text:span text:style-name="T667">ключевое имя триггера.</text:span></text:p>
      <text:p text:style-name="P1">'<text:span text:style-name="T30">case</text:span>' — <text:span text:style-name="T667">строка с условиями для проверки.</text:span></text:p>
      <text:p text:style-name="P1">'<text:span text:style-name="T30">do</text:span>' — <text:span text:style-name="T668">ст</text:span><text:span text:style-name="T671">р</text:span><text:span text:style-name="T668">ока для выполнения.</text:span></text:p>
      <text:p text:style-name="P51">'<text:span text:style-name="T30">text</text:span>'<text:span text:style-name="T310"> — </text:span><text:span text:style-name="T441">дополнительное поле.</text:span></text:p>
      <text:p text:style-name="P51"><text:span text:style-name="T441"/></text:p>
      <text:p text:style-name="P51"><text:span text:style-name="T441"/></text:p>
      <text:p text:style-name="P51"><text:span text:style-name="T441"/></text:p>
      <text:p text:style-name="P155"><text:span text:style-name="T667"><text:tab/>add(cfname, case, do) — </text:span><text:span text:style-name="T281">метод создания триггера.</text:span></text:p>
      <text:p text:style-name="P52"><text:span text:style-name="T30">- cfname</text:span> — <text:span text:style-name="T669">строка, </text:span><text:span text:style-name="T670">выполняет роль </text:span><text:span text:style-name="T667">ключево</text:span><text:span text:style-name="T670">го</text:span><text:span text:style-name="T667"> им</text:span><text:span text:style-name="T670">ени</text:span><text:span text:style-name="T667"> триггера.</text:span></text:p>
      <text:p text:style-name="P52"><text:span text:style-name="T30">- case</text:span> — <text:span text:style-name="T667">строка с условиями для проверки. </text:span><text:span text:style-name="T672">В основном написанная с использованием кода питона.</text:span></text:p>
      <text:p text:style-name="P206"><text:span text:style-name="T443">- </text:span><text:span text:style-name="T17">do</text:span><text:span text:style-name="T443"> — </text:span><text:span text:style-name="T442">ст</text:span><text:span text:style-name="T444">р</text:span><text:span text:style-name="T442">ока для выполнения. </text:span><text:span text:style-name="T445">В основном написанная с использованием кода питона.</text:span></text:p>
      <text:p text:style-name="P206"><text:span text:style-name="T445"/></text:p>
      <text:p text:style-name="P206"><text:span text:style-name="T445"/></text:p>
      <text:p text:style-name="P207"><text:span text:style-name="T445"><text:tab/></text:span><text:span text:style-name="T13">set(cfname, keyname, val) —</text:span><text:span text:style-name="T333"> </text:span><text:span text:style-name="T399">редактирует значение </text:span><text:span text:style-name="T446">триггера</text:span><text:span text:style-name="T399">.</text:span></text:p>
      <text:p text:style-name="P95"><text:span text:style-name="T85">- cfname</text:span><text:span text:style-name="T399"> — ключевое имя </text:span><text:span text:style-name="T447">триггера</text:span><text:span text:style-name="T399">.</text:span></text:p>
      <text:p text:style-name="P95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207"><text:span text:style-name="T10">- val</text:span><text:span text:style-name="T399"> — значение которое нужно назначить.</text:span></text:p>
      <text:p text:style-name="P207"><text:span text:style-name="T399"/></text:p>
      <text:p text:style-name="P207"><text:span text:style-name="T399"/></text:p>
      <text:p text:style-name="P208"><text:span text:style-name="T399"><text:tab/></text:span><text:span text:style-name="T10">get(cfn</text:span><text:span text:style-name="T18">ame</text:span><text:span text:style-name="T10">, keyname=None) — </text:span><text:span text:style-name="T333">возвращает по ключевому имени словарь </text:span><text:span text:style-name="T448">триггера</text:span><text:span text:style-name="T333">, если не может вернуть результат, тогда вернёт </text:span><text:span text:style-name="T659">False</text:span><text:span text:style-name="T333">.</text:span></text:p>
      <text:p text:style-name="P96"><text:span text:style-name="T59">- cfn</text:span><text:span text:style-name="T89">ame</text:span><text:span text:style-name="T333"> — ключевое имя для поиска</text:span></text:p>
      <text:p text:style-name="P208"><text:span text:style-name="T13">- keyname</text:span><text:span text:style-name="T333"> — если значение не </text:span><text:span text:style-name="T659">None</text:span><text:span text:style-name="T333">, а строковое значение, тогда возвращает не весь словарь </text:span><text:span text:style-name="T448">триггера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659">isActive</text:span><text:span text:style-name="T333">' </text:span><text:span text:style-name="T334">может вернуть </text:span><text:span text:style-name="T660">True</text:span><text:span text:style-name="T334"> или </text:span><text:span text:style-name="T660">False</text:span><text:span text:style-name="T333">)</text:span></text:p>
      <text:p text:style-name="P208"><text:span text:style-name="T333"/></text:p>
      <text:p text:style-name="P208"><text:span text:style-name="T333"/></text:p>
      <text:p text:style-name="P112"><text:span text:style-name="T515"><text:tab/></text:span><text:span text:style-name="T97">remove(cfname) — </text:span><text:span text:style-name="T516">метод удаления триггера.</text:span></text:p>
      <text:p text:style-name="P112"><text:span text:style-name="T516"/></text:p>
      <text:p text:style-name="P112"><text:span text:style-name="T516"><text:tab/></text:span></text:p>
      <text:p text:style-name="P112"><text:span text:style-name="T516"/></text:p>
      <text:p text:style-name="P113"><text:span text:style-name="T516"><text:tab/></text:span></text:p>
      <text:p text:style-name="P113"><text:span text:style-name="T516"/></text:p>
      <text:p text:style-name="P113"><text:span text:style-name="T516"/></text:p>
      <text:p text:style-name="P113"><text:span text:style-name="T516"/></text:p>
      <text:p text:style-name="P133"><text:soft-page-break/><text:span text:style-name="T522"><text:tab/></text:span><text:span text:style-name="T523">okiweathercontroller.rpy</text:span></text:p>
      <text:p text:style-name="P133"><text:span text:style-name="T523"/></text:p>
      <text:p text:style-name="P97"><text:span text:style-name="T345"><text:tab/>Содержит класс </text:span><text:span text:style-name="T183">Oki</text:span><text:span text:style-name="T196">Weather</text:span><text:span text:style-name="T183">Controller</text:span><text:span text:style-name="T345">, </text:span><text:span text:style-name="T338">созданным объектом от класса можно создать </text:span><text:span text:style-name="T409">контроллер для </text:span><text:span text:style-name="T449">погодных эффектов</text:span><text:span text:style-name="T409">.</text:span></text:p>
      <text:p text:style-name="P115"><text:span text:style-name="T512"><text:tab/></text:span><text:span text:style-name="T513">Можно инициализировать </text:span><text:span text:style-name="T514">c</text:span><text:span text:style-name="T513"> </text:span><text:span text:style-name="T170">default </text:span><text:span text:style-name="T172">weather</text:span><text:span text:style-name="T173"> </text:span><text:span text:style-name="T170">= game.</text:span><text:span text:style-name="T172">weather</text:span><text:span text:style-name="T170">_controller</text:span><text:span text:style-name="T513">.</text:span></text:p>
      <text:p text:style-name="P115"><text:span text:style-name="T513"/></text:p>
      <text:p text:style-name="P115"><text:span text:style-name="T513"/></text:p>
      <text:p text:style-name="P115"><text:span text:style-name="T513"/></text:p>
      <text:p text:style-name="P156"><text:span text:style-name="T581"><text:tab/>add(cfname, intensity=10, xforce=10, yforce=50, rot=0, arts=None) — </text:span><text:span text:style-name="T283">метод создания погодного эффекта. </text:span><text:span text:style-name="T284">По умолчанию созданная погода будет не активная.</text:span></text:p>
      <text:p text:style-name="P157"><text:span text:style-name="T284">- </text:span><text:span text:style-name="T581">cfname — </text:span><text:span text:style-name="T284">ключевое имя для погоды.</text:span></text:p>
      <text:p text:style-name="P158"><text:span text:style-name="T284">- </text:span><text:span text:style-name="T581">intensity — </text:span><text:span text:style-name="T285">количество частиц.</text:span></text:p>
      <text:p text:style-name="P159"><text:span text:style-name="T285">- </text:span><text:span text:style-name="T581">xforce — </text:span><text:span text:style-name="T286">сила и направление ветра.</text:span></text:p>
      <text:p text:style-name="P160"><text:span text:style-name="T286">- </text:span><text:span text:style-name="T581">yforce —</text:span><text:span text:style-name="T282"> </text:span><text:span text:style-name="T287">сила и направление гравитации.</text:span></text:p>
      <text:p text:style-name="P161"><text:span text:style-name="T282">- </text:span><text:span text:style-name="T581">rot — </text:span><text:span text:style-name="T288">принимает число, отвечающее за угол поворота частиц. Если передать значение </text:span><text:span text:style-name="T27">True</text:span><text:span text:style-name="T288">, угол рассчитается автоматически от направления движения каждой частицы. При </text:span><text:span text:style-name="T27">False</text:span><text:span text:style-name="T288">, примет значение 0.</text:span></text:p>
      <text:p text:style-name="P161"><text:span text:style-name="T288">- </text:span><text:span text:style-name="T581">arts — </text:span><text:span text:style-name="T288">альтернативное имя для подбора спрайтов части</text:span><text:span text:style-name="T289">ц</text:span><text:span text:style-name="T288">. Если </text:span><text:span text:style-name="T581">None</text:span><text:span text:style-name="T282">, </text:span><text:span text:style-name="T288">тогда подбор идёт по ключевому имени.</text:span></text:p>
      <text:p text:style-name="P161"><text:span text:style-name="T288"/></text:p>
      <text:p text:style-name="P182"><text:span text:style-name="T288">С</text:span><text:span text:style-name="T200">ловарь погоды содержит несколько ключей-свойств.</text:span></text:p>
      <text:p text:style-name="P209"><text:span text:style-name="T299">'</text:span><text:span text:style-name="T1">name</text:span><text:span text:style-name="T299">' — </text:span><text:span text:style-name="T450">дополнительное поле.</text:span></text:p>
      <text:p text:style-name="P53">'<text:span text:style-name="T30">cfname</text:span>' <text:span text:style-name="T452">—</text:span> <text:span text:style-name="T451">ключевое имя для погоды.</text:span></text:p>
      <text:p text:style-name="P1">'<text:span text:style-name="T30">arts</text:span>' — <text:span text:style-name="T673">строка с названием каталога со спрайтами.</text:span></text:p>
      <text:p text:style-name="P1">'<text:span text:style-name="T30">intensity</text:span>' — <text:span text:style-name="T674">число с количество частиц.</text:span></text:p>
      <text:p text:style-name="P54">'<text:span text:style-name="T30">xforce</text:span>' — <text:span text:style-name="T675">число с</text:span> <text:span text:style-name="T453">сил</text:span><text:span text:style-name="T454">ой</text:span><text:span text:style-name="T453"> и направление</text:span><text:span text:style-name="T454">м</text:span><text:span text:style-name="T453"> ветр</text:span><text:span text:style-name="T454">а.</text:span></text:p>
      <text:p text:style-name="P55">'<text:span text:style-name="T30">yforce</text:span>' — <text:span text:style-name="T675">число с</text:span> <text:span text:style-name="T453">сил</text:span><text:span text:style-name="T454">ой</text:span><text:span text:style-name="T453"> и направление</text:span><text:span text:style-name="T454">м</text:span><text:span text:style-name="T453"> </text:span><text:span text:style-name="T455">гравитации</text:span><text:span text:style-name="T454">.</text:span></text:p>
      <text:p text:style-name="P56">'<text:span text:style-name="T30">rotate</text:span>' — <text:span text:style-name="T456">число, отвечающее за угол поворота частиц. Если передать значение </text:span><text:span text:style-name="T142">True</text:span><text:span text:style-name="T456">, угол рассчитается автоматически от направления движения каждой частицы. При </text:span><text:span text:style-name="T142">False</text:span><text:span text:style-name="T456">, примет значение 0.</text:span></text:p>
      <text:p text:style-name="P1">'<text:span text:style-name="T30">image</text:span>' — <text:span text:style-name="T676">путь к текущему изображению, что используется как спрайт частицы.</text:span></text:p>
      <text:p text:style-name="P1">'<text:span text:style-name="T30">items</text:span>' — <text:span text:style-name="T677">список словарей частиц с их свойствами.</text:span></text:p>
      <text:p text:style-name="P1">'<text:span text:style-name="T30">location</text:span>' — <text:span text:style-name="T678">список с ключевыми именами локаций, где применяется погода.</text:span></text:p>
      <text:p text:style-name="P1">'<text:span text:style-name="T30">isActive</text:span>' — <text:span text:style-name="T679">булевое значение, активна ли погода.</text:span></text:p>
      <text:p text:style-name="P57">'<text:span text:style-name="T30">text</text:span>' <text:span text:style-name="T452"><text:s/>— </text:span><text:span text:style-name="T450">дополнительное поле.</text:span></text:p>
      <text:p text:style-name="P58">'<text:span text:style-name="T2">use_daypart'</text:span><text:span text:style-name="T680">— </text:span><text:span text:style-name="T347">дополнительное булевое значение, по умолчанию </text:span><text:span text:style-name="T142">True</text:span><text:span text:style-name="T680">. </text:span><text:span text:style-name="T347">Отвечает, нужно ли подбирать спрайты по</text:span><text:span text:style-name="T348">д</text:span><text:span text:style-name="T347"> текущую часть дня.</text:span></text:p>
      <text:p text:style-name="P58"><text:span text:style-name="T347"/></text:p>
      <text:p text:style-name="P58"><text:span text:style-name="T347"/></text:p>
      <text:p text:style-name="P58"><text:span text:style-name="T347"/></text:p>
      <text:p text:style-name="P58"><text:span text:style-name="T347"/></text:p>
      <text:p text:style-name="P58"><text:span text:style-name="T347"/></text:p>
      <text:p text:style-name="P58"><text:span text:style-name="T347"/></text:p>
      <text:p text:style-name="P58"><text:span text:style-name="T347"/></text:p>
      <text:p text:style-name="P106"><text:soft-page-break/><text:span text:style-name="T347">К</text:span><text:span text:style-name="T299">аждый словарь частицы имеет следующие ключи-свойства.</text:span></text:p>
      <text:p text:style-name="P307">'<text:span text:style-name="T30">xstart</text:span>' — координата по ширине для появления.</text:p>
      <text:p text:style-name="P309">'<text:span text:style-name="T30">ystart</text:span>' <text:span text:style-name="T681">— координата по </text:span><text:span text:style-name="T682">высоте</text:span><text:span text:style-name="T681"> для появления.</text:span></text:p>
      <text:p text:style-name="P310">'<text:span text:style-name="T30">x</text:span>' <text:span text:style-name="T681">— координата по ширине </text:span><text:span text:style-name="T683">через которую пройдёт частица </text:span><text:span text:style-name="T684">и появится вначале</text:span><text:span text:style-name="T681">.</text:span></text:p>
      <text:p text:style-name="P311">'<text:span text:style-name="T30">y</text:span>' <text:span text:style-name="T681">— координата по </text:span><text:span text:style-name="T685">высоте</text:span><text:span text:style-name="T681"> </text:span><text:span text:style-name="T683">через которую пройдёт частица </text:span><text:span text:style-name="T684">и появится вначале</text:span><text:span text:style-name="T681">.</text:span></text:p>
      <text:p text:style-name="P312">'<text:span text:style-name="T30">xend</text:span>' <text:span text:style-name="T681">— координата по ширине для </text:span><text:span text:style-name="T686">исчезновения</text:span><text:span text:style-name="T681">.</text:span></text:p>
      <text:p text:style-name="P313">'<text:span text:style-name="T30">yend</text:span>' <text:span text:style-name="T681">— координата по </text:span><text:span text:style-name="T687">высоте</text:span><text:span text:style-name="T681"> для </text:span><text:span text:style-name="T686">исчезновения</text:span><text:span text:style-name="T681">.</text:span></text:p>
      <text:p text:style-name="P314">'<text:span text:style-name="T30">speedfrompos</text:span>' — <text:span text:style-name="T688">время в секундах от </text:span><text:span text:style-name="T689">точки начала анимации</text:span><text:span text:style-name="T94"> </text:span><text:span text:style-name="T688">до </text:span><text:span text:style-name="T689">об</text:span><text:span text:style-name="T691">я</text:span><text:span text:style-name="T689">зательной</text:span><text:span text:style-name="T681">.</text:span></text:p>
      <text:p text:style-name="P315">'<text:span text:style-name="T30">speedtopos</text:span>' <text:s/>— <text:span text:style-name="T688">время в секундах от </text:span><text:span text:style-name="T689">об</text:span><text:span text:style-name="T691">я</text:span><text:span text:style-name="T689">зательной точки </text:span><text:span text:style-name="T690">до конца</text:span><text:span text:style-name="T689"> анимации</text:span><text:span text:style-name="T681">.</text:span></text:p>
      <text:p text:style-name="P308">'<text:span text:style-name="T30">zoomstart</text:span>' — <text:span text:style-name="T692">значение зума в начале анимации.</text:span></text:p>
      <text:p text:style-name="P308">'<text:span text:style-name="T30">zoom</text:span>' — <text:span text:style-name="T694">зум в обязательной проходящей точке.</text:span></text:p>
      <text:p text:style-name="P316">'<text:span text:style-name="T30">zoomend</text:span>' — <text:span text:style-name="T692">значение зума в </text:span><text:span text:style-name="T693">конце</text:span><text:span text:style-name="T692"> анимации.</text:span></text:p>
      <text:p text:style-name="P308">'<text:span text:style-name="T30">rotate</text:span>' — <text:span text:style-name="T695">значение угла поворота спрайта.</text:span></text:p>
      <text:p text:style-name="P106"><text:span text:style-name="T299"/></text:p>
      <text:p text:style-name="P106"><text:span text:style-name="T299"><text:tab/></text:span></text:p>
      <text:p text:style-name="P107"><text:span text:style-name="T299"><text:tab/></text:span><text:span text:style-name="T59">set(cfname, keyname, val) —</text:span><text:span text:style-name="T333"> </text:span><text:span text:style-name="T399">редактирует значение </text:span><text:span text:style-name="T457">погоды</text:span><text:span text:style-name="T399">.</text:span></text:p>
      <text:p text:style-name="P98"><text:span text:style-name="T85">- cfname</text:span><text:span text:style-name="T399"> — ключевое имя </text:span><text:span text:style-name="T457">погоды</text:span><text:span text:style-name="T399">.</text:span></text:p>
      <text:p text:style-name="P98"><text:span text:style-name="T85">- keyname</text:span><text:span text:style-name="T399"> — свойство, что</text:span><text:span text:style-name="T333"> </text:span><text:span text:style-name="T399">нужно отредактировать.</text:span></text:p>
      <text:p text:style-name="P107"><text:span text:style-name="T85">- val</text:span><text:span text:style-name="T399"> — значение которое нужно назначить.</text:span></text:p>
      <text:p text:style-name="P107"><text:span text:style-name="T399"/></text:p>
      <text:p text:style-name="P107"><text:span text:style-name="T399"/></text:p>
      <text:p text:style-name="P98"><text:span text:style-name="T30"><text:tab/>get(cfn, keyname=None) — </text:span><text:span text:style-name="T333">возвращает по ключевому имени словарь </text:span><text:span text:style-name="T458">погоды</text:span><text:span text:style-name="T333">, если не может вернуть результат, тогда вернёт </text:span><text:span text:style-name="T134">False</text:span><text:span text:style-name="T333">.</text:span></text:p>
      <text:p text:style-name="P98"><text:span text:style-name="T59">- cfn</text:span><text:span text:style-name="T333"> — ключевое имя для поиска</text:span></text:p>
      <text:p text:style-name="P98"><text:span text:style-name="T59">- keyname</text:span><text:span text:style-name="T333"> — если значение не </text:span><text:span text:style-name="T134">None</text:span><text:span text:style-name="T333">, а строковое значение, тогда возвращает не весь словарь </text:span><text:span text:style-name="T459">погоды</text:span><text:span text:style-name="T333">, а лишь его </text:span><text:span text:style-name="T334">значение по</text:span><text:span text:style-name="T333"> ключ-свойств</text:span><text:span text:style-name="T334">у</text:span><text:span text:style-name="T333"> (к примеру </text:span><text:span text:style-name="T334">по </text:span><text:span text:style-name="T333">'</text:span><text:span text:style-name="T134">isActive</text:span><text:span text:style-name="T333">' </text:span><text:span text:style-name="T334">может вернуть </text:span><text:span text:style-name="T135">True</text:span><text:span text:style-name="T334"> или </text:span><text:span text:style-name="T135">False</text:span><text:span text:style-name="T333">)</text:span></text:p>
      <text:p text:style-name="P98"><text:span text:style-name="T333"/></text:p>
      <text:p text:style-name="P247"><text:tab/></text:p>
      <text:p text:style-name="P98"><text:span text:style-name="T305"><text:tab/></text:span><text:span text:style-name="T30">get_image(obj_arts, dp=True) – </text:span><text:span text:style-name="T306">позволяет получить путь к изображению.</text:span></text:p>
      <text:p text:style-name="P98"><text:span text:style-name="T39">- obj_arts</text:span><text:span text:style-name="T306"> — принимает строковое значение, отвечающее за название каталога с изображениями.</text:span></text:p>
      <text:p text:style-name="P107"><text:span text:style-name="T39">- </text:span><text:span text:style-name="T40">dp</text:span><text:span text:style-name="T307"> — принимает число ответственное за часть дня. Если </text:span><text:span text:style-name="T40">True</text:span><text:span text:style-name="T307">, автоматический подбор части дня. Если </text:span><text:span text:style-name="T40">False</text:span><text:span text:style-name="T307">, игнорирует подбор по части дня.</text:span></text:p>
      <text:p text:style-name="P107"><text:span text:style-name="T307"/></text:p>
      <text:p text:style-name="P107"><text:span text:style-name="T307"/></text:p>
      <text:p text:style-name="P114"><text:span text:style-name="T517"><text:tab/></text:span><text:span text:style-name="T98">update(cfn=None) — </text:span><text:span text:style-name="T518">метод принудительного обновления погодных эф</text:span><text:span text:style-name="T519">ф</text:span><text:span text:style-name="T518">ектов. </text:span><text:span text:style-name="T519">Обновляться будут только активные погодные эффекты. </text:span><text:span text:style-name="T520">В качестве параметра принимает ключевое имя погоды. Если его не передавать, тогда будет обновляться вся активная погода.</text:span></text:p>
      <text:p text:style-name="P114"><text:span text:style-name="T520"/></text:p>
      <text:p text:style-name="P114"><text:span text:style-name="T520"/></text:p>
      <text:p text:style-name="P114"><text:span text:style-name="T520"/></text:p>
      <text:p text:style-name="P114"><text:span text:style-name="T520"/></text:p>
      <text:p text:style-name="P114"><text:soft-page-break/><text:span text:style-name="T520"><text:tab/></text:span><text:span text:style-name="T99">show(cfname, dp=True, transition=None) — </text:span><text:span text:style-name="T521">метод для отображения погоды в игровых сценах.</text:span></text:p>
      <text:p text:style-name="P59"><text:span text:style-name="T85">- cfname</text:span><text:span text:style-name="T399"> — ключевое имя </text:span><text:span text:style-name="T457">погоды</text:span><text:span text:style-name="T399">.</text:span></text:p>
      <text:p text:style-name="P60"><text:span text:style-name="T399">- </text:span><text:span text:style-name="T95">dp —</text:span><text:span text:style-name="T460"> </text:span><text:span text:style-name="T461">часть дня, к которой нужно подобрать спрайты. </text:span><text:span text:style-name="T464">Если </text:span><text:span text:style-name="T143">True</text:span><text:span text:style-name="T464">, тогда выполняется автоматическое определения части дня. Если </text:span><text:span text:style-name="T143">False</text:span><text:span text:style-name="T464">, тогда игнорируется подбор спрайтов по частям дня.</text:span></text:p>
      <text:p text:style-name="P60"><text:span text:style-name="T461">- </text:span><text:span text:style-name="T95">transition —</text:span><text:span text:style-name="T460"> </text:span><text:span text:style-name="T461">принимает анимацию для появления спрайтов.</text:span></text:p>
      <text:p text:style-name="P60"><text:span text:style-name="T461"/></text:p>
      <text:p text:style-name="P60"><text:span text:style-name="T461"/></text:p>
      <text:p text:style-name="P61"><text:span text:style-name="T461"><text:tab/></text:span><text:span text:style-name="T96">hide</text:span><text:span text:style-name="T95">(cfname, transition=None) — </text:span><text:span text:style-name="T462">метод для отображения погоды в игровых сценах.</text:span></text:p>
      <text:p text:style-name="P61"><text:span text:style-name="T85">- cfname</text:span><text:span text:style-name="T399"> — ключевое имя </text:span><text:span text:style-name="T457">погоды</text:span><text:span text:style-name="T399">.</text:span></text:p>
      <text:p text:style-name="P61"><text:span text:style-name="T461">- </text:span><text:span text:style-name="T95">transition —</text:span><text:span text:style-name="T460"> </text:span><text:span text:style-name="T461">принимает анимацию для </text:span><text:span text:style-name="T463">уборки</text:span><text:span text:style-name="T461"> спрайтов.</text:span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61"><text:span text:style-name="T461"/></text:p>
      <text:p text:style-name="P183"><text:soft-page-break/><text:span text:style-name="T696">П</text:span>римеры использования фреймворка</text:p>
      <text:p text:style-name="P183"/>
      <text:p text:style-name="P335"># Создание локаци<text:span text:style-name="T697">й</text:span></text:p>
      <text:p text:style-name="P190">$ places.add('Комната', 'room')</text:p>
      <text:p text:style-name="P190">$ places.add('Больница','hospital')</text:p>
      <text:p text:style-name="P317"/>
      <text:p text:style-name="P338"># <text:span text:style-name="T698">Создание интерактивных и не интерактивных объектов</text:span></text:p>
      <text:p text:style-name="P191">$ clickies.add('info', ['room', 'hospital', 'beach'], 200, 100)</text:p>
      <text:p text:style-name="P191">$ clickies.add('to_room', 'hospital', 300, 100)</text:p>
      <text:p text:style-name="P191">$ unclickies.add('first_unclicky', 'worldmap', 500, 500)</text:p>
      <text:p text:style-name="P191"/>
      <text:p text:style-name="P337"># <text:span text:style-name="T698">Создание </text:span><text:span text:style-name="T701">персонажей</text:span></text:p>
      <text:p text:style-name="P193">$ persons.add('Jane', 'Doe', 'jane', 'room', 500, 500)</text:p>
      <text:p text:style-name="P193">$ persons.add('Billy', 'Doe', 'billy', 'park', 500, 500)</text:p>
      <text:p text:style-name="P353"/>
      <text:p text:style-name="P336"># <text:span text:style-name="T698">Создание </text:span><text:span text:style-name="T699">магазина</text:span></text:p>
      <text:p text:style-name="P192">$ shops.add('Jizz', 'jizz')</text:p>
      <text:p text:style-name="P192"/>
      <text:p text:style-name="P339"># <text:span text:style-name="T698">Создание </text:span><text:span text:style-name="T700">товаров</text:span></text:p>
      <text:p text:style-name="P191">$ products.add('Product 1', 'product1', 'jizz', 3001)</text:p>
      <text:p text:style-name="P210">$ products.add('Product 2', 'product2', 'jizz', 3002)</text:p>
      <text:p text:style-name="P210"/>
      <text:p text:style-name="P340"># <text:span text:style-name="T698">Создание </text:span><text:span text:style-name="T702">погоды</text:span></text:p>
      <text:p text:style-name="P191">$ weather.add('test1', 5, 100, 100, True)</text:p>
      <text:p text:style-name="P210">$ weather.add('test2', 5, -100, -100, True, 'snowflake')</text:p>
      <text:p text:style-name="P352"/>
      <text:p text:style-name="P341"># <text:span text:style-name="T703">Настройка погоды</text:span></text:p>
      <text:p text:style-name="P191">$ weather.set('test1','location', ['room', 'hospital'])</text:p>
      <text:p text:style-name="P210">$ weather.set('test1','arts', 'rain')</text:p>
      <text:p text:style-name="P210">$ weather.set('test2','location', 'room')</text:p>
      <text:p text:style-name="P210"/>
      <text:p text:style-name="P210">$ weather.set('test1','isActive', True)</text:p>
      <text:p text:style-name="P210">$ weather.set('test2','isActive', True)</text:p>
      <text:p text:style-name="P351"/>
      <text:p text:style-name="P342"># <text:span text:style-name="T704">Создание триггера</text:span></text:p>
      <text:p text:style-name="P194">$ triggers.add("Триггер для теста", "game.store.money == 12345 and places.get_location() == 'park'", "renpy.say(e, 'Это оно!')")</text:p>
      <text:p text:style-name="P194"/>
      <text:p text:style-name="P343"># <text:span text:style-name="T705">Кнопка назад к локации</text:span></text:p>
      <text:p text:style-name="P194">$ l = game.store.location</text:p>
      <text:p text:style-name="P210">$ places.set_location(l)</text:p>
      <text:p text:style-name="P318"/>
      <text:p text:style-name="P344"># <text:span text:style-name="T706">Добавление новой переменной</text:span></text:p>
      <text:p text:style-name="P195">$ machine.add('lush', 15)</text:p>
      <text:p text:style-name="P350"/>
      <text:p text:style-name="P345"><text:soft-page-break/># <text:span text:style-name="T706">Пример </text:span><text:span text:style-name="T708">создания интерективного предмета и смена его ярлыка на код</text:span></text:p>
      <text:p text:style-name="P195">$ clickies.add('worldmap_to_market', 'worldmap', 600, 100)</text:p>
      <text:p text:style-name="P210">$ clickies.set('worldmap_to_market', 'action', 'clicky_to_market')</text:p>
      <text:p text:style-name="P319"/>
      <text:p text:style-name="P344"># <text:span text:style-name="T706">Примеры работы с расписанием</text:span></text:p>
      <text:p text:style-name="P347">$ puppeteer.add('place', 'room', 's1', 'snow', 'room', 0.5, 0.5, 2, "08:00-18:00")</text:p>
      <text:p text:style-name="P348">$ puppeteer.add('place', 'room', 's2', 'snow', 'room', 0.5, 0.5, 2, "18:00-00:00", 'room')</text:p>
      <text:p text:style-name="P347"/>
      <text:p text:style-name="P347">$ puppeteer.add('person', 'jane', 'w1', 'working', 'hospital', 500, 500, [1], "06:00-12:00")</text:p>
      <text:p text:style-name="P348">$ puppeteer.add('person', 'jane', 'w2', 'working', 'hospital', 500, 500, [1,5], "14:00-16:00")</text:p>
      <text:p text:style-name="P348">$ puppeteer.add('person', 'jane', 's1', 'sleeping', 'room', 300, 350, [1,2,3], "22:00-05:00")</text:p>
      <text:p text:style-name="P348">$ puppeteer.add('person', 'jane', 'p1', 'playing', ['beach', 'bar'], 800, 350, [1,2,3], "22:00-06:00")</text:p>
      <text:p text:style-name="P349"/>
      <text:p text:style-name="P348">$ puppeteer.add('person', 'jane', 'p2', 'playing', ['beach', 'bar'], 800, 350, [1,6,7], "22:00-06:00")</text:p>
      <text:p text:style-name="P348">$ puppeteer.set('person', 'jane', 'p2', 'isActive', False)</text:p>
      <text:p text:style-name="P348"/>
      <text:p text:style-name="P348">$ puppeteer.add('clicky', 'info', 's1', 'snow', ['room', 'hospital'], 200, 100, [1,2,3,4,5,6,7,8,9,10], "08:00-18:00")</text:p>
      <text:p text:style-name="P348">$ puppeteer.add('clicky', 'info', 'r1', 'rain', ['room', 'hospital'], 200, 100, [1,2,3,4,5,6,7,8,9,10], "18:00-07:59")</text:p>
      <text:p text:style-name="P351"/>
      <text:p text:style-name="P346"># <text:span text:style-name="T706">Примеры </text:span><text:span text:style-name="T707">ярлыков сущностей</text:span></text:p>
      <text:p text:style-name="P347">label person_billy:</text:p>
      <text:p text:style-name="P348"><text:tab/>menu:</text:p>
      <text:p text:style-name="P348"><text:tab/><text:tab/>"Какая сейчас часть в сюжете 'plot 01'?" if story.get_status('plot 01'):</text:p>
      <text:p text:style-name="P348"><text:tab/><text:tab/><text:tab/>$ p = story.get_part('plot 01')</text:p>
      <text:p text:style-name="P348"><text:tab/><text:tab/><text:tab/>"Сейчас: [p]."</text:p>
      <text:p text:style-name="P348"><text:tab/><text:tab/>"Сколько времени?":</text:p>
      <text:p text:style-name="P348"><text:tab/><text:tab/><text:tab/>$ d = game.store.date</text:p>
      <text:p text:style-name="P348"><text:tab/><text:tab/><text:tab/>$ t = d['time']</text:p>
      <text:p text:style-name="P348"><text:tab/><text:tab/><text:tab/>"Сейчас: [t]!"</text:p>
      <text:p text:style-name="P348"><text:tab/><text:tab/>"Давай подождём 2 часа.":</text:p>
      <text:p text:style-name="P348"><text:tab/><text:tab/><text:tab/>$ date.add_hours(2)</text:p>
      <text:p text:style-name="P347"><text:tab/><text:tab/>"Назад":</text:p>
      <text:p text:style-name="P348"><text:tab/><text:tab/><text:tab/>$ l = game.store.location</text:p>
      <text:p text:style-name="P348"><text:tab/><text:tab/><text:tab/>$ places.set_location(l)</text:p>
      <text:p text:style-name="P319"/>
      <text:p text:style-name="P347">label clicky_to_map:</text:p>
      <text:p text:style-name="P348"><text:tab/>$ game.Scene()</text:p>
      <text:p text:style-name="P348"><text:tab/>$ places.go_to('worldmap')</text:p>
      <text:p text:style-name="P348"><text:tab/>$ game.noScene(fade)</text:p>
      <text:p text:style-name="P348"><text:tab/>return</text:p>
      <text:p text:style-name="P348"/>
      <text:p text:style-name="P348">label person_jane:</text:p>
      <text:p text:style-name="P348"><text:tab/>$ person_jane = game.person.get('jane')</text:p>
      <text:p text:style-name="P348"><text:tab/>$ status = person_jane['status']</text:p>
      <text:p text:style-name="P348"><text:tab/>$ x = person_jane['x']</text:p>
      <text:p text:style-name="P348"><text:tab/>$ y = person_jane['y']</text:p>
      <text:p text:style-name="P348"><text:tab/>'Мой статус: [status], x: [x], y: [y]'</text:p>
      <text:p text:style-name="P348"><text:tab/>retu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1.7.2$Linux_X86_64 LibreOffice_project/10$Build-2</meta:generator>
    <dc:date>2021-12-19T17:59:23.100949720</dc:date>
    <meta:editing-duration>PT19H13M31S</meta:editing-duration>
    <meta:editing-cycles>719</meta:editing-cycles>
    <meta:document-statistic meta:table-count="0" meta:image-count="0" meta:object-count="0" meta:page-count="31" meta:paragraph-count="632" meta:word-count="6035" meta:character-count="46477" meta:non-whitespace-character-count="40373"/>
  </office:meta>
</office:document-meta>
</file>